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814cm" fo:min-width="3.056cm"/>
    </style:style>
    <style:style style:name="gr2" style:family="graphic" style:parent-style-name="standard">
      <style:graphic-properties draw:fill-color="#77bc65" draw:textarea-horizontal-align="justify" draw:textarea-vertical-align="middle" draw:auto-grow-height="false" fo:min-height="3.814cm" fo:min-width="3.05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4cm" fo:min-width="0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5.742cm" fo:min-width="6.127cm"/>
    </style:style>
    <style:style style:name="gr5" style:family="graphic" style:parent-style-name="standard">
      <style:graphic-properties draw:stroke="none" svg:stroke-color="#000000" draw:fill="none" draw:fill-color="#ffffff" fo:min-height="1.274cm"/>
    </style:style>
    <style:style style:name="gr6" style:family="graphic" style:parent-style-name="standard">
      <style:graphic-properties draw:stroke="none" svg:stroke-color="#000000" draw:fill="none" draw:fill-color="#ffffff" fo:min-height="4.068cm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66cm"/>
    </style:style>
    <style:style style:name="gr10" style:family="graphic" style:parent-style-name="standard">
      <style:graphic-properties draw:textarea-horizontal-align="justify" draw:textarea-vertical-align="middle" draw:auto-grow-height="false" fo:min-height="0.639cm" fo:min-width="4.707cm"/>
    </style:style>
    <style:style style:name="gr11" style:family="graphic" style:parent-style-name="standard">
      <style:graphic-properties draw:stroke="none" svg:stroke-color="#000000" draw:fill="none" draw:fill-color="#ffffff" fo:min-height="8.102cm"/>
    </style:style>
    <style:style style:name="gr12" style:family="graphic" style:parent-style-name="standard">
      <style:graphic-properties draw:stroke="none" svg:stroke-color="#000000" draw:fill="none" draw:fill-color="#ffffff" fo:min-height="5.816cm"/>
    </style:style>
    <style:style style:name="gr13" style:family="graphic" style:parent-style-name="standard">
      <style:graphic-properties draw:textarea-horizontal-align="justify" draw:textarea-vertical-align="middle" draw:auto-grow-height="false" fo:min-height="1.457cm" fo:min-width="3.721cm"/>
    </style:style>
    <style:style style:name="gr14" style:family="graphic" style:parent-style-name="standard">
      <style:graphic-properties draw:stroke="none" svg:stroke-color="#000000" draw:fill="none" draw:fill-color="#ffffff" fo:min-height="4.576cm"/>
    </style:style>
    <style:style style:name="gr15" style:family="graphic" style:parent-style-name="standard">
      <style:graphic-properties draw:fill-color="#666666" draw:textarea-horizontal-align="justify" draw:textarea-vertical-align="middle" draw:auto-grow-height="false" fo:min-height="3.814cm" fo:min-width="3.31cm"/>
    </style:style>
    <style:style style:name="gr16" style:family="graphic" style:parent-style-name="standard">
      <style:graphic-properties draw:stroke="none" svg:stroke-color="#000000" draw:fill="none" draw:fill-color="#ffffff" fo:min-height="3.052cm"/>
    </style:style>
    <style:style style:name="gr17" style:family="graphic" style:parent-style-name="standard">
      <style:graphic-properties draw:fill-color="#ff860d" draw:textarea-horizontal-align="justify" draw:textarea-vertical-align="middle" draw:auto-grow-height="false" fo:min-height="1.02cm" fo:min-width="4.326cm"/>
    </style:style>
    <style:style style:name="gr18" style:family="graphic" style:parent-style-name="standard">
      <style:graphic-properties draw:stroke="none" svg:stroke-color="#000000" draw:fill="none" draw:fill-color="#ffffff" fo:min-height="5.465cm"/>
    </style:style>
    <style:style style:name="gr19" style:family="graphic" style:parent-style-name="standard">
      <style:graphic-properties draw:stroke="none" svg:stroke-color="#000000" draw:fill="none" draw:fill-color="#ffffff" fo:min-height="0.712cm"/>
    </style:style>
    <style:style style:name="gr20" style:family="graphic" style:parent-style-name="standard">
      <style:graphic-properties draw:fill-color="#ff860d" draw:textarea-horizontal-align="justify" draw:textarea-vertical-align="middle" draw:auto-grow-height="false" fo:min-height="0.639cm" fo:min-width="4.326cm"/>
    </style:style>
    <style:style style:name="gr21" style:family="graphic" style:parent-style-name="standard">
      <style:graphic-properties draw:stroke="none" svg:stroke-color="#000000" draw:fill="none" draw:fill-color="#ffffff" fo:min-height="0.51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/>
    </style:style>
    <style:style style:name="gr23" style:family="graphic" style:parent-style-name="standard">
      <style:graphic-properties draw:stroke="none" svg:stroke-color="#000000" draw:fill="none" draw:fill-color="#ffffff" fo:min-height="6.1cm"/>
    </style:style>
    <style:style style:name="gr24" style:family="graphic" style:parent-style-name="Object_20_with_20_no_20_fill_20_and_20_no_20_line">
      <style:graphic-properties fo:min-height="0.385cm"/>
    </style:style>
    <style:style style:name="gr25" style:family="graphic" style:parent-style-name="standard">
      <style:graphic-properties draw:stroke="none" svg:stroke-color="#000000" draw:fill="none" draw:fill-color="#ffffff" fo:min-height="3.814cm"/>
    </style:style>
    <style:style style:name="gr26" style:family="graphic" style:parent-style-name="standard">
      <style:graphic-properties draw:fill-color="#eeeeee" draw:textarea-horizontal-align="justify" draw:textarea-vertical-align="middle" draw:auto-grow-height="false" fo:min-height="2.925cm" fo:min-width="4.834cm"/>
    </style:style>
    <style:style style:name="gr27" style:family="graphic" style:parent-style-name="objectwithoutfill">
      <style:graphic-properties draw:fill="solid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22cm"/>
    </style:style>
    <style:style style:name="gr29" style:family="graphic" style:parent-style-name="Filled_20_Blue">
      <style:graphic-properties draw:textarea-horizontal-align="justify" draw:textarea-vertical-align="middle" draw:auto-grow-height="false" fo:min-height="1.546cm" fo:min-width="1.296cm"/>
    </style:style>
    <style:style style:name="gr30" style:family="graphic" style:parent-style-name="standard">
      <style:graphic-properties draw:stroke="none" svg:stroke-color="#000000" draw:fill="none" draw:fill-color="#ffffff" fo:min-height="4.83cm"/>
    </style:style>
    <style:style style:name="gr31" style:family="graphic" style:parent-style-name="standard">
      <style:graphic-properties draw:textarea-horizontal-align="justify" draw:textarea-vertical-align="middle" draw:auto-grow-height="false" fo:min-height="1.457cm" fo:min-width="4.35cm"/>
    </style:style>
    <style:style style:name="gr32" style:family="graphic" style:parent-style-name="standard">
      <style:graphic-properties draw:fill-color="#780373" draw:textarea-horizontal-align="justify" draw:textarea-vertical-align="middle" draw:auto-grow-height="false" fo:min-height="3.687cm" fo:min-width="3.183cm"/>
    </style:style>
    <style:style style:name="gr33" style:family="graphic" style:parent-style-name="standard">
      <style:graphic-properties draw:stroke="none" svg:stroke-color="#000000" draw:fill="none" draw:fill-color="#ffffff" fo:min-height="0.556cm"/>
    </style:style>
    <style:style style:name="gr34" style:family="graphic" style:parent-style-name="standard">
      <style:graphic-properties draw:stroke="none" svg:stroke-color="#000000" draw:fill="none" draw:fill-color="#ffffff" fo:min-height="7.086cm"/>
    </style:style>
    <style:style style:name="gr35" style:family="graphic" style:parent-style-name="standard">
      <style:graphic-properties draw:stroke="none" svg:stroke-color="#000000" draw:fill="none" draw:fill-color="#ffffff" fo:min-height="0.639cm"/>
    </style:style>
    <style:style style:name="gr36" style:family="graphic" style:parent-style-name="Object_20_with_20_no_20_fill_20_and_20_no_20_line">
      <style:graphic-properties draw:stroke="none" svg:stroke-color="#000000" draw:fill="none" draw:fill-color="#ffffff" fo:min-height="0.552cm"/>
    </style:style>
    <style:style style:name="gr37" style:family="graphic" style:parent-style-name="standard">
      <style:graphic-properties draw:stroke="none" svg:stroke-color="#000000" draw:fill="none" draw:fill-color="#ffffff" fo:min-height="5.68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42cm"/>
    </style:style>
    <style:style style:name="gr39" style:family="graphic" style:parent-style-name="standard">
      <style:graphic-properties draw:fill-color="#4b2204" draw:textarea-horizontal-align="justify" draw:textarea-vertical-align="middle" draw:auto-grow-height="false" fo:min-height="0.893cm" fo:min-width="4.961cm"/>
    </style:style>
    <style:style style:name="gr40" style:family="graphic" style:parent-style-name="standard">
      <style:graphic-properties draw:textarea-horizontal-align="justify" draw:textarea-vertical-align="middle" draw:auto-grow-height="false" fo:min-height="2.624cm" fo:min-width="3.721cm"/>
    </style:style>
    <style:style style:name="gr41" style:family="graphic" style:parent-style-name="standard">
      <style:graphic-properties draw:fill-color="#77bc65" draw:textarea-horizontal-align="justify" draw:textarea-vertical-align="middle" draw:auto-grow-height="false" fo:min-height="3.687cm" fo:min-width="3.056cm"/>
    </style:style>
    <style:style style:name="gr42" style:family="graphic" style:parent-style-name="standard">
      <style:graphic-properties draw:fill="solid" draw:fill-color="#ffffff" draw:textarea-horizontal-align="justify" draw:textarea-vertical-align="middle" draw:auto-grow-height="false" fo:min-height="13.108cm" fo:min-width="5.088cm"/>
    </style:style>
    <style:style style:name="gr43" style:family="graphic" style:parent-style-name="standard">
      <style:graphic-properties draw:fill="solid" draw:fill-color="#ffffff" draw:textarea-horizontal-align="justify" draw:textarea-vertical-align="middle" draw:auto-grow-height="false" fo:min-height="13.108cm" fo:min-width="5.238cm"/>
    </style:style>
    <style:style style:name="gr44" style:family="graphic" style:parent-style-name="standard">
      <style:graphic-properties draw:stroke="none" svg:stroke-color="#000000" draw:fill="none" draw:fill-color="#ffffff" fo:min-height="2.29cm"/>
    </style:style>
    <style:style style:name="gr45" style:family="graphic" style:parent-style-name="standard">
      <style:graphic-properties draw:textarea-horizontal-align="justify" draw:textarea-vertical-align="middle" draw:auto-grow-height="false" fo:min-height="1.097cm" fo:min-width="2.374cm"/>
    </style:style>
    <style:style style:name="gr46" style:family="graphic" style:parent-style-name="standard">
      <style:graphic-properties draw:stroke="none" svg:stroke-color="#000000" draw:fill="none" draw:fill-color="#ffffff" fo:min-height="2.845cm"/>
    </style:style>
    <style:style style:name="gr47" style:family="graphic" style:parent-style-name="standard">
      <style:graphic-properties draw:stroke="none" svg:stroke-color="#000000" draw:fill="none" draw:fill-color="#ffffff" fo:min-height="6.515cm"/>
    </style:style>
    <style:style style:name="gr48" style:family="graphic" style:parent-style-name="standard">
      <style:graphic-properties draw:fill-color="#780373" draw:textarea-horizontal-align="justify" draw:textarea-vertical-align="middle" draw:auto-grow-height="false" fo:min-height="1.274cm" fo:min-width="3.183cm"/>
    </style:style>
    <style:style style:name="gr49" style:family="graphic" style:parent-style-name="standard">
      <style:graphic-properties draw:fill-color="#780373" draw:textarea-horizontal-align="justify" draw:textarea-vertical-align="middle" draw:auto-grow-height="false" fo:min-height="1.401cm" fo:min-width="3.183cm"/>
    </style:style>
    <style:style style:name="gr50" style:family="graphic" style:parent-style-name="standard">
      <style:graphic-properties draw:fill-color="#780373" draw:textarea-horizontal-align="justify" draw:textarea-vertical-align="middle" draw:auto-grow-height="false" fo:min-height="1.528cm" fo:min-width="3.183cm"/>
    </style:style>
    <style:style style:name="gr51" style:family="graphic" style:parent-style-name="Object_20_with_20_no_20_fill_20_and_20_no_20_line">
      <style:graphic-properties draw:stroke="none" svg:stroke-color="#000000" draw:fill="none" draw:fill-color="#ffffff" fo:min-height="0.512cm"/>
    </style:style>
    <style:style style:name="gr52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53" style:family="graphic" style:parent-style-name="standard">
      <style:graphic-properties draw:stroke="none" svg:stroke-color="#000000" draw:fill="none" draw:fill-color="#ffffff" fo:min-height="5.499cm"/>
    </style:style>
    <style:style style:name="gr54" style:family="graphic" style:parent-style-name="objectwithoutfill">
      <style:graphic-properties svg:stroke-color="#35e6ed" draw:marker-end="Arrow" draw:marker-end-width="0.3cm" draw:fill="solid" draw:textarea-vertical-align="middle"/>
    </style:style>
    <style:style style:name="gr55" style:family="graphic" style:parent-style-name="standard">
      <style:graphic-properties draw:fill-color="#4b2204" draw:textarea-horizontal-align="justify" draw:textarea-vertical-align="middle" draw:auto-grow-height="false" fo:min-height="0.512cm" fo:min-width="3.818cm"/>
    </style:style>
    <style:style style:name="gr56" style:family="graphic" style:parent-style-name="Object_20_with_20_no_20_fill_20_and_20_no_20_line">
      <style:graphic-properties draw:stroke="none" svg:stroke-color="#000000" draw:fill="none" draw:fill-color="#ffffff" fo:min-height="0.258cm"/>
    </style:style>
    <style:style style:name="gr57" style:family="graphic" style:parent-style-name="standard">
      <style:graphic-properties draw:stroke="none" svg:stroke-color="#000000" draw:fill="none" draw:fill-color="#ffffff" fo:min-height="7.216cm"/>
    </style:style>
    <style:style style:name="gr58" style:family="graphic" style:parent-style-name="Object_20_with_20_no_20_fill_20_and_20_no_20_line">
      <style:graphic-properties draw:stroke="none" svg:stroke-color="#000000" draw:fill="none" draw:fill-color="#ffffff" fo:min-height="1.103cm"/>
    </style:style>
    <style:style style:name="gr59" style:family="graphic" style:parent-style-name="objectwithoutfill">
      <style:graphic-properties svg:stroke-color="#ff5429" draw:marker-end="Arrow" draw:marker-end-width="0.3cm" draw:fill="solid" draw:textarea-vertical-align="middle"/>
    </style:style>
    <style:style style:name="gr60" style:family="graphic" style:parent-style-name="standard">
      <style:graphic-properties draw:fill-color="#77bc65" draw:textarea-horizontal-align="justify" draw:textarea-vertical-align="middle" draw:auto-grow-height="false" fo:min-height="2.417cm" fo:min-width="3.056cm"/>
    </style:style>
    <style:style style:name="gr61" style:family="graphic" style:parent-style-name="standard">
      <style:graphic-properties draw:stroke="none" svg:stroke-color="#000000" draw:fill="none" draw:fill-color="#ffffff" fo:min-height="4.347cm"/>
    </style:style>
    <style:style style:name="gr62" style:family="graphic" style:parent-style-name="standard">
      <style:graphic-properties draw:fill-color="#780373" draw:textarea-horizontal-align="justify" draw:textarea-vertical-align="middle" draw:auto-grow-height="false" fo:min-height="2.417cm" fo:min-width="3.183cm"/>
    </style:style>
    <style:style style:name="gr63" style:family="graphic" style:parent-style-name="standard">
      <style:graphic-properties draw:fill-color="#780373" draw:textarea-horizontal-align="justify" draw:textarea-vertical-align="middle" draw:auto-grow-height="false" fo:min-height="1.782cm" fo:min-width="3.183cm"/>
    </style:style>
    <style:style style:name="gr64" style:family="graphic" style:parent-style-name="Object_20_with_20_no_20_fill_20_and_20_no_20_line">
      <style:graphic-properties draw:stroke="none" svg:stroke-color="#000000" draw:fill="none" draw:fill-color="#ffffff" fo:min-height="0.639cm"/>
    </style:style>
    <style:style style:name="gr65" style:family="graphic" style:parent-style-name="standard">
      <style:graphic-properties draw:textarea-horizontal-align="justify" draw:textarea-vertical-align="middle" draw:auto-grow-height="false" fo:min-height="2.163cm" fo:min-width="3.056cm"/>
    </style:style>
    <style:style style:name="gr66" style:family="graphic" style:parent-style-name="Object_20_with_20_no_20_fill_20_and_20_no_20_line">
      <style:graphic-properties draw:textarea-vertical-align="middle"/>
    </style:style>
    <style:style style:name="gr67" style:family="graphic" style:parent-style-name="Object_20_with_20_no_20_fill_20_and_20_no_20_line">
      <style:graphic-properties draw:stroke="solid" draw:textarea-vertical-align="middle"/>
    </style:style>
    <style:style style:name="gr68" style:family="graphic" style:parent-style-name="objectwithoutfill">
      <style:graphic-properties svg:stroke-color="#800080" draw:marker-end="Arrow" draw:marker-end-width="0.3cm" draw:fill="solid" draw:textarea-vertical-align="middle"/>
    </style:style>
    <style:style style:name="gr69" style:family="graphic" style:parent-style-name="standard">
      <style:graphic-properties draw:stroke="none" svg:stroke-color="#000000" draw:fill="none" draw:fill-color="#ffffff" fo:min-height="8.693cm"/>
    </style:style>
    <style:style style:name="gr70" style:family="graphic" style:parent-style-name="Object_20_with_20_no_20_fill_20_and_20_no_20_line">
      <style:graphic-properties draw:stroke="none" draw:fill="none" fo:min-height="0.789cm"/>
    </style:style>
    <style:style style:name="P1" style:family="paragraph">
      <style:paragraph-properties fo:text-align="center"/>
    </style:style>
    <style:style style:name="P2" style:family="paragraph">
      <loext:graphic-properties draw:fill-color="#77bc65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-color="#77bc65"/>
      <style:paragraph-properties fo:text-align="center"/>
      <style:text-properties fo:font-size="18pt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 draw:fill-color="#ffffff"/>
      <style:paragraph-properties fo:text-align="center"/>
      <style:text-properties fo:font-size="18pt"/>
    </style:style>
    <style:style style:name="P12" style:family="paragraph">
      <loext:graphic-properties draw:fill-color="#666666"/>
      <style:paragraph-properties fo:text-align="center"/>
    </style:style>
    <style:style style:name="P13" style:family="paragraph">
      <loext:graphic-properties draw:fill-color="#ff860d"/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P18" style:family="paragraph">
      <loext:graphic-properties draw:fill-color="#eeeeee"/>
      <style:paragraph-properties fo:text-align="center"/>
    </style:style>
    <style:style style:name="P19" style:family="paragraph">
      <loext:graphic-properties draw:fill-color="#780373"/>
      <style:paragraph-properties fo:text-align="center"/>
    </style:style>
    <style:style style:name="P20" style:family="paragraph">
      <loext:graphic-properties draw:fill-color="#ff860d"/>
      <style:paragraph-properties fo:text-align="center"/>
      <style:text-properties fo:color="#000000" fo:font-size="14pt" style:font-size-asian="14pt" style:font-size-complex="14pt"/>
    </style:style>
    <style:style style:name="P21" style:family="paragraph">
      <style:text-properties fo:color="#35e6ed"/>
    </style:style>
    <style:style style:name="P22" style:family="paragraph">
      <loext:graphic-properties draw:fill="none" draw:fill-color="#ffffff"/>
      <style:text-properties fo:color="#35e6ed"/>
    </style:style>
    <style:style style:name="P23" style:family="paragraph">
      <style:text-properties fo:color="#000000"/>
    </style:style>
    <style:style style:name="P24" style:family="paragraph">
      <loext:graphic-properties draw:fill="none" draw:fill-color="#ffffff"/>
      <style:text-properties fo:color="#000000"/>
    </style:style>
    <style:style style:name="P25" style:family="paragraph">
      <style:text-properties fo:color="#ff0000"/>
    </style:style>
    <style:style style:name="P26" style:family="paragraph">
      <loext:graphic-properties draw:fill="none" draw:fill-color="#ffffff"/>
      <style:text-properties fo:color="#ff0000" fo:font-size="14pt" style:font-size-asian="14pt" style:font-size-complex="14pt"/>
    </style:style>
    <style:style style:name="P27" style:family="paragraph">
      <loext:graphic-properties draw:fill-color="#4b2204"/>
      <style:paragraph-properties fo:text-align="center"/>
    </style:style>
    <style:style style:name="P28" style:family="paragraph">
      <style:paragraph-properties fo:text-align="start"/>
      <style:text-properties fo:font-size="12pt" style:font-size-asian="12pt" style:font-size-complex="12pt"/>
    </style:style>
    <style:style style:name="P29" style:family="paragraph">
      <loext:graphic-properties draw:fill-color="#ff860d"/>
      <style:paragraph-properties fo:text-align="start"/>
      <style:text-properties fo:color="#000000" fo:font-size="12pt" style:font-size-asian="12pt" style:font-size-complex="12pt"/>
    </style:style>
    <style:style style:name="P30" style:family="paragraph">
      <loext:graphic-properties draw:fill="none" draw:fill-color="#ffffff"/>
      <style:text-properties fo:color="#ff0000"/>
    </style:style>
    <style:style style:name="P31" style:family="paragraph">
      <style:paragraph-properties fo:text-align="justify"/>
    </style:style>
    <style:style style:name="P32" style:family="paragraph">
      <style:paragraph-properties fo:text-align="center"/>
      <style:text-properties fo:font-size="14pt" style:font-size-asian="14pt" style:font-size-complex="14pt"/>
    </style:style>
    <style:style style:name="P33" style:family="paragraph">
      <loext:graphic-properties draw:fill-color="#4b2204"/>
      <style:paragraph-properties fo:text-align="center"/>
      <style:text-properties fo:font-size="14pt" style:font-size-asian="14pt" style:font-size-complex="14pt"/>
    </style:style>
    <style:style style:name="P34" style:family="paragraph">
      <loext:graphic-properties draw:fill-color="#ff860d"/>
      <style:paragraph-properties fo:text-align="center"/>
      <style:text-properties fo:font-size="18pt"/>
    </style:style>
    <style:style style:name="P35" style:family="paragraph">
      <style:paragraph-properties fo:text-align="start"/>
      <style:text-properties fo:font-size="14pt"/>
    </style:style>
    <style:style style:name="P36" style:family="paragraph">
      <style:paragraph-properties fo:text-align="center"/>
      <style:text-properties fo:font-size="14pt"/>
    </style:style>
    <style:style style:name="P37" style:family="paragraph">
      <loext:graphic-properties draw:fill-color="#780373"/>
      <style:paragraph-properties fo:text-align="center"/>
      <style:text-properties fo:font-size="18pt"/>
    </style:style>
    <style:style style:name="P38" style:family="paragraph">
      <style:text-properties fo:font-size="14pt"/>
    </style:style>
    <style:style style:name="P39" style:family="paragraph">
      <loext:graphic-properties draw:fill="none" draw:fill-color="#ffffff"/>
      <style:text-properties fo:font-size="14pt"/>
    </style:style>
    <style:style style:name="P40" style:family="paragraph">
      <style:text-properties fo:color="#35e6ed" fo:font-size="14pt"/>
    </style:style>
    <style:style style:name="P41" style:family="paragraph">
      <loext:graphic-properties draw:fill="none" draw:fill-color="#ffffff"/>
      <style:text-properties fo:color="#35e6ed" fo:font-size="14pt" style:font-size-asian="14pt" style:font-size-complex="14pt"/>
    </style:style>
    <style:style style:name="P42" style:family="paragraph">
      <style:paragraph-properties fo:text-align="center"/>
      <style:text-properties fo:font-size="12pt" style:font-size-asian="12pt" style:font-size-complex="12pt"/>
    </style:style>
    <style:style style:name="P43" style:family="paragraph">
      <loext:graphic-properties draw:fill-color="#ff860d"/>
      <style:paragraph-properties fo:text-align="center"/>
      <style:text-properties fo:color="#000000" fo:font-size="12pt" style:font-size-asian="12pt" style:font-size-complex="12pt"/>
    </style:style>
    <style:style style:name="P4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45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46" style:family="paragraph">
      <loext:graphic-properties draw:fill="none"/>
    </style:style>
    <style:style style:name="P47" style:family="paragraph">
      <style:text-properties fo:font-size="12pt" style:font-size-asian="12pt" style:font-size-complex="12pt"/>
    </style:style>
    <style:style style:name="P4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fo:color="#35e6ed"/>
    </style:style>
    <style:style style:name="T4" style:family="text">
      <style:text-properties fo:color="#000000"/>
    </style:style>
    <style:style style:name="T5" style:family="text">
      <style:text-properties fo:color="#ff0000"/>
    </style:style>
    <style:style style:name="T6" style:family="text">
      <style:text-properties fo:color="#ff0000" fo:font-size="14pt" style:font-size-asian="14pt" style:font-size-complex="14pt"/>
    </style:style>
    <style:style style:name="T7" style:family="text">
      <style:text-properties fo:color="#ed4c05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color="#ff5429" fo:font-size="14pt" style:font-size-asian="14pt" style:font-size-complex="14pt"/>
    </style:style>
    <style:style style:name="T10" style:family="text">
      <style:text-properties fo:color="#35e6ed" fo:font-size="14pt" style:font-size-asian="14pt" style:font-size-complex="14pt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556cm" svg:height="4.064cm" svg:x="1.889cm" svg:y="2.2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556cm" svg:height="4.064cm" svg:x="15.478cm" svg:y="2.27cm">
          <text:p text:style-name="P1">Watcher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03cm" svg:height="2.054cm" svg:x="8.884cm" svg:y="3.391cm">
          <draw:text-box>
            <text:p>Watch</text:p>
            <text:p>Queue</text:p>
          </draw:text-box>
        </draw:frame>
        <draw:custom-shape draw:style-name="gr4" draw:text-style-name="P4" draw:layer="layout" svg:width="6.627cm" svg:height="5.992cm" svg:x="20.154cm" svg:y="1.23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5cm" svg:height="1.524cm" svg:x="20.304cm" svg:y="1.381cm">
          <draw:text-box>
            <text:p text:style-name="P1">MongoDB</text:p>
          </draw:text-box>
        </draw:frame>
        <draw:frame draw:style-name="gr6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line draw:style-name="gr7" draw:text-style-name="P6" draw:layer="layout" svg:x1="13.319cm" svg:y1="1.762cm" svg:x2="15.097cm" svg:y2="2.397cm">
          <text:p/>
        </draw:line>
        <draw:line draw:style-name="gr7" draw:text-style-name="P6" draw:layer="layout" svg:x1="7.477cm" svg:y1="1.889cm" svg:x2="5.953cm" svg:y2="2.397cm">
          <text:p/>
        </draw:line>
        <draw:connector draw:style-name="gr8" draw:text-style-name="P1" draw:layer="layout" svg:x1="5.445cm" svg:y1="4.302cm" svg:x2="15.478cm" svg:y2="4.302cm" draw:start-shape="id1" draw:end-shape="id2" draw:end-glue-point="3" svg:d="M5445 4302h10033" svg:viewBox="0 0 10034 1">
          <text:p/>
        </draw:connector>
        <draw:custom-shape draw:style-name="gr4" draw:text-style-name="P4" draw:layer="layout" svg:width="6.627cm" svg:height="5.992cm" svg:x="20.154cm" svg:y="7.985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3.81cm" svg:height="1.016cm" svg:x="21.701cm" svg:y="8.112cm">
          <draw:text-box>
            <text:p>$MMEDS</text:p>
          </draw:text-box>
        </draw:frame>
        <draw:custom-shape draw:style-name="gr10" draw:text-style-name="P1" draw:layer="layout" svg:width="5.207cm" svg:height="0.889cm" svg:x="7.985cm" svg:y="1.381cm">
          <text:p text:style-name="P1">Host.py</text:p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13.843cm" svg:height="8.352cm" svg:x="1.889cm" svg:y="6.588cm">
          <draw:text-box>
            <text:p>- $MMEDS is the mmeds base directory (mmeds_server_data) on whatever filesystem</text:p>
            <text:p/>
            <text:p>- Rectangles are Objects</text:p>
            <text:p/>
            <text:p>- Objects other than MMEDSDocs are processes</text:p>
            <text:p/>
            <text:p>- Arrows are pointers</text:p>
            <text:p><text:tab/>i.e. The source of an arrow has knowledge of the object the arrow points to</text:p>
          </draw:text-box>
        </draw:frame>
      </draw:page>
      <draw:page draw:name="page2" draw:style-name="dp1" draw:master-page-name="Default">
        <draw:custom-shape draw:style-name="gr1" draw:text-style-name="P7" xml:id="id3" draw:id="id3" draw:layer="layout" svg:width="3.556cm" svg:height="4.064cm" svg:x="1.889cm" svg:y="2.27cm">
          <text:p text:style-name="P7">Server</text:p>
          <draw:enhanced-geometry svg:viewBox="0 0 21600 21600" draw:type="rectangle" draw:enhanced-path="M 0 0 L 21600 0 21600 21600 0 21600 0 0 Z N"/>
        </draw:custom-shape>
        <draw:custom-shape draw:style-name="gr2" draw:text-style-name="P8" xml:id="id4" draw:id="id4" draw:layer="layout" svg:width="3.556cm" svg:height="4.064cm" svg:x="15.478cm" svg:y="2.27cm">
          <text:p text:style-name="P7">Watcher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2.403cm" svg:height="2.054cm" svg:x="8.884cm" svg:y="3.391cm">
          <draw:text-box>
            <text:p text:style-name="P9">Watch</text:p>
            <text:p text:style-name="P9">Queue</text:p>
          </draw:text-box>
        </draw:frame>
        <draw:custom-shape draw:style-name="gr4" draw:text-style-name="P4" draw:layer="layout" svg:width="6.627cm" svg:height="5.992cm" svg:x="20.154cm" svg:y="1.231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6.35cm" svg:height="1.524cm" svg:x="20.304cm" svg:y="1.381cm">
          <draw:text-box>
            <text:p text:style-name="P7">MongoDB</text:p>
          </draw:text-box>
        </draw:frame>
        <draw:frame draw:style-name="gr6" draw:text-style-name="P10" draw:layer="layout" svg:width="18.288cm" svg:height="4.318cm" svg:x="1.508cm" svg:y="22.082cm">
          <draw:text-box>
            <text:p text:style-name="P9">- Arrows indicate process ownership</text:p>
            <text:p text:style-name="P9">- Purple boxes are Tools</text:p>
            <text:p text:style-name="P9">- Orange boxes contain study information</text:p>
            <text:p text:style-name="P9">- $MMEDS is the mmeds base directory on an arbitrary system</text:p>
          </draw:text-box>
        </draw:frame>
        <draw:line draw:style-name="gr7" draw:text-style-name="P6" draw:layer="layout" svg:x1="13.319cm" svg:y1="1.762cm" svg:x2="15.097cm" svg:y2="2.397cm">
          <text:p/>
        </draw:line>
        <draw:line draw:style-name="gr7" draw:text-style-name="P6" draw:layer="layout" svg:x1="7.477cm" svg:y1="1.889cm" svg:x2="5.953cm" svg:y2="2.397cm">
          <text:p/>
        </draw:line>
        <draw:connector draw:style-name="gr8" draw:text-style-name="P1" draw:layer="layout" svg:x1="5.445cm" svg:y1="4.302cm" svg:x2="15.478cm" svg:y2="4.302cm" draw:start-shape="id3" draw:end-shape="id4" draw:end-glue-point="3" svg:d="M5445 4302h10033" svg:viewBox="0 0 10034 1">
          <text:p/>
        </draw:connector>
        <draw:custom-shape draw:style-name="gr4" draw:text-style-name="P4" draw:layer="layout" svg:width="6.627cm" svg:height="5.992cm" svg:x="20.154cm" svg:y="7.985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81cm" svg:height="1.016cm" svg:x="21.701cm" svg:y="8.112cm">
          <draw:text-box>
            <text:p text:style-name="P9">$MMEDS</text:p>
          </draw:text-box>
        </draw:frame>
        <draw:custom-shape draw:style-name="gr10" draw:text-style-name="P7" draw:layer="layout" svg:width="5.207cm" svg:height="0.889cm" svg:x="7.985cm" svg:y="1.381cm">
          <text:p text:style-name="P7">Host.py</text:p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3.843cm" svg:height="6.066cm" svg:x="1.889cm" svg:y="8.874cm">
          <draw:text-box>
            <text:p text:style-name="P9">- $MMEDS is the mmeds base directory (mmeds_server_data) on whatever filesystem</text:p>
            <text:p text:style-name="P9">- Rectangles are Objects</text:p>
            <text:p text:style-name="P9">- Objects other than MMEDSDocs are processes</text:p>
            <text:p text:style-name="P9">- Arrows are pointers</text:p>
            <text:p text:style-name="P9"><text:tab/>i.e. The source of an arrow has knowledge of the object the arrow points to</text:p>
          </draw:text-box>
        </draw:frame>
      </draw:page>
      <draw:page draw:name="page3" draw:style-name="dp1" draw:master-page-name="Default">
        <draw:custom-shape draw:style-name="gr1" draw:text-style-name="P1" xml:id="id5" draw:id="id5" draw:layer="layout" svg:width="3.556cm" svg:height="4.064cm" svg:x="1.889cm" svg:y="2.2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3.556cm" svg:height="4.064cm" svg:x="15.478cm" svg:y="2.27cm">
          <text:p text:style-name="P1">Watcher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03cm" svg:height="2.054cm" svg:x="8.884cm" svg:y="3.391cm">
          <draw:text-box>
            <text:p>Watch</text:p>
            <text:p>Queue</text:p>
          </draw:text-box>
        </draw:frame>
        <draw:custom-shape draw:style-name="gr4" draw:text-style-name="P4" draw:layer="layout" svg:width="6.627cm" svg:height="5.992cm" svg:x="20.154cm" svg:y="1.23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5cm" svg:height="1.524cm" svg:x="20.304cm" svg:y="1.381cm">
          <draw:text-box>
            <text:p text:style-name="P1">MongoDB</text:p>
          </draw:text-box>
        </draw:frame>
        <draw:frame draw:style-name="gr6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line draw:style-name="gr7" draw:text-style-name="P6" draw:layer="layout" svg:x1="13.319cm" svg:y1="1.762cm" svg:x2="15.097cm" svg:y2="2.397cm">
          <text:p/>
        </draw:line>
        <draw:line draw:style-name="gr7" draw:text-style-name="P6" draw:layer="layout" svg:x1="7.477cm" svg:y1="1.889cm" svg:x2="5.953cm" svg:y2="2.397cm">
          <text:p/>
        </draw:line>
        <draw:connector draw:style-name="gr8" draw:text-style-name="P1" draw:layer="layout" svg:x1="5.445cm" svg:y1="4.302cm" svg:x2="15.478cm" svg:y2="4.302cm" draw:start-shape="id5" draw:end-shape="id6" draw:end-glue-point="3" svg:d="M5445 4302h10033" svg:viewBox="0 0 10034 1">
          <text:p/>
        </draw:connector>
        <draw:custom-shape draw:style-name="gr4" draw:text-style-name="P4" draw:layer="layout" svg:width="6.627cm" svg:height="5.992cm" svg:x="20.154cm" svg:y="7.985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3.81cm" svg:height="1.016cm" svg:x="21.701cm" svg:y="8.112cm">
          <draw:text-box>
            <text:p>$MMEDS</text:p>
          </draw:text-box>
        </draw:frame>
        <draw:custom-shape draw:style-name="gr10" draw:text-style-name="P1" draw:layer="layout" svg:width="5.207cm" svg:height="0.889cm" svg:x="7.985cm" svg:y="1.381cm">
          <text:p text:style-name="P1">Host.py</text:p>
          <draw:enhanced-geometry svg:viewBox="0 0 21600 21600" draw:type="rectangle" draw:enhanced-path="M 0 0 L 21600 0 21600 21600 0 21600 0 0 Z N"/>
        </draw:custom-shape>
        <draw:custom-shape draw:style-name="gr13" draw:text-style-name="P1" xml:id="id7" draw:id="id7" draw:layer="layout" svg:width="5.969cm" svg:height="2.413cm" svg:x="7.223cm" svg:y="5.445cm">
          <text:p text:style-name="P1">Study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s" svg:x1="5.445cm" svg:y1="4.302cm" svg:x2="7.223cm" svg:y2="6.651cm" draw:start-shape="id5" draw:end-shape="id7" svg:d="M5445 4302h501l774 2349h503" svg:viewBox="0 0 1779 2350">
          <text:p/>
        </draw:connector>
        <draw:connector draw:style-name="gr7" draw:text-style-name="P6" draw:layer="layout" draw:type="lines" svg:x1="13.192cm" svg:y1="6.651cm" svg:x2="15.478cm" svg:y2="4.302cm" draw:start-shape="id7" draw:end-shape="id6" svg:d="M13192 6651h500l1285-2349h501" svg:viewBox="0 0 2287 2350">
          <text:p/>
        </draw:connector>
        <draw:frame draw:style-name="gr14" draw:text-style-name="P3" draw:layer="layout" svg:width="13.843cm" svg:height="4.826cm" svg:x="2.27cm" svg:y="8.747cm">
          <draw:text-box>
            <text:p>A study is uploaded to the server and passed to the Watcher via the Watch Queue</text:p>
          </draw:text-box>
        </draw:frame>
      </draw:page>
      <draw:page draw:name="page4" draw:style-name="dp1" draw:master-page-name="Default">
        <draw:custom-shape draw:style-name="gr1" draw:text-style-name="P1" xml:id="id8" draw:id="id8" draw:layer="layout" svg:width="3.556cm" svg:height="4.064cm" svg:x="1.889cm" svg:y="2.2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3.556cm" svg:height="4.064cm" svg:x="15.478cm" svg:y="2.27cm">
          <text:p text:style-name="P1">Watcher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03cm" svg:height="2.054cm" svg:x="8.884cm" svg:y="3.391cm">
          <draw:text-box>
            <text:p>Watch</text:p>
            <text:p>Queue</text:p>
          </draw:text-box>
        </draw:frame>
        <draw:custom-shape draw:style-name="gr4" draw:text-style-name="P4" draw:layer="layout" svg:width="6.627cm" svg:height="5.992cm" svg:x="20.154cm" svg:y="1.23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5cm" svg:height="1.524cm" svg:x="20.304cm" svg:y="1.381cm">
          <draw:text-box>
            <text:p text:style-name="P1">MongoDB</text:p>
          </draw:text-box>
        </draw:frame>
        <draw:frame draw:style-name="gr6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line draw:style-name="gr7" draw:text-style-name="P6" draw:layer="layout" svg:x1="13.319cm" svg:y1="1.762cm" svg:x2="15.097cm" svg:y2="2.397cm">
          <text:p/>
        </draw:line>
        <draw:line draw:style-name="gr7" draw:text-style-name="P6" draw:layer="layout" svg:x1="7.477cm" svg:y1="1.889cm" svg:x2="5.953cm" svg:y2="2.397cm">
          <text:p/>
        </draw:line>
        <draw:connector draw:style-name="gr8" draw:text-style-name="P1" draw:layer="layout" svg:x1="5.445cm" svg:y1="4.302cm" svg:x2="15.478cm" svg:y2="4.302cm" draw:start-shape="id8" draw:end-shape="id9" draw:end-glue-point="3" svg:d="M5445 4302h10033" svg:viewBox="0 0 10034 1">
          <text:p/>
        </draw:connector>
        <draw:custom-shape draw:style-name="gr4" draw:text-style-name="P4" draw:layer="layout" svg:width="6.627cm" svg:height="5.992cm" svg:x="20.154cm" svg:y="7.985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3.81cm" svg:height="1.016cm" svg:x="21.701cm" svg:y="8.112cm">
          <draw:text-box>
            <text:p>$MMEDS</text:p>
          </draw:text-box>
        </draw:frame>
        <draw:custom-shape draw:style-name="gr10" draw:text-style-name="P1" draw:layer="layout" svg:width="5.207cm" svg:height="0.889cm" svg:x="7.985cm" svg:y="1.381cm">
          <text:p text:style-name="P1">Host.py</text:p>
          <draw:enhanced-geometry svg:viewBox="0 0 21600 21600" draw:type="rectangle" draw:enhanced-path="M 0 0 L 21600 0 21600 21600 0 21600 0 0 Z N"/>
        </draw:custom-shape>
        <draw:custom-shape draw:style-name="gr13" draw:text-style-name="P1" xml:id="id11" draw:id="id11" draw:layer="layout" svg:width="5.969cm" svg:height="2.413cm" svg:x="9.001cm" svg:y="6.334cm">
          <text:p text:style-name="P1">Study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xml:id="id10" draw:id="id10" draw:layer="layout" svg:width="3.81cm" svg:height="4.064cm" svg:x="15.351cm" svg:y="8.366cm">
          <text:p text:style-name="P1">MetaData</text:p>
          <text:p text:style-name="P1">Uploader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17.256cm" svg:y1="6.334cm" svg:x2="17.256cm" svg:y2="8.366cm" draw:start-shape="id9" draw:end-shape="id10" svg:d="M17256 6334v501 1030 501" svg:viewBox="0 0 1 2033">
          <text:p/>
        </draw:connector>
        <draw:connector draw:style-name="gr7" draw:text-style-name="P6" draw:layer="layout" draw:type="lines" svg:x1="17.256cm" svg:y1="6.334cm" svg:x2="14.97cm" svg:y2="7.54cm" draw:start-shape="id9" draw:end-shape="id11" svg:d="M17256 6334v501l-1786 705h-500" svg:viewBox="0 0 2287 1207">
          <text:p/>
        </draw:connector>
        <draw:connector draw:style-name="gr7" draw:text-style-name="P6" draw:layer="layout" draw:type="lines" svg:x1="14.97cm" svg:y1="7.54cm" svg:x2="17.256cm" svg:y2="8.366cm" draw:start-shape="id11" draw:end-shape="id10" svg:d="M14970 7540h500l1786 325v501" svg:viewBox="0 0 2287 827">
          <text:p/>
        </draw:connector>
        <draw:frame draw:style-name="gr16" draw:text-style-name="P3" draw:layer="layout" svg:width="9.652cm" svg:height="3.302cm" svg:x="1.889cm" svg:y="9.763cm">
          <draw:text-box>
            <text:p>The Watcher spawns a new MetaDataUploader process, passing it the study information</text:p>
          </draw:text-box>
        </draw:frame>
      </draw:page>
      <draw:page draw:name="page5" draw:style-name="dp1" draw:master-page-name="Default">
        <draw:custom-shape draw:style-name="gr1" draw:text-style-name="P1" xml:id="id12" draw:id="id12" draw:layer="layout" svg:width="3.556cm" svg:height="4.064cm" svg:x="1.889cm" svg:y="2.2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3.556cm" svg:height="4.064cm" svg:x="15.478cm" svg:y="2.27cm">
          <text:p text:style-name="P1">Watcher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03cm" svg:height="2.054cm" svg:x="8.884cm" svg:y="3.391cm">
          <draw:text-box>
            <text:p>Watch</text:p>
            <text:p>Queue</text:p>
          </draw:text-box>
        </draw:frame>
        <draw:custom-shape draw:style-name="gr4" draw:text-style-name="P4" draw:layer="layout" svg:width="6.627cm" svg:height="5.992cm" svg:x="20.154cm" svg:y="1.23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5cm" svg:height="1.524cm" svg:x="20.304cm" svg:y="1.381cm">
          <draw:text-box>
            <text:p text:style-name="P1">MongoDB</text:p>
          </draw:text-box>
        </draw:frame>
        <draw:frame draw:style-name="gr6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line draw:style-name="gr7" draw:text-style-name="P6" draw:layer="layout" svg:x1="13.319cm" svg:y1="1.762cm" svg:x2="15.097cm" svg:y2="2.397cm">
          <text:p/>
        </draw:line>
        <draw:line draw:style-name="gr7" draw:text-style-name="P6" draw:layer="layout" svg:x1="7.477cm" svg:y1="1.889cm" svg:x2="5.953cm" svg:y2="2.397cm">
          <text:p/>
        </draw:line>
        <draw:connector draw:style-name="gr8" draw:text-style-name="P1" draw:layer="layout" svg:x1="5.445cm" svg:y1="4.302cm" svg:x2="15.478cm" svg:y2="4.302cm" draw:start-shape="id12" draw:end-shape="id13" draw:end-glue-point="3" svg:d="M5445 4302h10033" svg:viewBox="0 0 10034 1">
          <text:p/>
        </draw:connector>
        <draw:custom-shape draw:style-name="gr4" draw:text-style-name="P4" draw:layer="layout" svg:width="6.627cm" svg:height="5.992cm" svg:x="20.154cm" svg:y="7.985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3.81cm" svg:height="1.016cm" svg:x="21.701cm" svg:y="8.112cm">
          <draw:text-box>
            <text:p>$MMEDS</text:p>
          </draw:text-box>
        </draw:frame>
        <draw:custom-shape draw:style-name="gr10" draw:text-style-name="P1" draw:layer="layout" svg:width="5.207cm" svg:height="0.889cm" svg:x="7.985cm" svg:y="1.381cm">
          <text:p text:style-name="P1">Host.py</text:p>
          <draw:enhanced-geometry svg:viewBox="0 0 21600 21600" draw:type="rectangle" draw:enhanced-path="M 0 0 L 21600 0 21600 21600 0 21600 0 0 Z N"/>
        </draw:custom-shape>
        <draw:custom-shape draw:style-name="gr13" draw:text-style-name="P1" xml:id="id15" draw:id="id15" draw:layer="layout" svg:width="5.969cm" svg:height="2.413cm" svg:x="7.223cm" svg:y="8.112cm">
          <text:p text:style-name="P1">Study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xml:id="id14" draw:id="id14" draw:layer="layout" svg:width="3.81cm" svg:height="4.064cm" svg:x="15.351cm" svg:y="8.366cm">
          <text:p text:style-name="P1">MetaData</text:p>
          <text:p text:style-name="P1">Uploader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17.256cm" svg:y1="6.334cm" svg:x2="17.256cm" svg:y2="8.366cm" draw:start-shape="id13" draw:end-shape="id14" svg:d="M17256 6334v501 1030 501" svg:viewBox="0 0 1 2033">
          <text:p/>
        </draw:connector>
        <draw:custom-shape draw:style-name="gr17" draw:text-style-name="P13" xml:id="id16" draw:id="id16" draw:layer="layout" svg:width="4.826cm" svg:height="1.27cm" svg:x="7.985cm" svg:y="12.303cm">
          <text:p text:style-name="P1">1) StudyX Doc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13.192cm" svg:y1="9.318cm" svg:x2="17.256cm" svg:y2="8.366cm" draw:start-shape="id15" draw:end-shape="id14" draw:end-glue-point="0" svg:d="M13192 9318h500l3564-1453v501" svg:viewBox="0 0 4065 1454">
          <text:p/>
        </draw:connector>
        <draw:connector draw:style-name="gr7" draw:text-style-name="P6" draw:layer="layout" draw:type="lines" svg:x1="17.256cm" svg:y1="12.43cm" svg:x2="12.811cm" svg:y2="12.938cm" draw:start-shape="id14" draw:end-shape="id16" svg:d="M17256 12430v501l-3944 7h-501" svg:viewBox="0 0 4446 509">
          <text:p/>
        </draw:connector>
        <draw:frame draw:style-name="gr18" draw:text-style-name="P3" draw:layer="layout" svg:width="5.207cm" svg:height="5.715cm" svg:x="1.508cm" svg:y="8.239cm">
          <draw:text-box>
            <text:p>The uploader creates a MMEDSDoc storing information about the study</text:p>
          </draw:text-box>
        </draw:frame>
      </draw:page>
      <draw:page draw:name="page6" draw:style-name="dp1" draw:master-page-name="Default">
        <draw:custom-shape draw:style-name="gr1" draw:text-style-name="P1" xml:id="id17" draw:id="id17" draw:layer="layout" svg:width="3.556cm" svg:height="4.064cm" svg:x="1.889cm" svg:y="2.2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3.556cm" svg:height="4.064cm" svg:x="15.478cm" svg:y="2.27cm">
          <text:p text:style-name="P1">Watcher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03cm" svg:height="2.054cm" svg:x="8.884cm" svg:y="3.391cm">
          <draw:text-box>
            <text:p>Watch</text:p>
            <text:p>Queue</text:p>
          </draw:text-box>
        </draw:frame>
        <draw:custom-shape draw:style-name="gr4" draw:text-style-name="P4" draw:layer="layout" svg:width="6.627cm" svg:height="5.992cm" svg:x="20.154cm" svg:y="1.23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5cm" svg:height="1.524cm" svg:x="20.304cm" svg:y="1.381cm">
          <draw:text-box>
            <text:p text:style-name="P1">MongoDB</text:p>
          </draw:text-box>
        </draw:frame>
        <draw:frame draw:style-name="gr6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line draw:style-name="gr7" draw:text-style-name="P6" draw:layer="layout" svg:x1="13.319cm" svg:y1="1.762cm" svg:x2="15.097cm" svg:y2="2.397cm">
          <text:p/>
        </draw:line>
        <draw:line draw:style-name="gr7" draw:text-style-name="P6" draw:layer="layout" svg:x1="7.477cm" svg:y1="1.889cm" svg:x2="5.953cm" svg:y2="2.397cm">
          <text:p/>
        </draw:line>
        <draw:connector draw:style-name="gr8" draw:text-style-name="P1" draw:layer="layout" svg:x1="5.445cm" svg:y1="4.302cm" svg:x2="15.478cm" svg:y2="4.302cm" draw:start-shape="id17" draw:end-shape="id18" draw:end-glue-point="3" svg:d="M5445 4302h10033" svg:viewBox="0 0 10034 1">
          <text:p/>
        </draw:connector>
        <draw:custom-shape draw:style-name="gr4" draw:text-style-name="P4" draw:layer="layout" svg:width="6.627cm" svg:height="5.992cm" svg:x="20.154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3" draw:layer="layout" svg:width="3.81cm" svg:height="0.962cm" svg:x="21.701cm" svg:y="8.112cm">
          <draw:text-box>
            <text:p>$MMEDS</text:p>
          </draw:text-box>
        </draw:frame>
        <draw:custom-shape draw:style-name="gr10" draw:text-style-name="P1" draw:layer="layout" svg:width="5.207cm" svg:height="0.889cm" svg:x="7.985cm" svg:y="1.381cm">
          <text:p text:style-name="P1">Host.py</text:p>
          <draw:enhanced-geometry svg:viewBox="0 0 21600 21600" draw:type="rectangle" draw:enhanced-path="M 0 0 L 21600 0 21600 21600 0 21600 0 0 Z N"/>
        </draw:custom-shape>
        <draw:custom-shape draw:style-name="gr15" draw:text-style-name="P12" xml:id="id19" draw:id="id19" draw:layer="layout" svg:width="3.81cm" svg:height="4.064cm" svg:x="15.351cm" svg:y="8.366cm">
          <text:p text:style-name="P1">MetaData</text:p>
          <text:p text:style-name="P1">Uploader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17.256cm" svg:y1="6.334cm" svg:x2="17.256cm" svg:y2="8.366cm" draw:start-shape="id18" draw:end-shape="id19" svg:d="M17256 6334v501 1030 501" svg:viewBox="0 0 1 2033">
          <text:p/>
        </draw:connector>
        <draw:custom-shape draw:style-name="gr20" draw:text-style-name="P13" draw:layer="layout" svg:width="4.826cm" svg:height="0.889cm" svg:x="20.939cm" svg:y="2.397cm">
          <text:p text:style-name="P1">1) StudyX Doc</text:p>
          <draw:enhanced-geometry svg:viewBox="0 0 21600 21600" draw:type="rectangle" draw:enhanced-path="M 0 0 L 21600 0 21600 21600 0 21600 0 0 Z N"/>
        </draw:custom-shape>
        <draw:frame draw:style-name="gr21" draw:text-style-name="P15" xml:id="id22" draw:id="id22" draw:layer="layout" svg:width="5.842cm" svg:height="0.806cm" svg:x="20.558cm" svg:y="9.255cm">
          <draw:text-box>
            <text:p text:style-name="P14"><text:span text:style-name="T1">Username_StudyX/</text:span></text:p>
          </draw:text-box>
        </draw:frame>
        <draw:line draw:style-name="gr7" draw:text-style-name="P6" draw:layer="layout" svg:x1="19.288cm" svg:y1="8.239cm" svg:x2="23.225cm" svg:y2="3.54cm">
          <text:p/>
        </draw:line>
        <draw:frame draw:style-name="gr22" draw:text-style-name="P3" draw:layer="layout" svg:width="2.619cm" svg:height="0.962cm" svg:x="16.034cm" svg:y="13.573cm">
          <draw:text-box>
            <text:p>MySQL</text:p>
          </draw:text-box>
        </draw:frame>
        <draw:line draw:style-name="gr7" draw:text-style-name="P6" draw:layer="layout" svg:x1="17.256cm" svg:y1="12.684cm" svg:x2="17.256cm" svg:y2="13.7cm">
          <text:p/>
        </draw:line>
        <draw:frame draw:style-name="gr23" draw:text-style-name="P3" draw:layer="layout" svg:width="11.557cm" svg:height="6.35cm" svg:x="2.143cm" svg:y="7.604cm">
          <draw:text-box>
            <text:p>The MetaDataUploader</text:p>
            <text:p><text:tab/>- Saves the doc to mongoDB</text:p>
            <text:p><text:tab/>- Imports metadata to MySQL</text:p>
            <text:p><text:tab/>- Creates a directory for the study</text:p>
            <text:p><text:tab/>- Stores the files in the directory</text:p>
            <text:p>(MySQL only appears here for clarity)</text:p>
          </draw:text-box>
        </draw:frame>
        <draw:frame draw:style-name="gr21" draw:text-style-name="P17" xml:id="id20" draw:id="id20" draw:layer="layout" svg:width="3.937cm" svg:height="0.806cm" svg:x="21.574cm" svg:y="10.144cm">
          <draw:text-box>
            <text:p text:style-name="P16"><text:span text:style-name="T1">reads.fastq.gz</text:span></text:p>
          </draw:text-box>
        </draw:frame>
        <draw:frame draw:style-name="gr24" xml:id="id21" draw:id="id21" draw:layer="layout" svg:width="3.429cm" svg:height="0.802cm" svg:x="21.701cm" svg:y="10.866cm">
          <draw:text-box>
            <text:p>metadata.tsv</text:p>
          </draw:text-box>
        </draw:frame>
        <draw:connector draw:style-name="gr7" draw:text-style-name="P6" draw:layer="layout" svg:x1="20.558cm" svg:y1="9.699cm" svg:x2="21.574cm" svg:y2="10.547cm" draw:end-shape="id20" draw:end-glue-point="3" svg:d="M20558 9699h258v848h758" svg:viewBox="0 0 1017 849">
          <text:p/>
        </draw:connector>
        <draw:connector draw:style-name="gr7" draw:text-style-name="P6" draw:layer="layout" svg:x1="21.574cm" svg:y1="10.547cm" svg:x2="21.701cm" svg:y2="11.267cm" draw:start-shape="id20" draw:start-glue-point="3" draw:end-shape="id21" draw:end-glue-point="3" svg:d="M21574 10547h-500v720h627" svg:viewBox="0 0 628 721">
          <text:p/>
        </draw:connector>
        <draw:connector draw:style-name="gr7" draw:text-style-name="P6" draw:layer="layout" svg:x1="19.161cm" svg:y1="10.398cm" svg:x2="20.558cm" svg:y2="9.658cm" draw:start-shape="id19" draw:start-glue-point="1" draw:end-shape="id22" svg:d="M19161 10398h699v-740h698" svg:viewBox="0 0 1398 741">
          <text:p/>
        </draw:connector>
      </draw:page>
      <draw:page draw:name="page7" draw:style-name="dp1" draw:master-page-name="Default">
        <draw:custom-shape draw:style-name="gr1" draw:text-style-name="P1" xml:id="id23" draw:id="id23" draw:layer="layout" svg:width="3.556cm" svg:height="4.064cm" svg:x="1.889cm" svg:y="2.2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3.556cm" svg:height="4.064cm" svg:x="15.478cm" svg:y="2.27cm">
          <text:p text:style-name="P1">Watcher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03cm" svg:height="2.054cm" svg:x="8.884cm" svg:y="3.391cm">
          <draw:text-box>
            <text:p>Watch</text:p>
            <text:p>Queue</text:p>
          </draw:text-box>
        </draw:frame>
        <draw:custom-shape draw:style-name="gr4" draw:text-style-name="P4" draw:layer="layout" svg:width="6.627cm" svg:height="5.992cm" svg:x="20.154cm" svg:y="1.23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5cm" svg:height="1.524cm" svg:x="20.304cm" svg:y="1.381cm">
          <draw:text-box>
            <text:p text:style-name="P1">MongoDB</text:p>
          </draw:text-box>
        </draw:frame>
        <draw:frame draw:style-name="gr6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line draw:style-name="gr7" draw:text-style-name="P6" draw:layer="layout" svg:x1="13.319cm" svg:y1="1.762cm" svg:x2="15.097cm" svg:y2="2.397cm">
          <text:p/>
        </draw:line>
        <draw:line draw:style-name="gr7" draw:text-style-name="P6" draw:layer="layout" svg:x1="7.477cm" svg:y1="1.889cm" svg:x2="5.953cm" svg:y2="2.397cm">
          <text:p/>
        </draw:line>
        <draw:connector draw:style-name="gr8" draw:text-style-name="P1" draw:layer="layout" svg:x1="5.445cm" svg:y1="4.302cm" svg:x2="15.478cm" svg:y2="4.302cm" draw:start-shape="id23" draw:end-shape="id24" draw:end-glue-point="3" svg:d="M5445 4302h10033" svg:viewBox="0 0 10034 1">
          <text:p/>
        </draw:connector>
        <draw:custom-shape draw:style-name="gr4" draw:text-style-name="P4" draw:layer="layout" svg:width="6.627cm" svg:height="5.992cm" svg:x="20.154cm" svg:y="7.985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3.81cm" svg:height="0.962cm" svg:x="21.701cm" svg:y="8.112cm">
          <draw:text-box>
            <text:p>$MMEDS</text:p>
          </draw:text-box>
        </draw:frame>
        <draw:custom-shape draw:style-name="gr10" draw:text-style-name="P1" draw:layer="layout" svg:width="5.207cm" svg:height="0.889cm" svg:x="7.985cm" svg:y="1.381cm">
          <text:p text:style-name="P1">Host.py</text:p>
          <draw:enhanced-geometry svg:viewBox="0 0 21600 21600" draw:type="rectangle" draw:enhanced-path="M 0 0 L 21600 0 21600 21600 0 21600 0 0 Z N"/>
        </draw:custom-shape>
        <draw:custom-shape draw:style-name="gr15" draw:text-style-name="P12" xml:id="id25" draw:id="id25" draw:layer="layout" svg:width="3.81cm" svg:height="4.064cm" svg:x="15.351cm" svg:y="8.366cm">
          <text:p text:style-name="P1">MetaData</text:p>
          <text:p text:style-name="P1">Uploader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17.256cm" svg:y1="6.334cm" svg:x2="17.256cm" svg:y2="8.366cm" draw:start-shape="id24" draw:end-shape="id25" svg:d="M17256 6334v501 1030 501" svg:viewBox="0 0 1 2033">
          <text:p/>
        </draw:connector>
        <draw:custom-shape draw:style-name="gr20" draw:text-style-name="P13" draw:layer="layout" svg:width="4.826cm" svg:height="0.889cm" svg:x="20.939cm" svg:y="2.397cm">
          <text:p text:style-name="P1">1) StudyX Doc</text:p>
          <draw:enhanced-geometry svg:viewBox="0 0 21600 21600" draw:type="rectangle" draw:enhanced-path="M 0 0 L 21600 0 21600 21600 0 21600 0 0 Z N"/>
        </draw:custom-shape>
        <draw:frame draw:style-name="gr25" draw:text-style-name="P15" draw:layer="layout" svg:width="5.842cm" svg:height="4.064cm" svg:x="20.558cm" svg:y="9.255cm">
          <draw:text-box>
            <text:p text:style-name="P14"><text:span text:style-name="T1">Username_St</text:span><text:span text:style-name="T1">udyX/</text:span></text:p>
          </draw:text-box>
        </draw:frame>
        <draw:frame draw:style-name="gr23" draw:text-style-name="P3" draw:layer="layout" svg:width="11.557cm" svg:height="6.35cm" svg:x="2.143cm" svg:y="7.604cm">
          <draw:text-box>
            <text:p>The MetaDataUploader</text:p>
            <text:p><text:tab/>1) Sends an email to ‘Username’ saying the upload has finished</text:p>
            <text:p><text:tab/>2) Exits</text:p>
          </draw:text-box>
        </draw:frame>
        <draw:custom-shape draw:style-name="gr26" draw:text-style-name="P18" xml:id="id26" draw:id="id26" draw:layer="layout" svg:width="5.334cm" svg:height="3.175cm" svg:x="7.223cm" svg:y="10.906cm">
          <text:p/>
          <draw:enhanced-geometry svg:viewBox="0 0 21600 21600" draw:type="rectangle" draw:enhanced-path="M 0 0 L 21600 0 21600 21600 0 21600 0 0 Z N"/>
        </draw:custom-shape>
        <draw:line draw:style-name="gr27" draw:text-style-name="P6" draw:layer="layout" svg:x1="7.223cm" svg:y1="10.906cm" svg:x2="9.89cm" svg:y2="12.684cm">
          <text:p/>
        </draw:line>
        <draw:line draw:style-name="gr27" draw:text-style-name="P6" draw:layer="layout" svg:x1="12.557cm" svg:y1="10.906cm" svg:x2="9.89cm" svg:y2="12.684cm">
          <text:p/>
        </draw:line>
        <draw:frame draw:style-name="gr28" draw:text-style-name="P3" draw:layer="layout" svg:width="4.922cm" svg:height="0.962cm" svg:x="7.381cm" svg:y="12.738cm">
          <draw:text-box>
            <text:p>access_code=1</text:p>
          </draw:text-box>
        </draw:frame>
        <draw:connector draw:style-name="gr7" draw:text-style-name="P6" draw:layer="layout" draw:type="lines" svg:x1="15.351cm" svg:y1="10.398cm" svg:x2="12.557cm" svg:y2="12.493cm" draw:start-shape="id25" draw:end-shape="id26" svg:d="M15351 10398h-501l-1792 2095h-501" svg:viewBox="0 0 2795 2096">
          <text:p/>
        </draw:connector>
        <draw:custom-shape draw:style-name="gr29" draw:text-style-name="P1" xml:id="id27" draw:id="id27" draw:layer="layout" svg:width="2.54cm" svg:height="2.54cm" svg:x="1.381cm" svg:y="11.287cm">
          <text:p text:style-name="P1">Intern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s" svg:x1="7.223cm" svg:y1="12.493cm" svg:x2="3.921cm" svg:y2="12.557cm" draw:start-shape="id26" draw:end-shape="id27" svg:d="M7223 12493h-501l-2300 64h-501" svg:viewBox="0 0 3303 65">
          <text:p/>
        </draw:connector>
        <draw:frame draw:style-name="gr21" draw:text-style-name="P17" draw:layer="layout" svg:width="3.937cm" svg:height="0.806cm" svg:x="21.575cm" svg:y="10.144cm">
          <draw:text-box>
            <text:p text:style-name="P16"><text:span text:style-name="T1">reads.fastq.g</text:span><text:span text:style-name="T1">z</text:span></text:p>
          </draw:text-box>
        </draw:frame>
        <draw:frame draw:style-name="gr24" draw:layer="layout" svg:width="3.429cm" svg:height="0.802cm" svg:x="21.702cm" svg:y="10.866cm">
          <draw:text-box>
            <text:p>metadata.tsv</text:p>
          </draw:text-box>
        </draw:frame>
      </draw:page>
      <draw:page draw:name="page8" draw:style-name="dp1" draw:master-page-name="Default">
        <draw:custom-shape draw:style-name="gr1" draw:text-style-name="P1" xml:id="id28" draw:id="id28" draw:layer="layout" svg:width="3.556cm" svg:height="4.064cm" svg:x="1.889cm" svg:y="2.2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3.556cm" svg:height="4.064cm" svg:x="15.478cm" svg:y="2.27cm">
          <text:p text:style-name="P1">Watcher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03cm" svg:height="2.054cm" svg:x="8.884cm" svg:y="3.391cm">
          <draw:text-box>
            <text:p>Watch</text:p>
            <text:p>Queue</text:p>
          </draw:text-box>
        </draw:frame>
        <draw:custom-shape draw:style-name="gr4" draw:text-style-name="P4" draw:layer="layout" svg:width="6.627cm" svg:height="5.992cm" svg:x="20.154cm" svg:y="1.23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5cm" svg:height="1.524cm" svg:x="20.304cm" svg:y="1.381cm">
          <draw:text-box>
            <text:p text:style-name="P1">MongoDB</text:p>
          </draw:text-box>
        </draw:frame>
        <draw:frame draw:style-name="gr6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line draw:style-name="gr7" draw:text-style-name="P6" draw:layer="layout" svg:x1="13.319cm" svg:y1="1.762cm" svg:x2="15.097cm" svg:y2="2.397cm">
          <text:p/>
        </draw:line>
        <draw:line draw:style-name="gr7" draw:text-style-name="P6" draw:layer="layout" svg:x1="7.477cm" svg:y1="1.889cm" svg:x2="5.953cm" svg:y2="2.397cm">
          <text:p/>
        </draw:line>
        <draw:connector draw:style-name="gr8" draw:text-style-name="P1" draw:layer="layout" svg:x1="5.445cm" svg:y1="4.302cm" svg:x2="15.478cm" svg:y2="4.302cm" draw:start-shape="id28" draw:end-shape="id29" draw:end-glue-point="3" svg:d="M5445 4302h10033" svg:viewBox="0 0 10034 1">
          <text:p/>
        </draw:connector>
        <draw:custom-shape draw:style-name="gr4" draw:text-style-name="P4" draw:layer="layout" svg:width="6.627cm" svg:height="5.992cm" svg:x="20.154cm" svg:y="7.985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3.81cm" svg:height="0.962cm" svg:x="21.701cm" svg:y="8.112cm">
          <draw:text-box>
            <text:p>$MMEDS</text:p>
          </draw:text-box>
        </draw:frame>
        <draw:custom-shape draw:style-name="gr10" draw:text-style-name="P1" draw:layer="layout" svg:width="5.207cm" svg:height="0.889cm" svg:x="7.985cm" svg:y="1.381cm">
          <text:p text:style-name="P1">Host.py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4.826cm" svg:height="0.889cm" svg:x="20.939cm" svg:y="2.397cm">
          <text:p text:style-name="P1">1) StudyX Doc</text:p>
          <draw:enhanced-geometry svg:viewBox="0 0 21600 21600" draw:type="rectangle" draw:enhanced-path="M 0 0 L 21600 0 21600 21600 0 21600 0 0 Z N"/>
        </draw:custom-shape>
        <draw:frame draw:style-name="gr25" draw:text-style-name="P15" draw:layer="layout" svg:width="5.842cm" svg:height="4.064cm" svg:x="20.558cm" svg:y="9.255cm">
          <draw:text-box>
            <text:p text:style-name="P14"><text:span text:style-name="T1">Username_St</text:span><text:span text:style-name="T1">udyX/</text:span></text:p>
          </draw:text-box>
        </draw:frame>
        <draw:frame draw:style-name="gr30" draw:text-style-name="P3" draw:layer="layout" svg:width="11.557cm" svg:height="5.08cm" svg:x="2.143cm" svg:y="8.874cm">
          <draw:text-box>
            <text:p>The user returns to the server and requests an analysis</text:p>
          </draw:text-box>
        </draw:frame>
        <draw:custom-shape draw:style-name="gr31" draw:text-style-name="P1" xml:id="id30" draw:id="id30" draw:layer="layout" svg:width="6.858cm" svg:height="2.413cm" svg:x="6.842cm" svg:y="5.699cm">
          <text:p text:style-name="P1">Qiime1</text:p>
          <text:p text:style-name="P1">access_code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s" svg:x1="5.445cm" svg:y1="4.302cm" svg:x2="6.842cm" svg:y2="6.905cm" draw:start-shape="id28" draw:start-glue-point="1" draw:end-shape="id30" svg:d="M5445 4302h501l394 2603h502" svg:viewBox="0 0 1398 2604">
          <text:p/>
        </draw:connector>
        <draw:connector draw:style-name="gr7" draw:text-style-name="P6" draw:layer="layout" draw:type="lines" svg:x1="13.7cm" svg:y1="6.905cm" svg:x2="15.478cm" svg:y2="4.302cm" draw:start-shape="id30" draw:end-shape="id29" draw:end-glue-point="3" svg:d="M13700 6905h500l777-2603h501" svg:viewBox="0 0 1779 2604">
          <text:p/>
        </draw:connector>
        <draw:frame draw:style-name="gr21" draw:text-style-name="P17" draw:layer="layout" svg:width="3.937cm" svg:height="0.806cm" svg:x="21.575cm" svg:y="10.144cm">
          <draw:text-box>
            <text:p text:style-name="P16"><text:span text:style-name="T1">reads.fastq.g</text:span><text:span text:style-name="T1">z</text:span></text:p>
          </draw:text-box>
        </draw:frame>
        <draw:frame draw:style-name="gr24" draw:layer="layout" svg:width="3.429cm" svg:height="0.802cm" svg:x="21.702cm" svg:y="10.866cm">
          <draw:text-box>
            <text:p>metadata.tsv</text:p>
          </draw:text-box>
        </draw:frame>
      </draw:page>
      <draw:page draw:name="page9" draw:style-name="dp1" draw:master-page-name="Default">
        <draw:custom-shape draw:style-name="gr1" draw:text-style-name="P1" xml:id="id31" draw:id="id31" draw:layer="layout" svg:width="3.556cm" svg:height="4.064cm" svg:x="1.889cm" svg:y="2.2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3.556cm" svg:height="4.064cm" svg:x="15.478cm" svg:y="2.27cm">
          <text:p text:style-name="P1">Watcher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03cm" svg:height="2.054cm" svg:x="8.884cm" svg:y="3.391cm">
          <draw:text-box>
            <text:p>Watch</text:p>
            <text:p>Queue</text:p>
          </draw:text-box>
        </draw:frame>
        <draw:custom-shape draw:style-name="gr4" draw:text-style-name="P4" draw:layer="layout" svg:width="6.627cm" svg:height="5.992cm" svg:x="20.154cm" svg:y="1.23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5cm" svg:height="1.524cm" svg:x="20.304cm" svg:y="1.381cm">
          <draw:text-box>
            <text:p text:style-name="P1">MongoDB</text:p>
          </draw:text-box>
        </draw:frame>
        <draw:frame draw:style-name="gr6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line draw:style-name="gr7" draw:text-style-name="P6" draw:layer="layout" svg:x1="13.319cm" svg:y1="1.762cm" svg:x2="15.097cm" svg:y2="2.397cm">
          <text:p/>
        </draw:line>
        <draw:line draw:style-name="gr7" draw:text-style-name="P6" draw:layer="layout" svg:x1="7.477cm" svg:y1="1.889cm" svg:x2="5.953cm" svg:y2="2.397cm">
          <text:p/>
        </draw:line>
        <draw:connector draw:style-name="gr8" draw:text-style-name="P1" draw:layer="layout" svg:x1="5.445cm" svg:y1="4.302cm" svg:x2="15.478cm" svg:y2="4.302cm" draw:start-shape="id31" draw:end-shape="id32" draw:end-glue-point="3" svg:d="M5445 4302h10033" svg:viewBox="0 0 10034 1">
          <text:p/>
        </draw:connector>
        <draw:custom-shape draw:style-name="gr4" draw:text-style-name="P4" draw:layer="layout" svg:width="6.627cm" svg:height="5.992cm" svg:x="20.154cm" svg:y="7.985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3.81cm" svg:height="0.962cm" svg:x="21.701cm" svg:y="8.112cm">
          <draw:text-box>
            <text:p>$MMEDS</text:p>
          </draw:text-box>
        </draw:frame>
        <draw:custom-shape draw:style-name="gr10" draw:text-style-name="P1" draw:layer="layout" svg:width="5.207cm" svg:height="0.889cm" svg:x="7.985cm" svg:y="1.381cm">
          <text:p text:style-name="P1">Host.py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4.826cm" svg:height="0.889cm" svg:x="20.939cm" svg:y="2.397cm">
          <text:p text:style-name="P1">1) StudyX Doc</text:p>
          <draw:enhanced-geometry svg:viewBox="0 0 21600 21600" draw:type="rectangle" draw:enhanced-path="M 0 0 L 21600 0 21600 21600 0 21600 0 0 Z N"/>
        </draw:custom-shape>
        <draw:frame draw:style-name="gr25" draw:text-style-name="P15" draw:layer="layout" svg:width="5.842cm" svg:height="4.064cm" svg:x="20.558cm" svg:y="9.255cm">
          <draw:text-box>
            <text:p text:style-name="P14"><text:span text:style-name="T1">Username_St</text:span><text:span text:style-name="T1">udyX/</text:span></text:p>
          </draw:text-box>
        </draw:frame>
        <draw:frame draw:style-name="gr30" draw:text-style-name="P3" draw:layer="layout" svg:width="11.557cm" svg:height="5.08cm" svg:x="2.143cm" svg:y="8.874cm">
          <draw:text-box>
            <text:p>The Watcher</text:p>
            <text:p><text:tab/>- Creates a Qiime2 (Tool) process</text:p>
            <text:p><text:tab/>- Gives it the analysis info </text:p>
          </draw:text-box>
        </draw:frame>
        <draw:custom-shape draw:style-name="gr31" draw:text-style-name="P1" xml:id="id34" draw:id="id34" draw:layer="layout" svg:width="6.858cm" svg:height="2.413cm" svg:x="6.842cm" svg:y="5.699cm">
          <text:p text:style-name="P1">Qiime1</text:p>
          <text:p text:style-name="P1">access_code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9" xml:id="id33" draw:id="id33" draw:layer="layout" svg:width="3.683cm" svg:height="3.937cm" svg:x="15.478cm" svg:y="7.985cm">
          <text:p text:style-name="P1">Qiime2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draw:line-skew="0.007cm" svg:x1="17.256cm" svg:y1="6.334cm" svg:x2="17.319cm" svg:y2="7.985cm" draw:start-shape="id32" draw:end-shape="id33" svg:d="M17256 6334v508l63 641v502" svg:viewBox="0 0 64 1652">
          <text:p/>
        </draw:connector>
        <draw:connector draw:style-name="gr7" draw:text-style-name="P6" draw:layer="layout" draw:type="lines" svg:x1="13.7cm" svg:y1="6.905cm" svg:x2="17.319cm" svg:y2="7.985cm" draw:start-shape="id34" draw:end-shape="id33" svg:d="M13700 6905h500l3119 578v502" svg:viewBox="0 0 3620 1081">
          <text:p/>
        </draw:connector>
        <draw:frame draw:style-name="gr21" draw:text-style-name="P17" draw:layer="layout" svg:width="3.937cm" svg:height="0.806cm" svg:x="21.575cm" svg:y="10.144cm">
          <draw:text-box>
            <text:p text:style-name="P16"><text:span text:style-name="T1">reads.fastq.g</text:span><text:span text:style-name="T1">z</text:span></text:p>
          </draw:text-box>
        </draw:frame>
        <draw:frame draw:style-name="gr24" draw:layer="layout" svg:width="3.429cm" svg:height="0.802cm" svg:x="21.702cm" svg:y="10.866cm">
          <draw:text-box>
            <text:p>metadata.tsv</text:p>
          </draw:text-box>
        </draw:frame>
      </draw:page>
      <draw:page draw:name="page10" draw:style-name="dp1" draw:master-page-name="Default">
        <draw:custom-shape draw:style-name="gr1" draw:text-style-name="P1" xml:id="id35" draw:id="id35" draw:layer="layout" svg:width="3.556cm" svg:height="4.064cm" svg:x="1.889cm" svg:y="2.2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3.556cm" svg:height="4.064cm" svg:x="15.478cm" svg:y="2.27cm">
          <text:p text:style-name="P1">Watcher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03cm" svg:height="2.054cm" svg:x="8.884cm" svg:y="3.391cm">
          <draw:text-box>
            <text:p>Watch</text:p>
            <text:p>Queue</text:p>
          </draw:text-box>
        </draw:frame>
        <draw:custom-shape draw:style-name="gr4" draw:text-style-name="P4" draw:layer="layout" svg:width="6.627cm" svg:height="5.992cm" svg:x="20.154cm" svg:y="1.23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5cm" svg:height="1.524cm" svg:x="20.304cm" svg:y="1.381cm">
          <draw:text-box>
            <text:p text:style-name="P1">MongoDB</text:p>
          </draw:text-box>
        </draw:frame>
        <draw:frame draw:style-name="gr6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line draw:style-name="gr7" draw:text-style-name="P6" draw:layer="layout" svg:x1="13.319cm" svg:y1="1.762cm" svg:x2="15.097cm" svg:y2="2.397cm">
          <text:p/>
        </draw:line>
        <draw:line draw:style-name="gr7" draw:text-style-name="P6" draw:layer="layout" svg:x1="7.477cm" svg:y1="1.889cm" svg:x2="5.953cm" svg:y2="2.397cm">
          <text:p/>
        </draw:line>
        <draw:connector draw:style-name="gr8" draw:text-style-name="P1" draw:layer="layout" svg:x1="5.445cm" svg:y1="4.302cm" svg:x2="15.478cm" svg:y2="4.302cm" draw:start-shape="id35" draw:end-shape="id36" draw:end-glue-point="3" svg:d="M5445 4302h10033" svg:viewBox="0 0 10034 1">
          <text:p/>
        </draw:connector>
        <draw:custom-shape draw:style-name="gr4" draw:text-style-name="P4" draw:layer="layout" svg:width="6.627cm" svg:height="5.992cm" svg:x="20.177cm" svg:y="7.985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3.81cm" svg:height="0.962cm" svg:x="21.701cm" svg:y="8.112cm">
          <draw:text-box>
            <text:p>$MMEDS</text:p>
          </draw:text-box>
        </draw:frame>
        <draw:custom-shape draw:style-name="gr10" draw:text-style-name="P1" draw:layer="layout" svg:width="5.207cm" svg:height="0.889cm" svg:x="7.985cm" svg:y="1.381cm">
          <text:p text:style-name="P1">Host.py</text:p>
          <draw:enhanced-geometry svg:viewBox="0 0 21600 21600" draw:type="rectangle" draw:enhanced-path="M 0 0 L 21600 0 21600 21600 0 21600 0 0 Z N"/>
        </draw:custom-shape>
        <draw:custom-shape draw:style-name="gr20" draw:text-style-name="P13" xml:id="id40" draw:id="id40" draw:layer="layout" svg:width="4.826cm" svg:height="0.889cm" svg:x="20.939cm" svg:y="2.397cm">
          <text:p text:style-name="P1">1) StudyX Doc</text:p>
          <draw:enhanced-geometry svg:viewBox="0 0 21600 21600" draw:type="rectangle" draw:enhanced-path="M 0 0 L 21600 0 21600 21600 0 21600 0 0 Z N"/>
        </draw:custom-shape>
        <draw:frame draw:style-name="gr33" draw:text-style-name="P15" xml:id="id41" draw:id="id41" draw:layer="layout" svg:width="4.953cm" svg:height="0.806cm" svg:x="20.939cm" svg:y="9.211cm">
          <draw:text-box>
            <text:p text:style-name="P14"><text:span text:style-name="T1">Username_St</text:span><text:span text:style-name="T1">udyX/</text:span></text:p>
          </draw:text-box>
        </draw:frame>
        <draw:frame draw:style-name="gr34" draw:text-style-name="P3" draw:layer="layout" svg:width="11.557cm" svg:height="7.336cm" svg:x="1.127cm" svg:y="6.745cm">
          <draw:text-box>
            <text:p>Qiime2</text:p>
            <text:p><text:tab/>- Retrieves study info using the <text:tab/><text:tab/><text:tab/>access code</text:p>
            <text:p><text:tab/>- Creates a new MMEDSDoc for <text:tab/><text:tab/>the analysis</text:p>
            <text:p><text:tab/>- Creates a new directory for</text:p>
            <text:p><text:tab/><text:tab/>the analysis</text:p>
            <text:p><text:tab/>- Stores the directory in the Doc</text:p>
            <text:p><text:tab/>- Creates links to original data</text:p>
          </draw:text-box>
        </draw:frame>
        <draw:custom-shape draw:style-name="gr32" draw:text-style-name="P19" xml:id="id37" draw:id="id37" draw:layer="layout" svg:width="3.683cm" svg:height="3.937cm" svg:x="15.478cm" svg:y="7.985cm">
          <text:p text:style-name="P1">Qiime2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draw:line-skew="0.007cm" svg:x1="17.256cm" svg:y1="6.334cm" svg:x2="17.319cm" svg:y2="7.985cm" draw:start-shape="id36" draw:end-shape="id37" svg:d="M17256 6334v508l63 641v502" svg:viewBox="0 0 64 1652">
          <text:p/>
        </draw:connector>
        <draw:custom-shape draw:style-name="gr20" draw:text-style-name="P20" xml:id="id38" draw:id="id38" draw:layer="layout" svg:width="4.826cm" svg:height="0.889cm" svg:x="14.716cm" svg:y="13.319cm">
          <text:p text:style-name="P1"><text:span text:style-name="T2">2) StudyX_Qiime2_0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svg:x1="17.319cm" svg:y1="11.922cm" svg:x2="17.129cm" svg:y2="13.319cm" draw:start-shape="id37" draw:end-shape="id38" draw:end-glue-point="0" svg:d="M17319 11922v698h-190v699" svg:viewBox="0 0 191 1398">
          <text:p/>
        </draw:connector>
        <draw:frame draw:style-name="gr35" draw:text-style-name="P3" xml:id="id39" draw:id="id39" draw:layer="layout" svg:width="3.302cm" svg:height="0.889cm" svg:x="21.955cm" svg:y="11.033cm">
          <draw:text-box>
            <text:p><text:span text:style-name="T1">Qiime2_0/</text:span></text:p>
          </draw:text-box>
        </draw:frame>
        <draw:connector draw:style-name="gr7" draw:text-style-name="P6" draw:layer="layout" draw:type="lines" draw:line-skew="0cm -0.262cm" svg:x1="19.542cm" svg:y1="13.763cm" svg:x2="21.955cm" svg:y2="11.477cm" draw:start-shape="id38" draw:end-shape="id39" svg:d="M19542 13763h501l1150-2286h762" svg:viewBox="0 0 2414 2287">
          <text:p/>
        </draw:connector>
        <draw:connector draw:style-name="gr7" draw:text-style-name="P6" draw:layer="layout" draw:type="lines" svg:x1="19.161cm" svg:y1="9.953cm" svg:x2="20.939cm" svg:y2="2.841cm" draw:start-shape="id37" draw:start-glue-point="1" draw:end-shape="id40" draw:end-glue-point="3" svg:d="M19161 9953h500l777-7112h501" svg:viewBox="0 0 1779 7113">
          <text:p/>
        </draw:connector>
        <draw:connector draw:style-name="gr7" draw:text-style-name="P6" draw:layer="layout" draw:type="lines" svg:x1="25.765cm" svg:y1="2.841cm" svg:x2="25.892cm" svg:y2="9.614cm" draw:start-shape="id40" draw:start-glue-point="1" draw:end-shape="id41" draw:end-glue-point="1" svg:d="M25765 2841h501l126 6773h-500" svg:viewBox="0 0 628 6774">
          <text:p/>
        </draw:connector>
        <draw:connector draw:style-name="gr7" draw:text-style-name="P6" draw:layer="layout" draw:type="lines" svg:x1="19.542cm" svg:y1="13.763cm" svg:x2="23.352cm" svg:y2="3.286cm" draw:start-shape="id38" draw:start-glue-point="1" draw:end-shape="id40" draw:end-glue-point="2" svg:d="M19542 13763h501l3309-9977v-500" svg:viewBox="0 0 3811 10478">
          <text:p/>
        </draw:connector>
        <draw:frame draw:style-name="gr36" draw:text-style-name="P22" xml:id="id42" draw:id="id42" draw:layer="layout" svg:width="3.683cm" svg:height="0.802cm" svg:x="22.463cm" svg:y="11.922cm">
          <draw:text-box>
            <text:p text:style-name="P21"><text:span text:style-name="T3">reads.fastq.gz</text:span></text:p>
          </draw:text-box>
        </draw:frame>
        <draw:frame draw:style-name="gr36" draw:text-style-name="P24" xml:id="id43" draw:id="id43" draw:layer="layout" svg:width="3.683cm" svg:height="0.802cm" svg:x="22.336cm" svg:y="9.977cm">
          <draw:text-box>
            <text:p text:style-name="P23"><text:span text:style-name="T4">reads.fastq.gz</text:span></text:p>
          </draw:text-box>
        </draw:frame>
        <draw:connector draw:style-name="gr7" draw:text-style-name="P6" draw:layer="layout" svg:x1="26.146cm" svg:y1="12.323cm" svg:x2="26.019cm" svg:y2="10.378cm" draw:start-shape="id42" draw:start-glue-point="1" draw:end-shape="id43" draw:end-glue-point="1" svg:d="M26146 12323h500v-1945h-627" svg:viewBox="0 0 628 1946">
          <text:p/>
        </draw:connector>
      </draw:page>
      <draw:page draw:name="page11" draw:style-name="dp1" draw:master-page-name="Default">
        <draw:custom-shape draw:style-name="gr1" draw:text-style-name="P1" xml:id="id44" draw:id="id44" draw:layer="layout" svg:width="3.556cm" svg:height="4.064cm" svg:x="1.889cm" svg:y="2.2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3.556cm" svg:height="4.064cm" svg:x="15.478cm" svg:y="2.27cm">
          <text:p text:style-name="P1">Watcher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03cm" svg:height="2.054cm" svg:x="8.884cm" svg:y="3.391cm">
          <draw:text-box>
            <text:p>Watch</text:p>
            <text:p>Queue</text:p>
          </draw:text-box>
        </draw:frame>
        <draw:custom-shape draw:style-name="gr4" draw:text-style-name="P4" draw:layer="layout" svg:width="6.627cm" svg:height="5.992cm" svg:x="20.154cm" svg:y="1.23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5cm" svg:height="1.524cm" svg:x="20.304cm" svg:y="1.381cm">
          <draw:text-box>
            <text:p text:style-name="P1">MongoDB</text:p>
          </draw:text-box>
        </draw:frame>
        <draw:frame draw:style-name="gr6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line draw:style-name="gr7" draw:text-style-name="P6" draw:layer="layout" svg:x1="13.319cm" svg:y1="1.762cm" svg:x2="15.097cm" svg:y2="2.397cm">
          <text:p/>
        </draw:line>
        <draw:line draw:style-name="gr7" draw:text-style-name="P6" draw:layer="layout" svg:x1="7.477cm" svg:y1="1.889cm" svg:x2="5.953cm" svg:y2="2.397cm">
          <text:p/>
        </draw:line>
        <draw:connector draw:style-name="gr8" draw:text-style-name="P1" draw:layer="layout" svg:x1="5.445cm" svg:y1="4.302cm" svg:x2="15.478cm" svg:y2="4.302cm" draw:start-shape="id44" draw:end-shape="id45" draw:end-glue-point="3" svg:d="M5445 4302h10033" svg:viewBox="0 0 10034 1">
          <text:p/>
        </draw:connector>
        <draw:custom-shape draw:style-name="gr4" draw:text-style-name="P4" draw:layer="layout" svg:width="6.627cm" svg:height="5.992cm" svg:x="20.177cm" svg:y="7.985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3.81cm" svg:height="0.962cm" svg:x="21.701cm" svg:y="8.112cm">
          <draw:text-box>
            <text:p>$MMEDS</text:p>
          </draw:text-box>
        </draw:frame>
        <draw:custom-shape draw:style-name="gr10" draw:text-style-name="P1" draw:layer="layout" svg:width="5.207cm" svg:height="0.889cm" svg:x="7.985cm" svg:y="1.381cm">
          <text:p text:style-name="P1">Host.py</text:p>
          <draw:enhanced-geometry svg:viewBox="0 0 21600 21600" draw:type="rectangle" draw:enhanced-path="M 0 0 L 21600 0 21600 21600 0 21600 0 0 Z N"/>
        </draw:custom-shape>
        <draw:custom-shape draw:style-name="gr20" draw:text-style-name="P13" xml:id="id49" draw:id="id49" draw:layer="layout" svg:width="4.826cm" svg:height="0.889cm" svg:x="20.939cm" svg:y="2.397cm">
          <text:p text:style-name="P1">1) StudyX Doc</text:p>
          <draw:enhanced-geometry svg:viewBox="0 0 21600 21600" draw:type="rectangle" draw:enhanced-path="M 0 0 L 21600 0 21600 21600 0 21600 0 0 Z N"/>
        </draw:custom-shape>
        <draw:frame draw:style-name="gr33" draw:text-style-name="P15" xml:id="id50" draw:id="id50" draw:layer="layout" svg:width="4.953cm" svg:height="0.806cm" svg:x="20.939cm" svg:y="9.211cm">
          <draw:text-box>
            <text:p text:style-name="P14"><text:span text:style-name="T1">Username_StudyX/</text:span></text:p>
          </draw:text-box>
        </draw:frame>
        <draw:frame draw:style-name="gr37" draw:text-style-name="P3" draw:layer="layout" svg:width="11.557cm" svg:height="6.65cm" svg:x="1.127cm" svg:y="8.493cm">
          <draw:text-box>
            <text:p>Qiime2</text:p>
            <text:p><text:tab/>- Creates a jobscript</text:p>
            <text:p><text:tab/>- Saves file locations to Doc</text:p>
            <text:p><text:span text:style-name="T5"><text:tab/></text:span><text:span text:style-name="T5">Note: </text:span><text:span text:style-name="T5">Files do </text:span><text:span text:style-name="T5">not yet </text:span><text:span text:style-name="T5">exist on </text:span><text:span text:style-name="T5">disk</text:span></text:p>
            <text:p><text:tab/>- Submits the jobscript</text:p>
            <text:p><text:tab/>- Waits on completion</text:p>
            <text:p><text:tab/>- Upon completion sends email</text:p>
            <text:p><text:tab/>- Exits</text:p>
            <text:p/>
          </draw:text-box>
        </draw:frame>
        <draw:custom-shape draw:style-name="gr32" draw:text-style-name="P19" xml:id="id46" draw:id="id46" draw:layer="layout" svg:width="3.683cm" svg:height="3.937cm" svg:x="15.478cm" svg:y="7.985cm">
          <text:p text:style-name="P1">Qiime2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draw:line-skew="0.007cm" svg:x1="17.256cm" svg:y1="6.334cm" svg:x2="17.319cm" svg:y2="7.985cm" draw:start-shape="id45" draw:end-shape="id46" svg:d="M17256 6334v508l63 641v502" svg:viewBox="0 0 64 1652">
          <text:p/>
        </draw:connector>
        <draw:custom-shape draw:style-name="gr20" draw:text-style-name="P20" xml:id="id47" draw:id="id47" draw:layer="layout" svg:width="4.826cm" svg:height="0.889cm" svg:x="20.939cm" svg:y="4.175cm">
          <text:p text:style-name="P1"><text:span text:style-name="T2">2) StudyX_Qiime2_0</text:span></text:p>
          <draw:enhanced-geometry svg:viewBox="0 0 21600 21600" draw:type="rectangle" draw:enhanced-path="M 0 0 L 21600 0 21600 21600 0 21600 0 0 Z N"/>
        </draw:custom-shape>
        <draw:frame draw:style-name="gr35" draw:text-style-name="P3" xml:id="id48" draw:id="id48" draw:layer="layout" svg:width="3.302cm" svg:height="0.889cm" svg:x="21.955cm" svg:y="10.144cm">
          <draw:text-box>
            <text:p><text:span text:style-name="T1">Qiime2_0/</text:span></text:p>
          </draw:text-box>
        </draw:frame>
        <draw:connector draw:style-name="gr7" draw:text-style-name="P6" draw:layer="layout" draw:type="lines" svg:x1="25.765cm" svg:y1="4.619cm" svg:x2="25.257cm" svg:y2="10.588cm" draw:start-shape="id47" draw:start-glue-point="1" draw:end-shape="id48" draw:end-glue-point="1" svg:d="M25765 4619h501l-509 5969h-500" svg:viewBox="0 0 1010 5970">
          <text:p/>
        </draw:connector>
        <draw:connector draw:style-name="gr7" draw:text-style-name="P6" draw:layer="layout" draw:type="lines" draw:line-skew="0.388cm" svg:x1="25.765cm" svg:y1="2.841cm" svg:x2="25.892cm" svg:y2="9.614cm" draw:start-shape="id49" draw:start-glue-point="1" draw:end-shape="id50" draw:end-glue-point="1" svg:d="M25765 2841h889l-262 6773h-500" svg:viewBox="0 0 890 6774">
          <text:p/>
        </draw:connector>
        <draw:connector draw:style-name="gr7" draw:text-style-name="P6" draw:layer="layout" draw:type="lines" svg:x1="19.161cm" svg:y1="9.953cm" svg:x2="20.939cm" svg:y2="4.619cm" draw:start-shape="id46" draw:start-glue-point="1" draw:end-shape="id47" draw:end-glue-point="3" svg:d="M19161 9953h500l777-5334h501" svg:viewBox="0 0 1779 5335">
          <text:p/>
        </draw:connector>
        <draw:frame draw:style-name="gr38" draw:text-style-name="P26" xml:id="id51" draw:id="id51" draw:layer="layout" svg:width="2.542cm" svg:height="0.806cm" svg:x="22.971cm" svg:y="10.989cm">
          <draw:text-box>
            <text:p text:style-name="P25"><text:span text:style-name="T6">otu_table</text:span></text:p>
          </draw:text-box>
        </draw:frame>
        <draw:connector draw:style-name="gr7" draw:text-style-name="P6" draw:layer="layout" draw:type="lines" svg:x1="25.257cm" svg:y1="10.588cm" svg:x2="25.513cm" svg:y2="11.392cm" draw:start-shape="id48" draw:start-glue-point="1" draw:end-shape="id51" draw:end-glue-point="1" svg:d="M25257 10588h500l256 804h-500" svg:viewBox="0 0 757 805">
          <text:p/>
        </draw:connector>
        <draw:custom-shape draw:style-name="gr39" draw:text-style-name="P27" xml:id="id52" draw:id="id52" draw:layer="layout" svg:width="5.461cm" svg:height="1.143cm" svg:x="14.589cm" svg:y="13.192cm">
          <text:p text:style-name="P1">bsub &lt; jobscript.lsf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17.319cm" svg:y1="11.922cm" svg:x2="17.319cm" svg:y2="13.192cm" draw:start-shape="id46" draw:end-shape="id52" svg:d="M17319 11922v500 268 502" svg:viewBox="0 0 1 1271">
          <text:p/>
        </draw:connector>
        <draw:connector draw:style-name="gr7" draw:text-style-name="P6" draw:layer="layout" draw:type="lines" svg:x1="23.352cm" svg:y1="4.175cm" svg:x2="23.352cm" svg:y2="3.286cm" draw:start-shape="id47" draw:start-glue-point="0" draw:end-shape="id49" draw:end-glue-point="2" svg:d="M23352 4175v-502 113-500" svg:viewBox="0 0 1 890">
          <text:p/>
        </draw:connector>
      </draw:page>
      <draw:page draw:name="page12" draw:style-name="dp1" draw:master-page-name="Default">
        <draw:custom-shape draw:style-name="gr1" draw:text-style-name="P1" xml:id="id53" draw:id="id53" draw:layer="layout" svg:width="3.556cm" svg:height="4.064cm" svg:x="1.889cm" svg:y="2.2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2" xml:id="id54" draw:id="id54" draw:layer="layout" svg:width="3.556cm" svg:height="4.064cm" svg:x="15.478cm" svg:y="2.27cm">
          <text:p text:style-name="P1">Watcher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03cm" svg:height="2.054cm" svg:x="8.884cm" svg:y="3.391cm">
          <draw:text-box>
            <text:p>Watch</text:p>
            <text:p>Queue</text:p>
          </draw:text-box>
        </draw:frame>
        <draw:custom-shape draw:style-name="gr4" draw:text-style-name="P4" draw:layer="layout" svg:width="6.627cm" svg:height="5.992cm" svg:x="20.154cm" svg:y="1.23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5cm" svg:height="1.524cm" svg:x="20.304cm" svg:y="1.381cm">
          <draw:text-box>
            <text:p text:style-name="P1">MongoDB</text:p>
          </draw:text-box>
        </draw:frame>
        <draw:frame draw:style-name="gr6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line draw:style-name="gr7" draw:text-style-name="P6" draw:layer="layout" svg:x1="13.319cm" svg:y1="1.762cm" svg:x2="15.097cm" svg:y2="2.397cm">
          <text:p/>
        </draw:line>
        <draw:line draw:style-name="gr7" draw:text-style-name="P6" draw:layer="layout" svg:x1="7.477cm" svg:y1="1.889cm" svg:x2="5.953cm" svg:y2="2.397cm">
          <text:p/>
        </draw:line>
        <draw:connector draw:style-name="gr8" draw:text-style-name="P1" draw:layer="layout" svg:x1="5.445cm" svg:y1="4.302cm" svg:x2="15.478cm" svg:y2="4.302cm" draw:start-shape="id53" draw:end-shape="id54" draw:end-glue-point="3" svg:d="M5445 4302h10033" svg:viewBox="0 0 10034 1">
          <text:p/>
        </draw:connector>
        <draw:custom-shape draw:style-name="gr4" draw:text-style-name="P4" draw:layer="layout" svg:width="6.627cm" svg:height="5.992cm" svg:x="20.177cm" svg:y="7.985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3.81cm" svg:height="0.962cm" svg:x="21.701cm" svg:y="8.112cm">
          <draw:text-box>
            <text:p>$MMEDS</text:p>
          </draw:text-box>
        </draw:frame>
        <draw:custom-shape draw:style-name="gr10" draw:text-style-name="P1" draw:layer="layout" svg:width="5.207cm" svg:height="0.889cm" svg:x="7.985cm" svg:y="1.381cm">
          <text:p text:style-name="P1">Host.py</text:p>
          <draw:enhanced-geometry svg:viewBox="0 0 21600 21600" draw:type="rectangle" draw:enhanced-path="M 0 0 L 21600 0 21600 21600 0 21600 0 0 Z N"/>
        </draw:custom-shape>
        <draw:custom-shape draw:style-name="gr20" draw:text-style-name="P13" xml:id="id57" draw:id="id57" draw:layer="layout" svg:width="4.826cm" svg:height="0.889cm" svg:x="20.939cm" svg:y="2.397cm">
          <text:p text:style-name="P1">1) StudyX Doc</text:p>
          <draw:enhanced-geometry svg:viewBox="0 0 21600 21600" draw:type="rectangle" draw:enhanced-path="M 0 0 L 21600 0 21600 21600 0 21600 0 0 Z N"/>
        </draw:custom-shape>
        <draw:frame draw:style-name="gr33" draw:text-style-name="P15" xml:id="id58" draw:id="id58" draw:layer="layout" svg:width="4.953cm" svg:height="0.806cm" svg:x="20.939cm" svg:y="9.211cm">
          <draw:text-box>
            <text:p text:style-name="P14"><text:span text:style-name="T1">Username_Stud</text:span><text:span text:style-name="T1">yX/</text:span></text:p>
          </draw:text-box>
        </draw:frame>
        <draw:frame draw:style-name="gr30" draw:text-style-name="P3" draw:layer="layout" svg:width="11.557cm" svg:height="6.65cm" svg:x="1.127cm" svg:y="8.493cm">
          <draw:text-box>
            <text:p>Qiime2</text:p>
            <text:p><text:tab/>- User requests another analysis</text:p>
            <text:p><text:tab/>- This time with a subset analysis</text:p>
            <text:p><text:span text:style-name="T7">Subset </text:span><text:span text:style-name="T7">Analysis </text:span><text:span text:style-name="T7">Definition:</text:span></text:p>
            <text:p><text:span text:style-name="T7"><text:tab/></text:span><text:span text:style-name="T7">- An </text:span><text:span text:style-name="T7">analysis </text:span><text:span text:style-name="T7">performed on </text:span><text:span text:style-name="T7">subsets of the </text:span><text:span text:style-name="T7">samples </text:span><text:span text:style-name="T7">available in a </text:span><text:span text:style-name="T7">study. </text:span><text:span text:style-name="T7">Separated by </text:span><text:span text:style-name="T7">the value in </text:span><text:span text:style-name="T7">some column </text:span><text:span text:style-name="T7">(Body Site in </text:span><text:span text:style-name="T7">this case)</text:span></text:p>
            <text:p><text:span text:style-name="T7"/></text:p>
          </draw:text-box>
        </draw:frame>
        <draw:custom-shape draw:style-name="gr20" draw:text-style-name="P20" xml:id="id55" draw:id="id55" draw:layer="layout" svg:width="4.826cm" svg:height="0.889cm" svg:x="20.939cm" svg:y="3.921cm">
          <text:p text:style-name="P1"><text:span text:style-name="T2">2) StudyX_Qiime2_0</text:span></text:p>
          <draw:enhanced-geometry svg:viewBox="0 0 21600 21600" draw:type="rectangle" draw:enhanced-path="M 0 0 L 21600 0 21600 21600 0 21600 0 0 Z N"/>
        </draw:custom-shape>
        <draw:frame draw:style-name="gr35" draw:text-style-name="P3" xml:id="id56" draw:id="id56" draw:layer="layout" svg:width="3.302cm" svg:height="0.889cm" svg:x="21.955cm" svg:y="10.144cm">
          <draw:text-box>
            <text:p><text:span text:style-name="T1">Qiime2_0/</text:span></text:p>
          </draw:text-box>
        </draw:frame>
        <draw:connector draw:style-name="gr7" draw:text-style-name="P6" draw:layer="layout" draw:type="lines" svg:x1="25.765cm" svg:y1="4.365cm" svg:x2="25.257cm" svg:y2="10.588cm" draw:start-shape="id55" draw:start-glue-point="1" draw:end-shape="id56" draw:end-glue-point="1" svg:d="M25765 4365h501l-509 6223h-500" svg:viewBox="0 0 1010 6224">
          <text:p/>
        </draw:connector>
        <draw:connector draw:style-name="gr7" draw:text-style-name="P6" draw:layer="layout" draw:type="lines" draw:line-skew="0.388cm" svg:x1="25.765cm" svg:y1="2.841cm" svg:x2="25.892cm" svg:y2="9.614cm" draw:start-shape="id57" draw:start-glue-point="1" draw:end-shape="id58" draw:end-glue-point="1" svg:d="M25765 2841h889l-262 6773h-500" svg:viewBox="0 0 890 6774">
          <text:p/>
        </draw:connector>
        <draw:frame draw:style-name="gr38" draw:text-style-name="P17" xml:id="id59" draw:id="id59" draw:layer="layout" svg:width="2.542cm" svg:height="0.806cm" svg:x="22.971cm" svg:y="10.989cm">
          <draw:text-box>
            <text:p><text:span text:style-name="T1">ot</text:span><text:span text:style-name="T1">u</text:span><text:span text:style-name="T1">_t</text:span><text:span text:style-name="T1">a</text:span><text:span text:style-name="T1">bl</text:span><text:span text:style-name="T1">e</text:span></text:p>
          </draw:text-box>
        </draw:frame>
        <draw:frame draw:style-name="gr33" draw:text-style-name="P17" xml:id="id60" draw:id="id60" draw:layer="layout" svg:width="2.667cm" svg:height="0.806cm" svg:x="22.971cm" svg:y="11.795cm">
          <draw:text-box>
            <text:p><text:span text:style-name="T1">summary</text:span></text:p>
          </draw:text-box>
        </draw:frame>
        <draw:connector draw:style-name="gr7" draw:text-style-name="P6" draw:layer="layout" draw:type="lines" svg:x1="25.257cm" svg:y1="10.588cm" svg:x2="25.513cm" svg:y2="11.392cm" draw:start-shape="id56" draw:start-glue-point="1" draw:end-shape="id59" draw:end-glue-point="1" svg:d="M25257 10588h500l256 804h-500" svg:viewBox="0 0 757 805">
          <text:p/>
        </draw:connector>
        <draw:connector draw:style-name="gr7" draw:text-style-name="P6" draw:layer="layout" draw:type="lines" draw:line-skew="0.133cm" svg:x1="25.513cm" svg:y1="11.392cm" svg:x2="25.638cm" svg:y2="12.198cm" draw:start-shape="id59" draw:start-glue-point="1" draw:end-shape="id60" draw:end-glue-point="1" svg:d="M25513 11392h633l-8 806h-500" svg:viewBox="0 0 634 807">
          <text:p/>
        </draw:connector>
        <draw:custom-shape draw:style-name="gr40" draw:text-style-name="P1" xml:id="id61" draw:id="id61" draw:layer="layout" svg:width="5.969cm" svg:height="4.064cm" svg:x="7.223cm" svg:y="5.191cm">
          <text:p text:style-name="P1">StudyX</text:p>
          <text:p text:style-name="P1">Qiime2</text:p>
          <text:p text:style-name="P1">BodySite</text:p>
          <text:p text:style-name="P1">access_code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s" svg:x1="5.445cm" svg:y1="4.302cm" svg:x2="7.223cm" svg:y2="7.223cm" draw:start-shape="id53" draw:start-glue-point="1" draw:end-shape="id61" draw:end-glue-point="6" svg:d="M5445 4302h501l774 2921h503" svg:viewBox="0 0 1779 2922">
          <text:p/>
        </draw:connector>
        <draw:connector draw:style-name="gr7" draw:text-style-name="P6" draw:layer="layout" draw:type="lines" svg:x1="13.192cm" svg:y1="7.223cm" svg:x2="15.478cm" svg:y2="4.302cm" draw:start-shape="id61" draw:start-glue-point="10" draw:end-shape="id54" draw:end-glue-point="3" svg:d="M13192 7223h500l1285-2921h501" svg:viewBox="0 0 2287 2922">
          <text:p/>
        </draw:connector>
        <draw:connector draw:style-name="gr7" draw:text-style-name="P6" draw:layer="layout" draw:type="lines" svg:x1="23.352cm" svg:y1="3.921cm" svg:x2="23.352cm" svg:y2="3.286cm" draw:start-shape="id55" draw:start-glue-point="0" draw:end-shape="id57" draw:end-glue-point="2" svg:d="M23352 3921v-502 367-500" svg:viewBox="0 0 1 636">
          <text:p/>
        </draw:connector>
      </draw:page>
      <draw:page draw:name="page13" draw:style-name="dp1" draw:master-page-name="Default">
        <draw:custom-shape draw:style-name="gr41" draw:text-style-name="P2" xml:id="id68" draw:id="id68" draw:layer="layout" svg:width="3.556cm" svg:height="3.937cm" svg:x="1.381cm" svg:y="1.381cm">
          <text:p text:style-name="P1">Watch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" draw:layer="layout" svg:width="5.588cm" svg:height="13.358cm" svg:x="15.224cm" svg:y="1.25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5cm" svg:height="1.524cm" svg:x="14.335cm" svg:y="1.381cm">
          <draw:text-box>
            <text:p text:style-name="P1">MongoDB</text:p>
          </draw:text-box>
        </draw:frame>
        <draw:frame draw:style-name="gr6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custom-shape draw:style-name="gr43" draw:text-style-name="P4" draw:layer="layout" svg:width="5.738cm" svg:height="13.358cm" svg:x="21.066cm" svg:y="1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3" draw:layer="layout" svg:width="3.81cm" svg:height="0.962cm" svg:x="21.701cm" svg:y="1.358cm">
          <draw:text-box>
            <text:p>$MMEDS</text:p>
          </draw:text-box>
        </draw:frame>
        <draw:custom-shape draw:style-name="gr20" draw:text-style-name="P13" xml:id="id64" draw:id="id64" draw:layer="layout" svg:width="4.826cm" svg:height="0.889cm" svg:x="15.605cm" svg:y="2.42cm">
          <text:p text:style-name="P1">1) StudyX Doc</text:p>
          <draw:enhanced-geometry svg:viewBox="0 0 21600 21600" draw:type="rectangle" draw:enhanced-path="M 0 0 L 21600 0 21600 21600 0 21600 0 0 Z N"/>
        </draw:custom-shape>
        <draw:frame draw:style-name="gr33" draw:text-style-name="P15" xml:id="id65" draw:id="id65" draw:layer="layout" svg:width="4.953cm" svg:height="0.806cm" svg:x="20.939cm" svg:y="2.457cm">
          <draw:text-box>
            <text:p text:style-name="P14"><text:span text:style-name="T1">Userna</text:span><text:span text:style-name="T1">me_Stu</text:span><text:span text:style-name="T1">dyX/</text:span></text:p>
          </draw:text-box>
        </draw:frame>
        <draw:frame draw:style-name="gr44" draw:text-style-name="P3" draw:layer="layout" svg:width="11.557cm" svg:height="2.54cm" svg:x="1cm" svg:y="12.176cm">
          <draw:text-box>
            <text:p>Watcher spins up a Qiime2 analysis like before</text:p>
            <text:p/>
          </draw:text-box>
        </draw:frame>
        <draw:custom-shape draw:style-name="gr20" draw:text-style-name="P20" xml:id="id62" draw:id="id62" draw:layer="layout" svg:width="4.826cm" svg:height="0.889cm" svg:x="15.605cm" svg:y="3.944cm">
          <text:p text:style-name="P1"><text:span text:style-name="T2">2) StudyX_Qiime2_0</text:span></text:p>
          <draw:enhanced-geometry svg:viewBox="0 0 21600 21600" draw:type="rectangle" draw:enhanced-path="M 0 0 L 21600 0 21600 21600 0 21600 0 0 Z N"/>
        </draw:custom-shape>
        <draw:frame draw:style-name="gr35" draw:text-style-name="P3" xml:id="id63" draw:id="id63" draw:layer="layout" svg:width="3.302cm" svg:height="0.889cm" svg:x="21.955cm" svg:y="3.39cm">
          <draw:text-box>
            <text:p><text:span text:style-name="T1">Qiime2_0/</text:span></text:p>
          </draw:text-box>
        </draw:frame>
        <draw:connector draw:style-name="gr7" draw:text-style-name="P6" draw:layer="layout" draw:type="lines" svg:x1="20.431cm" svg:y1="4.388cm" svg:x2="21.955cm" svg:y2="3.834cm" draw:start-shape="id62" draw:start-glue-point="1" draw:end-shape="id63" draw:end-glue-point="3" svg:d="M20431 4388h501l523-554h500" svg:viewBox="0 0 1525 555">
          <text:p/>
        </draw:connector>
        <draw:connector draw:style-name="gr7" draw:text-style-name="P6" draw:layer="layout" draw:type="lines" svg:x1="20.431cm" svg:y1="2.864cm" svg:x2="20.939cm" svg:y2="2.86cm" draw:start-shape="id64" draw:start-glue-point="1" draw:end-shape="id65" draw:end-glue-point="3" svg:d="M20431 2864h501l-493-4h500" svg:viewBox="0 0 509 5">
          <text:p/>
        </draw:connector>
        <draw:frame draw:style-name="gr38" draw:text-style-name="P17" xml:id="id66" draw:id="id66" draw:layer="layout" svg:width="2.542cm" svg:height="0.806cm" svg:x="22.971cm" svg:y="4.235cm">
          <draw:text-box>
            <text:p><text:span text:style-name="T1">o</text:span><text:span text:style-name="T1">t</text:span><text:span text:style-name="T1">u</text:span><text:span text:style-name="T1">_</text:span><text:span text:style-name="T1">t</text:span><text:span text:style-name="T1">a</text:span><text:span text:style-name="T1">b</text:span><text:span text:style-name="T1">l</text:span><text:span text:style-name="T1">e</text:span></text:p>
          </draw:text-box>
        </draw:frame>
        <draw:frame draw:style-name="gr33" draw:text-style-name="P17" xml:id="id67" draw:id="id67" draw:layer="layout" svg:width="2.794cm" svg:height="0.806cm" svg:x="22.971cm" svg:y="5.041cm">
          <draw:text-box>
            <text:p><text:span text:style-name="T1">sum</text:span><text:span text:style-name="T1">mary</text:span><text:span text:style-name="T1">/</text:span></text:p>
          </draw:text-box>
        </draw:frame>
        <draw:connector draw:style-name="gr7" draw:text-style-name="P6" draw:layer="layout" draw:type="lines" svg:x1="21.955cm" svg:y1="3.834cm" svg:x2="22.971cm" svg:y2="4.638cm" draw:start-shape="id63" draw:start-glue-point="3" draw:end-shape="id66" draw:end-glue-point="3" svg:d="M21955 3834h-500l1016 804h500" svg:viewBox="0 0 1517 805">
          <text:p/>
        </draw:connector>
        <draw:connector draw:style-name="gr7" draw:text-style-name="P6" draw:layer="layout" draw:type="lines" svg:x1="22.971cm" svg:y1="4.638cm" svg:x2="22.971cm" svg:y2="5.444cm" draw:start-shape="id66" draw:start-glue-point="3" draw:end-shape="id67" draw:end-glue-point="3" svg:d="M22971 4638h-500v806h500" svg:viewBox="0 0 501 807">
          <text:p/>
        </draw:connector>
        <draw:custom-shape draw:style-name="gr45" draw:text-style-name="P1" xml:id="id70" draw:id="id70" draw:layer="layout" svg:width="4.064cm" svg:height="1.905cm" svg:x="10.652cm" svg:y="2.397cm">
          <text:p text:style-name="P1">BodySite</text:p>
          <text:p text:style-name="P1">access_code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s" svg:x1="18.018cm" svg:y1="3.944cm" svg:x2="18.018cm" svg:y2="3.309cm" draw:start-shape="id62" draw:start-glue-point="0" draw:end-shape="id64" draw:end-glue-point="2" svg:d="M18018 3944v-502 367-500" svg:viewBox="0 0 1 636">
          <text:p/>
        </draw:connector>
        <draw:custom-shape draw:style-name="gr32" draw:text-style-name="P19" xml:id="id69" draw:id="id69" draw:layer="layout" svg:width="3.683cm" svg:height="3.937cm" svg:x="6.207cm" svg:y="1.381cm">
          <text:p text:style-name="P1">Qiime2_1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4.937cm" svg:y1="3.349cm" svg:x2="6.207cm" svg:y2="3.349cm" draw:start-shape="id68" draw:start-glue-point="1" draw:end-shape="id69" draw:end-glue-point="3" svg:d="M4937 3349h501 267 502" svg:viewBox="0 0 1271 1">
          <text:p/>
        </draw:connector>
        <draw:connector draw:style-name="gr7" draw:text-style-name="P6" draw:layer="layout" draw:type="lines" draw:line-skew="0.135cm 0.144cm" svg:x1="9.89cm" svg:y1="3.349cm" svg:x2="10.652cm" svg:y2="3.35cm" draw:start-shape="id69" draw:start-glue-point="1" draw:end-shape="id70" draw:end-glue-point="6" svg:d="M9890 3349h635l-382 1h509" svg:viewBox="0 0 763 2">
          <text:p/>
        </draw:connector>
        <draw:connector draw:style-name="gr7" draw:text-style-name="P6" draw:layer="layout" draw:type="lines" draw:line-skew="-0.526cm" svg:x1="14.716cm" svg:y1="3.35cm" svg:x2="15.605cm" svg:y2="2.864cm" draw:start-shape="id70" draw:start-glue-point="10" draw:end-shape="id64" draw:end-glue-point="3" svg:d="M14716 3350h134l254-486h501" svg:viewBox="0 0 890 487">
          <text:p/>
        </draw:connector>
        <draw:custom-shape draw:style-name="gr20" draw:text-style-name="P20" xml:id="id71" draw:id="id71" draw:layer="layout" svg:width="4.826cm" svg:height="0.889cm" svg:x="5.572cm" svg:y="6.969cm">
          <text:p text:style-name="P1"><text:span text:style-name="T2">3) StudyX_Qiime2_1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8.048cm" svg:y1="5.318cm" svg:x2="7.985cm" svg:y2="6.969cm" draw:start-shape="id69" draw:start-glue-point="2" draw:end-shape="id71" draw:end-glue-point="0" svg:d="M8048 5318v500l-63 649v502" svg:viewBox="0 0 64 1652">
          <text:p/>
        </draw:connector>
        <draw:connector draw:style-name="gr7" draw:text-style-name="P6" draw:layer="layout" draw:type="lines" svg:x1="10.398cm" svg:y1="7.413cm" svg:x2="18.018cm" svg:y2="3.309cm" draw:start-shape="id71" draw:start-glue-point="1" draw:end-shape="id64" draw:end-glue-point="2" svg:d="M10398 7413h501l7119-3604v-500" svg:viewBox="0 0 7621 4105">
          <text:p/>
        </draw:connector>
        <draw:frame draw:style-name="gr35" draw:text-style-name="P3" xml:id="id72" draw:id="id72" draw:layer="layout" svg:width="3.302cm" svg:height="0.889cm" svg:x="21.828cm" svg:y="5.954cm">
          <draw:text-box>
            <text:p><text:span text:style-name="T1">Qiime2_1</text:span><text:span text:style-name="T1">/</text:span></text:p>
          </draw:text-box>
        </draw:frame>
        <draw:frame draw:style-name="gr38" draw:text-style-name="P17" xml:id="id73" draw:id="id73" draw:layer="layout" svg:width="2.542cm" svg:height="0.806cm" svg:x="23.096cm" svg:y="6.842cm">
          <draw:text-box>
            <text:p><text:span text:style-name="T1">otu_tabl</text:span><text:span text:style-name="T1">e</text:span></text:p>
          </draw:text-box>
        </draw:frame>
        <draw:connector draw:style-name="gr7" draw:text-style-name="P6" draw:layer="layout" draw:type="lines" svg:x1="10.398cm" svg:y1="7.413cm" svg:x2="21.828cm" svg:y2="6.398cm" draw:start-shape="id71" draw:start-glue-point="1" draw:end-shape="id72" draw:end-glue-point="3" svg:d="M10398 7413h501l10429-1015h500" svg:viewBox="0 0 11431 1016">
          <text:p/>
        </draw:connector>
        <draw:connector draw:style-name="gr7" draw:text-style-name="P6" draw:layer="layout" draw:type="lines" svg:x1="21.828cm" svg:y1="6.398cm" svg:x2="23.096cm" svg:y2="7.245cm" draw:start-shape="id72" draw:start-glue-point="3" draw:end-shape="id73" draw:end-glue-point="3" svg:d="M21828 6398h-500l1268 847h500" svg:viewBox="0 0 1769 848">
          <text:p/>
        </draw:connector>
      </draw:page>
      <draw:page draw:name="page14" draw:style-name="dp1" draw:master-page-name="Default">
        <draw:custom-shape draw:style-name="gr41" draw:text-style-name="P2" xml:id="id80" draw:id="id80" draw:layer="layout" svg:width="3.556cm" svg:height="3.937cm" svg:x="1.381cm" svg:y="1.381cm">
          <text:p text:style-name="P1">Watch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" draw:layer="layout" svg:width="5.588cm" svg:height="13.358cm" svg:x="15.224cm" svg:y="1.25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5cm" svg:height="1.524cm" svg:x="14.335cm" svg:y="1.381cm">
          <draw:text-box>
            <text:p text:style-name="P1">MongoDB</text:p>
          </draw:text-box>
        </draw:frame>
        <draw:frame draw:style-name="gr6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custom-shape draw:style-name="gr43" draw:text-style-name="P4" draw:layer="layout" svg:width="5.738cm" svg:height="13.358cm" svg:x="21.043cm" svg:y="1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3" draw:layer="layout" svg:width="3.81cm" svg:height="0.962cm" svg:x="21.701cm" svg:y="1.358cm">
          <draw:text-box>
            <text:p>$MMEDS</text:p>
          </draw:text-box>
        </draw:frame>
        <draw:custom-shape draw:style-name="gr20" draw:text-style-name="P13" xml:id="id76" draw:id="id76" draw:layer="layout" svg:width="4.826cm" svg:height="0.889cm" svg:x="15.605cm" svg:y="2.42cm">
          <text:p text:style-name="P1">1) StudyX Doc</text:p>
          <draw:enhanced-geometry svg:viewBox="0 0 21600 21600" draw:type="rectangle" draw:enhanced-path="M 0 0 L 21600 0 21600 21600 0 21600 0 0 Z N"/>
        </draw:custom-shape>
        <draw:frame draw:style-name="gr33" draw:text-style-name="P15" xml:id="id77" draw:id="id77" draw:layer="layout" svg:width="4.953cm" svg:height="0.806cm" svg:x="20.939cm" svg:y="2.457cm">
          <draw:text-box>
            <text:p text:style-name="P14"><text:span text:style-name="T1">Username_</text:span><text:span text:style-name="T1">StudyX/</text:span></text:p>
          </draw:text-box>
        </draw:frame>
        <draw:frame draw:style-name="gr46" draw:text-style-name="P3" draw:layer="layout" svg:width="11.557cm" svg:height="3.095cm" svg:x="1cm" svg:y="11.668cm">
          <draw:text-box>
            <text:p>Qiime2</text:p>
            <text:p><text:tab/>- Creates three child processes</text:p>
            <text:p><text:tab/>- Here lies the problem </text:p>
            <text:p/>
          </draw:text-box>
        </draw:frame>
        <draw:custom-shape draw:style-name="gr20" draw:text-style-name="P20" xml:id="id74" draw:id="id74" draw:layer="layout" svg:width="4.826cm" svg:height="0.889cm" svg:x="15.605cm" svg:y="3.944cm">
          <text:p text:style-name="P1"><text:span text:style-name="T2">2) StudyX_Qiime2</text:span></text:p>
          <draw:enhanced-geometry svg:viewBox="0 0 21600 21600" draw:type="rectangle" draw:enhanced-path="M 0 0 L 21600 0 21600 21600 0 21600 0 0 Z N"/>
        </draw:custom-shape>
        <draw:frame draw:style-name="gr35" draw:text-style-name="P3" xml:id="id75" draw:id="id75" draw:layer="layout" svg:width="3.302cm" svg:height="0.889cm" svg:x="21.955cm" svg:y="3.39cm">
          <draw:text-box>
            <text:p><text:span text:style-name="T1">Qiime2_0/</text:span></text:p>
          </draw:text-box>
        </draw:frame>
        <draw:connector draw:style-name="gr7" draw:text-style-name="P6" draw:layer="layout" draw:type="lines" svg:x1="20.431cm" svg:y1="4.388cm" svg:x2="21.955cm" svg:y2="3.834cm" draw:start-shape="id74" draw:start-glue-point="1" draw:end-shape="id75" draw:end-glue-point="3" svg:d="M20431 4388h501l523-554h500" svg:viewBox="0 0 1525 555">
          <text:p/>
        </draw:connector>
        <draw:connector draw:style-name="gr7" draw:text-style-name="P6" draw:layer="layout" draw:type="lines" svg:x1="20.431cm" svg:y1="2.864cm" svg:x2="20.939cm" svg:y2="2.86cm" draw:start-shape="id76" draw:start-glue-point="1" draw:end-shape="id77" draw:end-glue-point="3" svg:d="M20431 2864h501l-493-4h500" svg:viewBox="0 0 509 5">
          <text:p/>
        </draw:connector>
        <draw:frame draw:style-name="gr38" draw:text-style-name="P17" xml:id="id78" draw:id="id78" draw:layer="layout" svg:width="2.542cm" svg:height="0.806cm" svg:x="22.971cm" svg:y="4.235cm">
          <draw:text-box>
            <text:p><text:span text:style-name="T1">otu_table</text:span></text:p>
          </draw:text-box>
        </draw:frame>
        <draw:frame draw:style-name="gr33" draw:text-style-name="P17" xml:id="id79" draw:id="id79" draw:layer="layout" svg:width="2.794cm" svg:height="0.806cm" svg:x="22.971cm" svg:y="5.041cm">
          <draw:text-box>
            <text:p><text:span text:style-name="T1">summary/</text:span></text:p>
          </draw:text-box>
        </draw:frame>
        <draw:connector draw:style-name="gr7" draw:text-style-name="P6" draw:layer="layout" draw:type="lines" svg:x1="21.955cm" svg:y1="3.834cm" svg:x2="22.971cm" svg:y2="4.638cm" draw:start-shape="id75" draw:start-glue-point="3" draw:end-shape="id78" draw:end-glue-point="3" svg:d="M21955 3834h-500l1016 804h500" svg:viewBox="0 0 1517 805">
          <text:p/>
        </draw:connector>
        <draw:connector draw:style-name="gr7" draw:text-style-name="P6" draw:layer="layout" draw:type="lines" svg:x1="22.971cm" svg:y1="4.638cm" svg:x2="22.971cm" svg:y2="5.444cm" draw:start-shape="id78" draw:start-glue-point="3" draw:end-shape="id79" draw:end-glue-point="3" svg:d="M22971 4638h-500v806h500" svg:viewBox="0 0 501 807">
          <text:p/>
        </draw:connector>
        <draw:connector draw:style-name="gr7" draw:text-style-name="P6" draw:layer="layout" draw:type="lines" svg:x1="18.018cm" svg:y1="3.944cm" svg:x2="18.018cm" svg:y2="3.309cm" draw:start-shape="id74" draw:start-glue-point="0" draw:end-shape="id76" draw:end-glue-point="2" svg:d="M18018 3944v-502 367-500" svg:viewBox="0 0 1 636">
          <text:p/>
        </draw:connector>
        <draw:custom-shape draw:style-name="gr32" draw:text-style-name="P19" xml:id="id81" draw:id="id81" draw:layer="layout" svg:width="3.683cm" svg:height="3.937cm" svg:x="6.207cm" svg:y="1.381cm">
          <text:p text:style-name="P1">Qiime2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4.937cm" svg:y1="3.349cm" svg:x2="6.207cm" svg:y2="3.349cm" draw:start-shape="id80" draw:start-glue-point="1" draw:end-shape="id81" draw:end-glue-point="3" svg:d="M4937 3349h501 267 502" svg:viewBox="0 0 1271 1">
          <text:p/>
        </draw:connector>
        <draw:connector draw:style-name="gr7" draw:text-style-name="P6" draw:layer="layout" draw:type="lines" svg:x1="9.89cm" svg:y1="3.349cm" svg:x2="15.605cm" svg:y2="2.864cm" draw:start-shape="id81" draw:start-glue-point="1" draw:end-shape="id76" draw:end-glue-point="3" svg:d="M9890 3349h500l4714-485h501" svg:viewBox="0 0 5716 486">
          <text:p/>
        </draw:connector>
        <draw:custom-shape draw:style-name="gr20" draw:text-style-name="P20" xml:id="id82" draw:id="id82" draw:layer="layout" svg:width="4.826cm" svg:height="0.889cm" svg:x="15.605cm" svg:y="5.191cm">
          <text:p text:style-name="P1"><text:span text:style-name="T2">3) StudyX_Qiime2_1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18.018cm" svg:y1="5.191cm" svg:x2="18.018cm" svg:y2="3.309cm" draw:start-shape="id82" draw:start-glue-point="0" draw:end-shape="id76" draw:end-glue-point="2" svg:d="M18018 5191v-502-880-500" svg:viewBox="0 0 1 1883">
          <text:p/>
        </draw:connector>
        <draw:connector draw:style-name="gr7" draw:text-style-name="P6" draw:layer="layout" draw:type="lines" svg:x1="9.89cm" svg:y1="3.349cm" svg:x2="15.605cm" svg:y2="5.635cm" draw:start-shape="id81" draw:start-glue-point="1" draw:end-shape="id82" draw:end-glue-point="3" svg:d="M9890 3349h500l4714 2286h501" svg:viewBox="0 0 5716 2287">
          <text:p/>
        </draw:connector>
        <draw:frame draw:style-name="gr35" draw:text-style-name="P3" xml:id="id83" draw:id="id83" draw:layer="layout" svg:width="3.302cm" svg:height="0.889cm" svg:x="21.828cm" svg:y="5.953cm">
          <draw:text-box>
            <text:p><text:span text:style-name="T1">Qiime2_1/</text:span></text:p>
          </draw:text-box>
        </draw:frame>
        <draw:frame draw:style-name="gr38" draw:text-style-name="P17" xml:id="id84" draw:id="id84" draw:layer="layout" svg:width="2.542cm" svg:height="0.806cm" svg:x="22.844cm" svg:y="6.842cm">
          <draw:text-box>
            <text:p><text:span text:style-name="T1">otu_table</text:span></text:p>
          </draw:text-box>
        </draw:frame>
        <draw:connector draw:style-name="gr7" draw:text-style-name="P6" draw:layer="layout" draw:type="lines" svg:x1="20.431cm" svg:y1="5.635cm" svg:x2="21.828cm" svg:y2="6.397cm" draw:start-shape="id82" draw:start-glue-point="1" draw:end-shape="id83" draw:end-glue-point="3" svg:d="M20431 5635h501l396 762h500" svg:viewBox="0 0 1398 763">
          <text:p/>
        </draw:connector>
        <draw:connector draw:style-name="gr7" draw:text-style-name="P6" draw:layer="layout" draw:type="lines" svg:x1="21.828cm" svg:y1="6.397cm" svg:x2="22.844cm" svg:y2="7.245cm" draw:start-shape="id83" draw:start-glue-point="3" draw:end-shape="id84" draw:end-glue-point="3" svg:d="M21828 6397h-500l1016 848h500" svg:viewBox="0 0 1517 849">
          <text:p/>
        </draw:connector>
        <draw:custom-shape draw:style-name="gr32" draw:text-style-name="P19" xml:id="id85" draw:id="id85" draw:layer="layout" svg:width="3.683cm" svg:height="3.937cm" svg:x="6.207cm" svg:y="1.381cm">
          <text:p text:style-name="P1">Qiime2_1</text:p>
          <draw:enhanced-geometry svg:viewBox="0 0 21600 21600" draw:type="rectangle" draw:enhanced-path="M 0 0 L 21600 0 21600 21600 0 21600 0 0 Z N"/>
        </draw:custom-shape>
        <draw:custom-shape draw:style-name="gr32" draw:text-style-name="P19" xml:id="id86" draw:id="id86" draw:layer="layout" svg:width="3.683cm" svg:height="3.937cm" svg:x="2.016cm" svg:y="6.588cm">
          <text:p text:style-name="P1">Qiime2_1</text:p>
          <text:p text:style-name="P1">Gut</text:p>
          <draw:enhanced-geometry svg:viewBox="0 0 21600 21600" draw:type="rectangle" draw:enhanced-path="M 0 0 L 21600 0 21600 21600 0 21600 0 0 Z N"/>
        </draw:custom-shape>
        <draw:custom-shape draw:style-name="gr32" draw:text-style-name="P19" xml:id="id87" draw:id="id87" draw:layer="layout" svg:width="3.683cm" svg:height="3.937cm" svg:x="6.207cm" svg:y="6.588cm">
          <text:p text:style-name="P1">Qiime2_1</text:p>
          <text:p text:style-name="P1">Mouth</text:p>
          <draw:enhanced-geometry svg:viewBox="0 0 21600 21600" draw:type="rectangle" draw:enhanced-path="M 0 0 L 21600 0 21600 21600 0 21600 0 0 Z N"/>
        </draw:custom-shape>
        <draw:custom-shape draw:style-name="gr32" draw:text-style-name="P19" xml:id="id88" draw:id="id88" draw:layer="layout" svg:width="3.683cm" svg:height="3.937cm" svg:x="10.398cm" svg:y="6.588cm">
          <text:p text:style-name="P1">Qiime2_1</text:p>
          <text:p text:style-name="P1">Nose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8.048cm" svg:y1="5.318cm" svg:x2="3.857cm" svg:y2="6.588cm" draw:start-shape="id85" draw:start-glue-point="2" draw:end-shape="id86" draw:end-glue-point="0" svg:d="M8048 5318v500l-4191 268v502" svg:viewBox="0 0 4192 1271">
          <text:p/>
        </draw:connector>
        <draw:connector draw:style-name="gr7" draw:text-style-name="P6" draw:layer="layout" draw:type="lines" svg:x1="8.048cm" svg:y1="5.318cm" svg:x2="8.048cm" svg:y2="6.588cm" draw:start-shape="id85" draw:start-glue-point="2" draw:end-shape="id87" svg:d="M8048 5318v500 268 502" svg:viewBox="0 0 1 1271">
          <text:p/>
        </draw:connector>
        <draw:connector draw:style-name="gr7" draw:text-style-name="P6" draw:layer="layout" draw:type="lines" svg:x1="8.048cm" svg:y1="5.318cm" svg:x2="12.239cm" svg:y2="6.588cm" draw:start-shape="id85" draw:start-glue-point="2" draw:end-shape="id88" draw:end-glue-point="0" svg:d="M8048 5318v500l4191 268v502" svg:viewBox="0 0 4192 1271">
          <text:p/>
        </draw:connector>
      </draw:page>
      <draw:page draw:name="page15" draw:style-name="dp1" draw:master-page-name="Default">
        <draw:custom-shape draw:style-name="gr41" draw:text-style-name="P2" xml:id="id95" draw:id="id95" draw:layer="layout" svg:width="3.556cm" svg:height="3.937cm" svg:x="1.381cm" svg:y="1.381cm">
          <text:p text:style-name="P1">Watch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" draw:layer="layout" svg:width="5.588cm" svg:height="13.358cm" svg:x="15.224cm" svg:y="1.25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5cm" svg:height="1.524cm" svg:x="14.335cm" svg:y="1.381cm">
          <draw:text-box>
            <text:p text:style-name="P1">MongoDB</text:p>
          </draw:text-box>
        </draw:frame>
        <draw:frame draw:style-name="gr6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custom-shape draw:style-name="gr43" draw:text-style-name="P4" draw:layer="layout" svg:width="5.738cm" svg:height="13.358cm" svg:x="21.043cm" svg:y="1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3" draw:layer="layout" svg:width="3.81cm" svg:height="0.962cm" svg:x="21.701cm" svg:y="1.358cm">
          <draw:text-box>
            <text:p>$MMEDS</text:p>
          </draw:text-box>
        </draw:frame>
        <draw:custom-shape draw:style-name="gr20" draw:text-style-name="P13" xml:id="id91" draw:id="id91" draw:layer="layout" svg:width="4.826cm" svg:height="0.889cm" svg:x="15.605cm" svg:y="2.42cm">
          <text:p text:style-name="P1">1) StudyX Doc</text:p>
          <draw:enhanced-geometry svg:viewBox="0 0 21600 21600" draw:type="rectangle" draw:enhanced-path="M 0 0 L 21600 0 21600 21600 0 21600 0 0 Z N"/>
        </draw:custom-shape>
        <draw:frame draw:style-name="gr33" draw:text-style-name="P15" xml:id="id92" draw:id="id92" draw:layer="layout" svg:width="4.953cm" svg:height="0.806cm" svg:x="20.939cm" svg:y="2.457cm">
          <draw:text-box>
            <text:p text:style-name="P14"><text:span text:style-name="T1">Username_Study</text:span><text:span text:style-name="T1">X/</text:span></text:p>
          </draw:text-box>
        </draw:frame>
        <draw:frame draw:style-name="gr47" draw:text-style-name="P3" draw:layer="layout" svg:width="8.763cm" svg:height="6.765cm" svg:x="1cm" svg:y="7.985cm">
          <draw:text-box>
            <text:p>What should happen:</text:p>
            <text:p><text:tab/>Children</text:p>
            <text:p><text:tab/>- Create their docs</text:p>
            <text:p><text:tab/>- Create their directories</text:p>
            <text:p>What currently happens:</text:p>
            <text:p><text:tab/>Parent</text:p>
            <text:p><text:tab/>- Creates directory</text:p>
            <text:p><text:tab/>Parent’s Doc</text:p>
            <text:p><text:tab/>- Creates child Doc</text:p>
          </draw:text-box>
        </draw:frame>
        <draw:custom-shape draw:style-name="gr20" draw:text-style-name="P20" xml:id="id89" draw:id="id89" draw:layer="layout" svg:width="4.826cm" svg:height="0.889cm" svg:x="15.605cm" svg:y="3.944cm">
          <text:p text:style-name="P1"><text:span text:style-name="T2">2) StudyX_Qiime2</text:span></text:p>
          <draw:enhanced-geometry svg:viewBox="0 0 21600 21600" draw:type="rectangle" draw:enhanced-path="M 0 0 L 21600 0 21600 21600 0 21600 0 0 Z N"/>
        </draw:custom-shape>
        <draw:frame draw:style-name="gr35" draw:text-style-name="P3" xml:id="id90" draw:id="id90" draw:layer="layout" svg:width="3.302cm" svg:height="0.889cm" svg:x="21.828cm" svg:y="3.413cm">
          <draw:text-box>
            <text:p><text:span text:style-name="T1">Qiime2_0/</text:span></text:p>
          </draw:text-box>
        </draw:frame>
        <draw:connector draw:style-name="gr7" draw:text-style-name="P6" draw:layer="layout" draw:type="lines" svg:x1="20.431cm" svg:y1="4.388cm" svg:x2="21.828cm" svg:y2="3.857cm" draw:start-shape="id89" draw:start-glue-point="1" draw:end-shape="id90" draw:end-glue-point="3" svg:d="M20431 4388h501l396-531h500" svg:viewBox="0 0 1398 532">
          <text:p/>
        </draw:connector>
        <draw:connector draw:style-name="gr7" draw:text-style-name="P6" draw:layer="layout" draw:type="lines" svg:x1="20.431cm" svg:y1="2.864cm" svg:x2="20.939cm" svg:y2="2.86cm" draw:start-shape="id91" draw:start-glue-point="1" draw:end-shape="id92" draw:end-glue-point="3" svg:d="M20431 2864h501l-493-4h500" svg:viewBox="0 0 509 5">
          <text:p/>
        </draw:connector>
        <draw:frame draw:style-name="gr38" draw:text-style-name="P17" xml:id="id93" draw:id="id93" draw:layer="layout" svg:width="2.542cm" svg:height="0.806cm" svg:x="22.969cm" svg:y="4.258cm">
          <draw:text-box>
            <text:p><text:span text:style-name="T1">otu_table</text:span></text:p>
          </draw:text-box>
        </draw:frame>
        <draw:frame draw:style-name="gr33" draw:text-style-name="P17" xml:id="id94" draw:id="id94" draw:layer="layout" svg:width="2.794cm" svg:height="0.806cm" svg:x="22.971cm" svg:y="5.041cm">
          <draw:text-box>
            <text:p><text:span text:style-name="T1">summary/</text:span></text:p>
          </draw:text-box>
        </draw:frame>
        <draw:connector draw:style-name="gr7" draw:text-style-name="P6" draw:layer="layout" draw:type="lines" svg:x1="21.828cm" svg:y1="3.857cm" svg:x2="22.969cm" svg:y2="4.661cm" draw:start-shape="id90" draw:start-glue-point="3" draw:end-shape="id93" draw:end-glue-point="3" svg:d="M21828 3857h-500l1141 804h500" svg:viewBox="0 0 1642 805">
          <text:p/>
        </draw:connector>
        <draw:connector draw:style-name="gr7" draw:text-style-name="P6" draw:layer="layout" draw:type="lines" svg:x1="22.969cm" svg:y1="4.661cm" svg:x2="22.971cm" svg:y2="5.444cm" draw:start-shape="id93" draw:start-glue-point="3" draw:end-shape="id94" draw:end-glue-point="3" svg:d="M22969 4661h-500l2 783h500" svg:viewBox="0 0 503 784">
          <text:p/>
        </draw:connector>
        <draw:connector draw:style-name="gr7" draw:text-style-name="P6" draw:layer="layout" draw:type="lines" svg:x1="18.018cm" svg:y1="3.944cm" svg:x2="18.018cm" svg:y2="3.309cm" draw:start-shape="id89" draw:start-glue-point="0" draw:end-shape="id91" draw:end-glue-point="2" svg:d="M18018 3944v-502 367-500" svg:viewBox="0 0 1 636">
          <text:p/>
        </draw:connector>
        <draw:custom-shape draw:style-name="gr32" draw:text-style-name="P19" xml:id="id96" draw:id="id96" draw:layer="layout" svg:width="3.683cm" svg:height="3.937cm" svg:x="6.207cm" svg:y="1.381cm">
          <text:p text:style-name="P1">Qiime2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4.937cm" svg:y1="3.349cm" svg:x2="6.207cm" svg:y2="3.349cm" draw:start-shape="id95" draw:start-glue-point="1" draw:end-shape="id96" draw:end-glue-point="3" svg:d="M4937 3349h501 267 502" svg:viewBox="0 0 1271 1">
          <text:p/>
        </draw:connector>
        <draw:connector draw:style-name="gr7" draw:text-style-name="P6" draw:layer="layout" draw:type="lines" svg:x1="9.89cm" svg:y1="3.349cm" svg:x2="15.605cm" svg:y2="2.864cm" draw:start-shape="id96" draw:start-glue-point="1" draw:end-shape="id91" draw:end-glue-point="3" svg:d="M9890 3349h500l4714-485h501" svg:viewBox="0 0 5716 486">
          <text:p/>
        </draw:connector>
        <draw:custom-shape draw:style-name="gr20" draw:text-style-name="P20" xml:id="id97" draw:id="id97" draw:layer="layout" svg:width="4.826cm" svg:height="0.889cm" svg:x="15.605cm" svg:y="5.191cm">
          <text:p text:style-name="P1"><text:span text:style-name="T2">3) StudyX_Qiime2_1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18.018cm" svg:y1="5.191cm" svg:x2="18.018cm" svg:y2="3.309cm" draw:start-shape="id97" draw:start-glue-point="0" draw:end-shape="id91" draw:end-glue-point="2" svg:d="M18018 5191v-502-880-500" svg:viewBox="0 0 1 1883">
          <text:p/>
        </draw:connector>
        <draw:connector draw:style-name="gr7" draw:text-style-name="P6" draw:layer="layout" draw:type="lines" svg:x1="9.89cm" svg:y1="3.349cm" svg:x2="15.605cm" svg:y2="5.635cm" draw:start-shape="id96" draw:start-glue-point="1" draw:end-shape="id97" draw:end-glue-point="3" svg:d="M9890 3349h500l4714 2286h501" svg:viewBox="0 0 5716 2287">
          <text:p/>
        </draw:connector>
        <draw:frame draw:style-name="gr35" draw:text-style-name="P3" xml:id="id98" draw:id="id98" draw:layer="layout" svg:width="3.302cm" svg:height="0.889cm" svg:x="21.828cm" svg:y="5.953cm">
          <draw:text-box>
            <text:p><text:span text:style-name="T1">Qiime2_1/</text:span></text:p>
          </draw:text-box>
        </draw:frame>
        <draw:frame draw:style-name="gr38" draw:text-style-name="P17" xml:id="id99" draw:id="id99" draw:layer="layout" svg:width="2.542cm" svg:height="0.806cm" svg:x="22.336cm" svg:y="6.842cm">
          <draw:text-box>
            <text:p><text:span text:style-name="T1">otu_table</text:span></text:p>
          </draw:text-box>
        </draw:frame>
        <draw:connector draw:style-name="gr7" draw:text-style-name="P6" draw:layer="layout" draw:type="lines" svg:x1="20.431cm" svg:y1="5.635cm" svg:x2="21.828cm" svg:y2="6.397cm" draw:start-shape="id97" draw:start-glue-point="1" draw:end-shape="id98" draw:end-glue-point="3" svg:d="M20431 5635h501l396 762h500" svg:viewBox="0 0 1398 763">
          <text:p/>
        </draw:connector>
        <draw:connector draw:style-name="gr7" draw:text-style-name="P6" draw:layer="layout" draw:type="lines" svg:x1="21.828cm" svg:y1="6.397cm" svg:x2="22.336cm" svg:y2="7.245cm" draw:start-shape="id98" draw:start-glue-point="3" draw:end-shape="id99" draw:end-glue-point="3" svg:d="M21828 6397h-500l508 848h500" svg:viewBox="0 0 1009 849">
          <text:p/>
        </draw:connector>
        <draw:custom-shape draw:style-name="gr32" draw:text-style-name="P19" xml:id="id100" draw:id="id100" draw:layer="layout" svg:width="3.683cm" svg:height="3.937cm" svg:x="6.207cm" svg:y="1.381cm">
          <text:p text:style-name="P1">Qiime2_1</text:p>
          <draw:enhanced-geometry svg:viewBox="0 0 21600 21600" draw:type="rectangle" draw:enhanced-path="M 0 0 L 21600 0 21600 21600 0 21600 0 0 Z N"/>
        </draw:custom-shape>
        <draw:custom-shape draw:style-name="gr48" draw:text-style-name="P19" xml:id="id101" draw:id="id101" draw:layer="layout" svg:width="3.683cm" svg:height="1.524cm" svg:x="10.144cm" svg:y="5.318cm">
          <text:p text:style-name="P1">Qiime2_1</text:p>
          <text:p text:style-name="P1">Gut</text:p>
          <draw:enhanced-geometry svg:viewBox="0 0 21600 21600" draw:type="rectangle" draw:enhanced-path="M 0 0 L 21600 0 21600 21600 0 21600 0 0 Z N"/>
        </draw:custom-shape>
        <draw:custom-shape draw:style-name="gr49" draw:text-style-name="P19" xml:id="id102" draw:id="id102" draw:layer="layout" svg:width="3.683cm" svg:height="1.651cm" svg:x="10.144cm" svg:y="7.096cm">
          <text:p text:style-name="P1">Qiime2_1</text:p>
          <text:p text:style-name="P1">Mouth</text:p>
          <draw:enhanced-geometry svg:viewBox="0 0 21600 21600" draw:type="rectangle" draw:enhanced-path="M 0 0 L 21600 0 21600 21600 0 21600 0 0 Z N"/>
        </draw:custom-shape>
        <draw:custom-shape draw:style-name="gr50" draw:text-style-name="P19" xml:id="id103" draw:id="id103" draw:layer="layout" svg:width="3.683cm" svg:height="1.778cm" svg:x="10.144cm" svg:y="9.001cm">
          <text:p text:style-name="P1">Qiime2_1</text:p>
          <text:p text:style-name="P1">Nose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8.048cm" svg:y1="5.318cm" svg:x2="10.144cm" svg:y2="6.08cm" draw:start-shape="id100" draw:start-glue-point="2" draw:end-shape="id101" draw:end-glue-point="3" svg:d="M8048 5318v500l1594 262h502" svg:viewBox="0 0 2097 763">
          <text:p/>
        </draw:connector>
        <draw:connector draw:style-name="gr7" draw:text-style-name="P6" draw:layer="layout" draw:type="lines" svg:x1="8.048cm" svg:y1="5.318cm" svg:x2="10.144cm" svg:y2="7.921cm" draw:start-shape="id100" draw:start-glue-point="2" draw:end-shape="id102" svg:d="M8048 5318v500l1594 2103h502" svg:viewBox="0 0 2097 2604">
          <text:p/>
        </draw:connector>
        <draw:connector draw:style-name="gr7" draw:text-style-name="P6" draw:layer="layout" draw:type="lines" svg:x1="8.048cm" svg:y1="5.318cm" svg:x2="10.144cm" svg:y2="9.89cm" draw:start-shape="id100" draw:start-glue-point="2" draw:end-shape="id103" draw:end-glue-point="3" svg:d="M8048 5318v500l1594 4072h502" svg:viewBox="0 0 2097 4573">
          <text:p/>
        </draw:connector>
        <draw:custom-shape draw:style-name="gr20" draw:text-style-name="P29" xml:id="id105" draw:id="id105" draw:layer="layout" svg:width="4.826cm" svg:height="0.889cm" svg:x="15.605cm" svg:y="6.334cm">
          <text:p text:style-name="P28"><text:span text:style-name="T8">4) StudyX_Q2_1_G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9" xml:id="id104" draw:id="id104" draw:layer="layout" svg:width="4.826cm" svg:height="0.889cm" svg:x="15.605cm" svg:y="7.477cm">
          <text:p text:style-name="P28"><text:span text:style-name="T8">5) StudyX_Q2_1_Mou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9" xml:id="id106" draw:id="id106" draw:layer="layout" svg:width="4.826cm" svg:height="0.889cm" svg:x="15.605cm" svg:y="8.62cm">
          <text:p text:style-name="P28"><text:span text:style-name="T8">6) StudyX_Q2_1_No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s" svg:x1="13.827cm" svg:y1="7.921cm" svg:x2="15.605cm" svg:y2="7.921cm" draw:start-shape="id102" draw:start-glue-point="1" draw:end-shape="id104" draw:end-glue-point="3" svg:d="M13827 7921h500 777 501" svg:viewBox="0 0 1779 1">
          <text:p/>
        </draw:connector>
        <draw:connector draw:style-name="gr7" draw:text-style-name="P6" draw:layer="layout" draw:type="lines" svg:x1="13.827cm" svg:y1="6.08cm" svg:x2="15.605cm" svg:y2="6.778cm" draw:start-shape="id101" draw:start-glue-point="1" draw:end-shape="id105" draw:end-glue-point="3" svg:d="M13827 6080h500l777 698h501" svg:viewBox="0 0 1779 699">
          <text:p/>
        </draw:connector>
        <draw:connector draw:style-name="gr7" draw:text-style-name="P6" draw:layer="layout" draw:type="lines" svg:x1="13.827cm" svg:y1="9.89cm" svg:x2="15.605cm" svg:y2="9.064cm" draw:start-shape="id103" draw:start-glue-point="1" draw:end-shape="id106" draw:end-glue-point="3" svg:d="M13827 9890h500l777-826h501" svg:viewBox="0 0 1779 827">
          <text:p/>
        </draw:connector>
        <draw:frame draw:style-name="gr33" draw:text-style-name="P3" xml:id="id107" draw:id="id107" draw:layer="layout" svg:width="3.937cm" svg:height="0.806cm" svg:x="22.336cm" svg:y="7.477cm">
          <draw:text-box>
            <text:p><text:span text:style-name="T1">Qiime2_1_Gu</text:span><text:span text:style-name="T1">t/</text:span></text:p>
          </draw:text-box>
        </draw:frame>
        <draw:frame draw:style-name="gr33" draw:text-style-name="P3" xml:id="id108" draw:id="id108" draw:layer="layout" svg:width="4.629cm" svg:height="0.806cm" svg:x="22.336cm" svg:y="8.112cm">
          <draw:text-box>
            <text:p><text:span text:style-name="T1">Qiime2_1_M</text:span><text:span text:style-name="T1">outh/</text:span></text:p>
          </draw:text-box>
        </draw:frame>
        <draw:frame draw:style-name="gr33" draw:text-style-name="P3" xml:id="id109" draw:id="id109" draw:layer="layout" svg:width="4.318cm" svg:height="0.806cm" svg:x="22.336cm" svg:y="8.874cm">
          <draw:text-box>
            <text:p><text:span text:style-name="T1">Qiime2_1_Nose/</text:span></text:p>
          </draw:text-box>
        </draw:frame>
        <draw:connector draw:style-name="gr7" draw:text-style-name="P6" draw:layer="layout" draw:type="lines" svg:x1="20.431cm" svg:y1="6.778cm" svg:x2="22.336cm" svg:y2="7.88cm" draw:start-shape="id105" draw:start-glue-point="1" draw:end-shape="id107" draw:end-glue-point="3" svg:d="M20431 6778h501l904 1102h500" svg:viewBox="0 0 1906 1103">
          <text:p/>
        </draw:connector>
        <draw:connector draw:style-name="gr7" draw:text-style-name="P6" draw:layer="layout" draw:type="lines" svg:x1="20.431cm" svg:y1="7.921cm" svg:x2="22.336cm" svg:y2="8.515cm" draw:start-shape="id104" draw:start-glue-point="1" draw:end-shape="id108" draw:end-glue-point="3" svg:d="M20431 7921h501l904 594h500" svg:viewBox="0 0 1906 595">
          <text:p/>
        </draw:connector>
        <draw:connector draw:style-name="gr7" draw:text-style-name="P6" draw:layer="layout" draw:type="lines" svg:x1="20.431cm" svg:y1="9.064cm" svg:x2="22.336cm" svg:y2="9.277cm" draw:start-shape="id106" draw:start-glue-point="1" draw:end-shape="id109" draw:end-glue-point="3" svg:d="M20431 9064h501l904 213h500" svg:viewBox="0 0 1906 214">
          <text:p/>
        </draw:connector>
        <draw:connector draw:style-name="gr7" draw:text-style-name="P6" draw:layer="layout" draw:type="lines" svg:x1="18.018cm" svg:y1="6.334cm" svg:x2="18.018cm" svg:y2="3.309cm" draw:start-shape="id105" draw:start-glue-point="0" draw:end-shape="id91" draw:end-glue-point="2" svg:d="M18018 6334v-502-2023-500" svg:viewBox="0 0 1 3026">
          <text:p/>
        </draw:connector>
        <draw:connector draw:style-name="gr7" draw:text-style-name="P6" draw:layer="layout" draw:type="lines" svg:x1="18.018cm" svg:y1="7.477cm" svg:x2="18.018cm" svg:y2="3.309cm" draw:start-shape="id104" draw:start-glue-point="0" draw:end-shape="id91" draw:end-glue-point="2" svg:d="M18018 7477v-502-3166-500" svg:viewBox="0 0 1 4169">
          <text:p/>
        </draw:connector>
        <draw:connector draw:style-name="gr7" draw:text-style-name="P6" draw:layer="layout" draw:type="lines" svg:x1="18.018cm" svg:y1="8.62cm" svg:x2="18.018cm" svg:y2="3.309cm" draw:start-shape="id106" draw:start-glue-point="0" draw:end-shape="id91" draw:end-glue-point="2" svg:d="M18018 8620v-502-4309-500" svg:viewBox="0 0 1 5312">
          <text:p/>
        </draw:connector>
      </draw:page>
      <draw:page draw:name="page16" draw:style-name="dp1" draw:master-page-name="Default">
        <draw:custom-shape draw:style-name="gr41" draw:text-style-name="P2" xml:id="id116" draw:id="id116" draw:layer="layout" svg:width="3.556cm" svg:height="3.937cm" svg:x="1.381cm" svg:y="1.381cm">
          <text:p text:style-name="P1">Watch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" draw:layer="layout" svg:width="5.588cm" svg:height="13.358cm" svg:x="15.351cm" svg:y="1.23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5cm" svg:height="1.524cm" svg:x="14.335cm" svg:y="1.381cm">
          <draw:text-box>
            <text:p text:style-name="P1">MongoDB</text:p>
          </draw:text-box>
        </draw:frame>
        <draw:frame draw:style-name="gr6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custom-shape draw:style-name="gr43" draw:text-style-name="P4" draw:layer="layout" svg:width="5.738cm" svg:height="13.358cm" svg:x="21.043cm" svg:y="1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3" draw:layer="layout" svg:width="3.81cm" svg:height="0.962cm" svg:x="21.701cm" svg:y="1.358cm">
          <draw:text-box>
            <text:p>$MMEDS</text:p>
          </draw:text-box>
        </draw:frame>
        <draw:custom-shape draw:style-name="gr20" draw:text-style-name="P13" xml:id="id112" draw:id="id112" draw:layer="layout" svg:width="4.826cm" svg:height="0.889cm" svg:x="15.605cm" svg:y="2.42cm">
          <text:p text:style-name="P1">1) StudyX Doc</text:p>
          <draw:enhanced-geometry svg:viewBox="0 0 21600 21600" draw:type="rectangle" draw:enhanced-path="M 0 0 L 21600 0 21600 21600 0 21600 0 0 Z N"/>
        </draw:custom-shape>
        <draw:frame draw:style-name="gr33" draw:text-style-name="P15" xml:id="id113" draw:id="id113" draw:layer="layout" svg:width="4.953cm" svg:height="0.806cm" svg:x="20.939cm" svg:y="2.457cm">
          <draw:text-box>
            <text:p text:style-name="P14"><text:span text:style-name="T1">Username_StudyX/</text:span></text:p>
          </draw:text-box>
        </draw:frame>
        <draw:frame draw:style-name="gr47" draw:text-style-name="P3" draw:layer="layout" svg:width="8.763cm" svg:height="6.765cm" svg:x="1cm" svg:y="7.985cm">
          <draw:text-box>
            <text:p>- This happened because the child needs to know the location of the parent’s files to make links</text:p>
            <text:p>- As well as creating metadata files containing a sub set of the samples</text:p>
          </draw:text-box>
        </draw:frame>
        <draw:custom-shape draw:style-name="gr20" draw:text-style-name="P20" xml:id="id110" draw:id="id110" draw:layer="layout" svg:width="4.826cm" svg:height="0.889cm" svg:x="15.605cm" svg:y="3.944cm">
          <text:p text:style-name="P1"><text:span text:style-name="T2">2) </text:span><text:span text:style-name="T2">StudyX_Qiim</text:span><text:span text:style-name="T2">e2</text:span></text:p>
          <draw:enhanced-geometry svg:viewBox="0 0 21600 21600" draw:type="rectangle" draw:enhanced-path="M 0 0 L 21600 0 21600 21600 0 21600 0 0 Z N"/>
        </draw:custom-shape>
        <draw:frame draw:style-name="gr35" draw:text-style-name="P3" xml:id="id111" draw:id="id111" draw:layer="layout" svg:width="3.302cm" svg:height="0.889cm" svg:x="21.828cm" svg:y="3.413cm">
          <draw:text-box>
            <text:p><text:span text:style-name="T1">Qiime2_0/</text:span></text:p>
          </draw:text-box>
        </draw:frame>
        <draw:connector draw:style-name="gr7" draw:text-style-name="P6" draw:layer="layout" draw:type="lines" svg:x1="20.431cm" svg:y1="4.388cm" svg:x2="21.828cm" svg:y2="3.857cm" draw:start-shape="id110" draw:start-glue-point="1" draw:end-shape="id111" draw:end-glue-point="3" svg:d="M20431 4388h501l396-531h500" svg:viewBox="0 0 1398 532">
          <text:p/>
        </draw:connector>
        <draw:connector draw:style-name="gr7" draw:text-style-name="P6" draw:layer="layout" draw:type="lines" svg:x1="20.431cm" svg:y1="2.864cm" svg:x2="20.939cm" svg:y2="2.86cm" draw:start-shape="id112" draw:start-glue-point="1" draw:end-shape="id113" draw:end-glue-point="3" svg:d="M20431 2864h501l-493-4h500" svg:viewBox="0 0 509 5">
          <text:p/>
        </draw:connector>
        <draw:frame draw:style-name="gr38" draw:text-style-name="P17" xml:id="id114" draw:id="id114" draw:layer="layout" svg:width="2.542cm" svg:height="0.806cm" svg:x="22.969cm" svg:y="4.258cm">
          <draw:text-box>
            <text:p><text:span text:style-name="T1">otu_table</text:span></text:p>
          </draw:text-box>
        </draw:frame>
        <draw:frame draw:style-name="gr33" draw:text-style-name="P17" xml:id="id115" draw:id="id115" draw:layer="layout" svg:width="2.794cm" svg:height="0.806cm" svg:x="22.971cm" svg:y="5.041cm">
          <draw:text-box>
            <text:p><text:span text:style-name="T1">summary/</text:span></text:p>
          </draw:text-box>
        </draw:frame>
        <draw:connector draw:style-name="gr7" draw:text-style-name="P6" draw:layer="layout" draw:type="lines" svg:x1="21.828cm" svg:y1="3.857cm" svg:x2="22.969cm" svg:y2="4.661cm" draw:start-shape="id111" draw:start-glue-point="3" draw:end-shape="id114" draw:end-glue-point="3" svg:d="M21828 3857h-500l1141 804h500" svg:viewBox="0 0 1642 805">
          <text:p/>
        </draw:connector>
        <draw:connector draw:style-name="gr7" draw:text-style-name="P6" draw:layer="layout" draw:type="lines" svg:x1="22.969cm" svg:y1="4.661cm" svg:x2="22.971cm" svg:y2="5.444cm" draw:start-shape="id114" draw:start-glue-point="3" draw:end-shape="id115" draw:end-glue-point="3" svg:d="M22969 4661h-500l2 783h500" svg:viewBox="0 0 503 784">
          <text:p/>
        </draw:connector>
        <draw:connector draw:style-name="gr7" draw:text-style-name="P6" draw:layer="layout" draw:type="lines" svg:x1="18.018cm" svg:y1="3.944cm" svg:x2="18.018cm" svg:y2="3.309cm" draw:start-shape="id110" draw:start-glue-point="0" draw:end-shape="id112" draw:end-glue-point="2" svg:d="M18018 3944v-502 367-500" svg:viewBox="0 0 1 636">
          <text:p/>
        </draw:connector>
        <draw:custom-shape draw:style-name="gr32" draw:text-style-name="P19" xml:id="id117" draw:id="id117" draw:layer="layout" svg:width="3.683cm" svg:height="3.937cm" svg:x="6.207cm" svg:y="1.381cm">
          <text:p text:style-name="P1">Qiime2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4.937cm" svg:y1="3.349cm" svg:x2="6.207cm" svg:y2="3.349cm" draw:start-shape="id116" draw:start-glue-point="1" draw:end-shape="id117" draw:end-glue-point="3" svg:d="M4937 3349h501 267 502" svg:viewBox="0 0 1271 1">
          <text:p/>
        </draw:connector>
        <draw:connector draw:style-name="gr7" draw:text-style-name="P6" draw:layer="layout" draw:type="lines" svg:x1="9.89cm" svg:y1="3.349cm" svg:x2="15.605cm" svg:y2="2.864cm" draw:start-shape="id117" draw:start-glue-point="1" draw:end-shape="id112" draw:end-glue-point="3" svg:d="M9890 3349h500l4714-485h501" svg:viewBox="0 0 5716 486">
          <text:p/>
        </draw:connector>
        <draw:custom-shape draw:style-name="gr20" draw:text-style-name="P20" xml:id="id118" draw:id="id118" draw:layer="layout" svg:width="4.826cm" svg:height="0.889cm" svg:x="15.605cm" svg:y="5.191cm">
          <text:p text:style-name="P1"><text:span text:style-name="T2">3) StudyX_Qiime2_1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18.018cm" svg:y1="5.191cm" svg:x2="18.018cm" svg:y2="3.309cm" draw:start-shape="id118" draw:start-glue-point="0" draw:end-shape="id112" draw:end-glue-point="2" svg:d="M18018 5191v-502-880-500" svg:viewBox="0 0 1 1883">
          <text:p/>
        </draw:connector>
        <draw:connector draw:style-name="gr7" draw:text-style-name="P6" draw:layer="layout" draw:type="lines" svg:x1="9.89cm" svg:y1="3.349cm" svg:x2="15.605cm" svg:y2="5.635cm" draw:start-shape="id117" draw:start-glue-point="1" draw:end-shape="id118" draw:end-glue-point="3" svg:d="M9890 3349h500l4714 2286h501" svg:viewBox="0 0 5716 2287">
          <text:p/>
        </draw:connector>
        <draw:frame draw:style-name="gr35" draw:text-style-name="P3" xml:id="id119" draw:id="id119" draw:layer="layout" svg:width="3.302cm" svg:height="0.889cm" svg:x="21.828cm" svg:y="5.953cm">
          <draw:text-box>
            <text:p><text:span text:style-name="T1">Qiime2_1/</text:span></text:p>
          </draw:text-box>
        </draw:frame>
        <draw:frame draw:style-name="gr38" draw:text-style-name="P17" xml:id="id120" draw:id="id120" draw:layer="layout" svg:width="2.542cm" svg:height="0.806cm" svg:x="22.336cm" svg:y="6.842cm">
          <draw:text-box>
            <text:p><text:span text:style-name="T1">otu_table</text:span></text:p>
          </draw:text-box>
        </draw:frame>
        <draw:connector draw:style-name="gr7" draw:text-style-name="P6" draw:layer="layout" draw:type="lines" svg:x1="20.431cm" svg:y1="5.635cm" svg:x2="21.828cm" svg:y2="6.397cm" draw:start-shape="id118" draw:start-glue-point="1" draw:end-shape="id119" draw:end-glue-point="3" svg:d="M20431 5635h501l396 762h500" svg:viewBox="0 0 1398 763">
          <text:p/>
        </draw:connector>
        <draw:connector draw:style-name="gr7" draw:text-style-name="P6" draw:layer="layout" draw:type="lines" svg:x1="21.828cm" svg:y1="6.397cm" svg:x2="22.336cm" svg:y2="7.245cm" draw:start-shape="id119" draw:start-glue-point="3" draw:end-shape="id120" draw:end-glue-point="3" svg:d="M21828 6397h-500l508 848h500" svg:viewBox="0 0 1009 849">
          <text:p/>
        </draw:connector>
        <draw:custom-shape draw:style-name="gr32" draw:text-style-name="P19" xml:id="id121" draw:id="id121" draw:layer="layout" svg:width="3.683cm" svg:height="3.937cm" svg:x="6.207cm" svg:y="1.381cm">
          <text:p text:style-name="P1">Qiime2_1</text:p>
          <draw:enhanced-geometry svg:viewBox="0 0 21600 21600" draw:type="rectangle" draw:enhanced-path="M 0 0 L 21600 0 21600 21600 0 21600 0 0 Z N"/>
        </draw:custom-shape>
        <draw:custom-shape draw:style-name="gr48" draw:text-style-name="P19" xml:id="id122" draw:id="id122" draw:layer="layout" svg:width="3.683cm" svg:height="1.524cm" svg:x="10.144cm" svg:y="5.318cm">
          <text:p text:style-name="P1">Qiime2_1</text:p>
          <text:p text:style-name="P1">Gut</text:p>
          <draw:enhanced-geometry svg:viewBox="0 0 21600 21600" draw:type="rectangle" draw:enhanced-path="M 0 0 L 21600 0 21600 21600 0 21600 0 0 Z N"/>
        </draw:custom-shape>
        <draw:custom-shape draw:style-name="gr49" draw:text-style-name="P19" xml:id="id123" draw:id="id123" draw:layer="layout" svg:width="3.683cm" svg:height="1.651cm" svg:x="10.144cm" svg:y="7.096cm">
          <text:p text:style-name="P1">Qiime2_1</text:p>
          <text:p text:style-name="P1">Mouth</text:p>
          <draw:enhanced-geometry svg:viewBox="0 0 21600 21600" draw:type="rectangle" draw:enhanced-path="M 0 0 L 21600 0 21600 21600 0 21600 0 0 Z N"/>
        </draw:custom-shape>
        <draw:custom-shape draw:style-name="gr50" draw:text-style-name="P19" xml:id="id124" draw:id="id124" draw:layer="layout" svg:width="3.683cm" svg:height="1.778cm" svg:x="10.144cm" svg:y="9.001cm">
          <text:p text:style-name="P1">Qiime2_1</text:p>
          <text:p text:style-name="P1">Nose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8.048cm" svg:y1="5.318cm" svg:x2="10.144cm" svg:y2="6.08cm" draw:start-shape="id121" draw:start-glue-point="2" draw:end-shape="id122" draw:end-glue-point="3" svg:d="M8048 5318v500l1594 262h502" svg:viewBox="0 0 2097 763">
          <text:p/>
        </draw:connector>
        <draw:connector draw:style-name="gr7" draw:text-style-name="P6" draw:layer="layout" draw:type="lines" svg:x1="8.048cm" svg:y1="5.318cm" svg:x2="10.144cm" svg:y2="7.921cm" draw:start-shape="id121" draw:start-glue-point="2" draw:end-shape="id123" svg:d="M8048 5318v500l1594 2103h502" svg:viewBox="0 0 2097 2604">
          <text:p/>
        </draw:connector>
        <draw:connector draw:style-name="gr7" draw:text-style-name="P6" draw:layer="layout" draw:type="lines" svg:x1="8.048cm" svg:y1="5.318cm" svg:x2="10.144cm" svg:y2="9.89cm" draw:start-shape="id121" draw:start-glue-point="2" draw:end-shape="id124" draw:end-glue-point="3" svg:d="M8048 5318v500l1594 4072h502" svg:viewBox="0 0 2097 4573">
          <text:p/>
        </draw:connector>
        <draw:custom-shape draw:style-name="gr20" draw:text-style-name="P29" xml:id="id126" draw:id="id126" draw:layer="layout" svg:width="4.826cm" svg:height="0.889cm" svg:x="15.605cm" svg:y="6.334cm">
          <text:p text:style-name="P28"><text:span text:style-name="T8">4) StudyX_Q2_1_Gut</text:span></text:p>
          <draw:enhanced-geometry svg:viewBox="0 0 21600 21600" draw:type="rectangle" draw:enhanced-path="M 0 0 L 21600 0 21600 21600 0 21600 0 0 Z N"/>
        </draw:custom-shape>
        <draw:custom-shape draw:style-name="gr20" draw:text-style-name="P29" xml:id="id125" draw:id="id125" draw:layer="layout" svg:width="4.826cm" svg:height="0.889cm" svg:x="15.605cm" svg:y="7.477cm">
          <text:p text:style-name="P28"><text:span text:style-name="T8">5) StudyX_Q2_1_Mouth</text:span></text:p>
          <draw:enhanced-geometry svg:viewBox="0 0 21600 21600" draw:type="rectangle" draw:enhanced-path="M 0 0 L 21600 0 21600 21600 0 21600 0 0 Z N"/>
        </draw:custom-shape>
        <draw:custom-shape draw:style-name="gr20" draw:text-style-name="P29" xml:id="id127" draw:id="id127" draw:layer="layout" svg:width="4.826cm" svg:height="0.889cm" svg:x="15.605cm" svg:y="8.62cm">
          <text:p text:style-name="P28"><text:span text:style-name="T8">6) StudyX_Q2_1_Nose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13.827cm" svg:y1="7.921cm" svg:x2="15.605cm" svg:y2="7.921cm" draw:start-shape="id123" draw:start-glue-point="1" draw:end-shape="id125" draw:end-glue-point="3" svg:d="M13827 7921h500 777 501" svg:viewBox="0 0 1779 1">
          <text:p/>
        </draw:connector>
        <draw:connector draw:style-name="gr7" draw:text-style-name="P6" draw:layer="layout" draw:type="lines" svg:x1="13.827cm" svg:y1="6.08cm" svg:x2="15.605cm" svg:y2="6.778cm" draw:start-shape="id122" draw:start-glue-point="1" draw:end-shape="id126" draw:end-glue-point="3" svg:d="M13827 6080h500l777 698h501" svg:viewBox="0 0 1779 699">
          <text:p/>
        </draw:connector>
        <draw:connector draw:style-name="gr7" draw:text-style-name="P6" draw:layer="layout" draw:type="lines" svg:x1="13.827cm" svg:y1="9.89cm" svg:x2="15.605cm" svg:y2="9.064cm" draw:start-shape="id124" draw:start-glue-point="1" draw:end-shape="id127" draw:end-glue-point="3" svg:d="M13827 9890h500l777-826h501" svg:viewBox="0 0 1779 827">
          <text:p/>
        </draw:connector>
        <draw:frame draw:style-name="gr33" draw:text-style-name="P3" xml:id="id128" draw:id="id128" draw:layer="layout" svg:width="3.937cm" svg:height="0.806cm" svg:x="22.336cm" svg:y="7.477cm">
          <draw:text-box>
            <text:p><text:span text:style-name="T1">Qiime2_1_Gut/</text:span></text:p>
          </draw:text-box>
        </draw:frame>
        <draw:frame draw:style-name="gr33" draw:text-style-name="P3" xml:id="id129" draw:id="id129" draw:layer="layout" svg:width="4.629cm" svg:height="0.806cm" svg:x="22.371cm" svg:y="9.001cm">
          <draw:text-box>
            <text:p><text:span text:style-name="T1">Qiime2_1_Mouth/</text:span></text:p>
          </draw:text-box>
        </draw:frame>
        <draw:frame draw:style-name="gr33" draw:text-style-name="P3" xml:id="id130" draw:id="id130" draw:layer="layout" svg:width="4.318cm" svg:height="0.806cm" svg:x="22.336cm" svg:y="10.481cm">
          <draw:text-box>
            <text:p><text:span text:style-name="T1">Qiime2_1_Nose/</text:span></text:p>
          </draw:text-box>
        </draw:frame>
        <draw:connector draw:style-name="gr7" draw:text-style-name="P6" draw:layer="layout" draw:type="lines" svg:x1="20.431cm" svg:y1="6.778cm" svg:x2="22.336cm" svg:y2="7.88cm" draw:start-shape="id126" draw:start-glue-point="1" draw:end-shape="id128" draw:end-glue-point="3" svg:d="M20431 6778h501l904 1102h500" svg:viewBox="0 0 1906 1103">
          <text:p/>
        </draw:connector>
        <draw:connector draw:style-name="gr7" draw:text-style-name="P6" draw:layer="layout" draw:type="lines" svg:x1="20.431cm" svg:y1="7.921cm" svg:x2="22.371cm" svg:y2="9.404cm" draw:start-shape="id125" draw:start-glue-point="1" draw:end-shape="id129" draw:end-glue-point="3" svg:d="M20431 7921h501l939 1483h500" svg:viewBox="0 0 1941 1484">
          <text:p/>
        </draw:connector>
        <draw:connector draw:style-name="gr7" draw:text-style-name="P6" draw:layer="layout" draw:type="lines" svg:x1="20.431cm" svg:y1="9.064cm" svg:x2="22.336cm" svg:y2="10.884cm" draw:start-shape="id127" draw:start-glue-point="1" draw:end-shape="id130" draw:end-glue-point="3" svg:d="M20431 9064h501l904 1820h500" svg:viewBox="0 0 1906 1821">
          <text:p/>
        </draw:connector>
        <draw:connector draw:style-name="gr7" draw:text-style-name="P6" draw:layer="layout" draw:type="lines" svg:x1="18.018cm" svg:y1="6.334cm" svg:x2="18.018cm" svg:y2="3.309cm" draw:start-shape="id126" draw:start-glue-point="0" draw:end-shape="id112" draw:end-glue-point="2" svg:d="M18018 6334v-502-2023-500" svg:viewBox="0 0 1 3026">
          <text:p/>
        </draw:connector>
        <draw:connector draw:style-name="gr7" draw:text-style-name="P6" draw:layer="layout" draw:type="lines" svg:x1="18.018cm" svg:y1="7.477cm" svg:x2="18.018cm" svg:y2="3.309cm" draw:start-shape="id125" draw:start-glue-point="0" draw:end-shape="id112" draw:end-glue-point="2" svg:d="M18018 7477v-502-3166-500" svg:viewBox="0 0 1 4169">
          <text:p/>
        </draw:connector>
        <draw:connector draw:style-name="gr7" draw:text-style-name="P6" draw:layer="layout" draw:type="lines" svg:x1="18.018cm" svg:y1="8.62cm" svg:x2="18.018cm" svg:y2="3.309cm" draw:start-shape="id127" draw:start-glue-point="0" draw:end-shape="id112" draw:end-glue-point="2" svg:d="M18018 8620v-502-4309-500" svg:viewBox="0 0 1 5312">
          <text:p/>
        </draw:connector>
        <draw:frame draw:style-name="gr51" draw:text-style-name="P30" xml:id="id131" draw:id="id131" draw:layer="layout" svg:width="2.921cm" svg:height="0.802cm" svg:x="23.352cm" svg:y="8.239cm">
          <draw:text-box>
            <text:p text:style-name="P25"><text:span text:style-name="T5">otu_table</text:span></text:p>
          </draw:text-box>
        </draw:frame>
        <draw:frame draw:style-name="gr51" draw:text-style-name="P30" xml:id="id132" draw:id="id132" draw:layer="layout" svg:width="2.921cm" svg:height="0.802cm" svg:x="23.352cm" svg:y="9.763cm">
          <draw:text-box>
            <text:p text:style-name="P25"><text:span text:style-name="T5">otu_table</text:span></text:p>
          </draw:text-box>
        </draw:frame>
        <draw:frame draw:style-name="gr51" draw:text-style-name="P30" xml:id="id133" draw:id="id133" draw:layer="layout" svg:width="2.921cm" svg:height="0.802cm" svg:x="23.479cm" svg:y="11.374cm">
          <draw:text-box>
            <text:p text:style-name="P25"><text:span text:style-name="T5">otu_table</text:span></text:p>
          </draw:text-box>
        </draw:frame>
        <draw:connector draw:style-name="gr52" draw:text-style-name="P6" draw:layer="layout" draw:line-skew="0.008cm" svg:x1="26.273cm" svg:y1="8.64cm" svg:x2="24.878cm" svg:y2="7.245cm" draw:start-shape="id131" draw:start-glue-point="1" draw:end-shape="id120" draw:end-glue-point="1" svg:d="M26273 8640h508v-1395h-1903" svg:viewBox="0 0 1904 1396">
          <text:p/>
        </draw:connector>
        <draw:connector draw:style-name="gr52" draw:text-style-name="P6" draw:layer="layout" svg:x1="26.273cm" svg:y1="10.164cm" svg:x2="24.878cm" svg:y2="7.245cm" draw:start-shape="id132" draw:start-glue-point="1" draw:end-shape="id120" draw:end-glue-point="1" svg:d="M26273 10164h500v-2919h-1895" svg:viewBox="0 0 1896 2920">
          <text:p/>
        </draw:connector>
        <draw:connector draw:style-name="gr52" draw:text-style-name="P6" draw:layer="layout" svg:x1="26.4cm" svg:y1="11.775cm" svg:x2="24.878cm" svg:y2="7.245cm" draw:start-shape="id133" draw:start-glue-point="1" draw:end-shape="id120" draw:end-glue-point="1" svg:d="M26400 11775h500v-4530h-2022" svg:viewBox="0 0 2023 4531">
          <text:p/>
        </draw:connector>
        <draw:connector draw:style-name="gr7" draw:text-style-name="P6" draw:layer="layout" svg:x1="22.336cm" svg:y1="7.88cm" svg:x2="23.352cm" svg:y2="8.64cm" draw:start-shape="id128" draw:start-glue-point="3" draw:end-shape="id131" draw:end-glue-point="3" svg:d="M22336 7880h-500v760h1516" svg:viewBox="0 0 1517 761">
          <text:p/>
        </draw:connector>
        <draw:connector draw:style-name="gr7" draw:text-style-name="P6" draw:layer="layout" svg:x1="22.371cm" svg:y1="9.404cm" svg:x2="23.352cm" svg:y2="10.164cm" draw:start-shape="id129" draw:start-glue-point="3" draw:end-shape="id132" draw:end-glue-point="3" svg:d="M22371 9404h-500v760h1481" svg:viewBox="0 0 1482 761">
          <text:p/>
        </draw:connector>
        <draw:connector draw:style-name="gr7" draw:text-style-name="P6" draw:layer="layout" svg:x1="22.336cm" svg:y1="10.884cm" svg:x2="23.479cm" svg:y2="11.775cm" draw:start-shape="id130" draw:start-glue-point="3" draw:end-shape="id133" draw:end-glue-point="3" svg:d="M22336 10884h-500v891h1643" svg:viewBox="0 0 1644 892">
          <text:p/>
        </draw:connector>
      </draw:page>
      <draw:page draw:name="page17" draw:style-name="dp1" draw:master-page-name="Default">
        <draw:custom-shape draw:style-name="gr41" draw:text-style-name="P2" xml:id="id140" draw:id="id140" draw:layer="layout" svg:width="3.556cm" svg:height="3.937cm" svg:x="1.381cm" svg:y="1.381cm">
          <text:p text:style-name="P1">Watch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" draw:layer="layout" svg:width="5.588cm" svg:height="13.358cm" svg:x="15.224cm" svg:y="1.25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5cm" svg:height="1.524cm" svg:x="14.335cm" svg:y="1.381cm">
          <draw:text-box>
            <text:p text:style-name="P1">MongoDB</text:p>
          </draw:text-box>
        </draw:frame>
        <draw:frame draw:style-name="gr6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custom-shape draw:style-name="gr43" draw:text-style-name="P4" draw:layer="layout" svg:width="5.738cm" svg:height="13.358cm" svg:x="21.043cm" svg:y="1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3" draw:layer="layout" svg:width="3.81cm" svg:height="0.962cm" svg:x="21.701cm" svg:y="1.358cm">
          <draw:text-box>
            <text:p>$MMEDS</text:p>
          </draw:text-box>
        </draw:frame>
        <draw:custom-shape draw:style-name="gr20" draw:text-style-name="P13" xml:id="id136" draw:id="id136" draw:layer="layout" svg:width="4.826cm" svg:height="0.889cm" svg:x="15.605cm" svg:y="2.42cm">
          <text:p text:style-name="P1">1) StudyX Doc</text:p>
          <draw:enhanced-geometry svg:viewBox="0 0 21600 21600" draw:type="rectangle" draw:enhanced-path="M 0 0 L 21600 0 21600 21600 0 21600 0 0 Z N"/>
        </draw:custom-shape>
        <draw:frame draw:style-name="gr33" draw:text-style-name="P15" xml:id="id137" draw:id="id137" draw:layer="layout" svg:width="4.953cm" svg:height="0.806cm" svg:x="20.939cm" svg:y="2.457cm">
          <draw:text-box>
            <text:p text:style-name="P14"><text:span text:style-name="T1">Username_StudyX/</text:span></text:p>
          </draw:text-box>
        </draw:frame>
        <draw:frame draw:style-name="gr53" draw:text-style-name="P3" draw:layer="layout" svg:width="8.763cm" svg:height="5.749cm" svg:x="1cm" svg:y="9.001cm">
          <draw:text-box>
            <text:p>Parent</text:p>
            <text:p><text:tab/>- Starts all of the <text:s/><text:tab/><text:tab/> </text:p>
            <text:p text:style-name="P31"><text:tab/><text:tab/>children running</text:p>
            <text:p><text:tab/>- Submits it’s own job</text:p>
            <text:p>Children</text:p>
            <text:p><text:tab/>- Wait on the creation of <text:tab/><text:tab/>the otu_table</text:p>
          </draw:text-box>
        </draw:frame>
        <draw:custom-shape draw:style-name="gr20" draw:text-style-name="P20" xml:id="id134" draw:id="id134" draw:layer="layout" svg:width="4.826cm" svg:height="0.889cm" svg:x="15.605cm" svg:y="3.944cm">
          <text:p text:style-name="P1"><text:span text:style-name="T2">2) StudyX_Qiime2</text:span></text:p>
          <draw:enhanced-geometry svg:viewBox="0 0 21600 21600" draw:type="rectangle" draw:enhanced-path="M 0 0 L 21600 0 21600 21600 0 21600 0 0 Z N"/>
        </draw:custom-shape>
        <draw:frame draw:style-name="gr35" draw:text-style-name="P3" xml:id="id135" draw:id="id135" draw:layer="layout" svg:width="3.302cm" svg:height="0.889cm" svg:x="21.828cm" svg:y="3.413cm">
          <draw:text-box>
            <text:p><text:span text:style-name="T1">Qiime2_</text:span><text:span text:style-name="T1">0/</text:span></text:p>
          </draw:text-box>
        </draw:frame>
        <draw:connector draw:style-name="gr7" draw:text-style-name="P6" draw:layer="layout" draw:type="lines" svg:x1="20.431cm" svg:y1="4.388cm" svg:x2="21.828cm" svg:y2="3.857cm" draw:start-shape="id134" draw:start-glue-point="1" draw:end-shape="id135" draw:end-glue-point="3" svg:d="M20431 4388h501l396-531h500" svg:viewBox="0 0 1398 532">
          <text:p/>
        </draw:connector>
        <draw:connector draw:style-name="gr7" draw:text-style-name="P6" draw:layer="layout" draw:type="lines" svg:x1="20.431cm" svg:y1="2.864cm" svg:x2="20.939cm" svg:y2="2.86cm" draw:start-shape="id136" draw:start-glue-point="1" draw:end-shape="id137" draw:end-glue-point="3" svg:d="M20431 2864h501l-493-4h500" svg:viewBox="0 0 509 5">
          <text:p/>
        </draw:connector>
        <draw:frame draw:style-name="gr38" draw:text-style-name="P17" xml:id="id138" draw:id="id138" draw:layer="layout" svg:width="2.542cm" svg:height="0.806cm" svg:x="22.969cm" svg:y="4.258cm">
          <draw:text-box>
            <text:p><text:span text:style-name="T1">otu_table</text:span></text:p>
          </draw:text-box>
        </draw:frame>
        <draw:frame draw:style-name="gr33" draw:text-style-name="P17" xml:id="id139" draw:id="id139" draw:layer="layout" svg:width="2.794cm" svg:height="0.806cm" svg:x="22.971cm" svg:y="5.041cm">
          <draw:text-box>
            <text:p><text:span text:style-name="T1">summary/</text:span></text:p>
          </draw:text-box>
        </draw:frame>
        <draw:connector draw:style-name="gr7" draw:text-style-name="P6" draw:layer="layout" draw:type="lines" svg:x1="21.828cm" svg:y1="3.857cm" svg:x2="22.969cm" svg:y2="4.661cm" draw:start-shape="id135" draw:start-glue-point="3" draw:end-shape="id138" draw:end-glue-point="3" svg:d="M21828 3857h-500l1141 804h500" svg:viewBox="0 0 1642 805">
          <text:p/>
        </draw:connector>
        <draw:connector draw:style-name="gr7" draw:text-style-name="P6" draw:layer="layout" draw:type="lines" svg:x1="22.969cm" svg:y1="4.661cm" svg:x2="22.971cm" svg:y2="5.444cm" draw:start-shape="id138" draw:start-glue-point="3" draw:end-shape="id139" draw:end-glue-point="3" svg:d="M22969 4661h-500l2 783h500" svg:viewBox="0 0 503 784">
          <text:p/>
        </draw:connector>
        <draw:connector draw:style-name="gr7" draw:text-style-name="P6" draw:layer="layout" draw:type="lines" svg:x1="18.018cm" svg:y1="3.944cm" svg:x2="18.018cm" svg:y2="3.309cm" draw:start-shape="id134" draw:start-glue-point="0" draw:end-shape="id136" draw:end-glue-point="2" svg:d="M18018 3944v-502 367-500" svg:viewBox="0 0 1 636">
          <text:p/>
        </draw:connector>
        <draw:custom-shape draw:style-name="gr32" draw:text-style-name="P19" xml:id="id141" draw:id="id141" draw:layer="layout" svg:width="3.683cm" svg:height="3.937cm" svg:x="6.207cm" svg:y="1.381cm">
          <text:p text:style-name="P1">Qiime2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4.937cm" svg:y1="3.349cm" svg:x2="6.207cm" svg:y2="3.349cm" draw:start-shape="id140" draw:start-glue-point="1" draw:end-shape="id141" draw:end-glue-point="3" svg:d="M4937 3349h501 267 502" svg:viewBox="0 0 1271 1">
          <text:p/>
        </draw:connector>
        <draw:connector draw:style-name="gr7" draw:text-style-name="P6" draw:layer="layout" draw:type="lines" svg:x1="9.89cm" svg:y1="3.349cm" svg:x2="15.605cm" svg:y2="2.864cm" draw:start-shape="id141" draw:start-glue-point="1" draw:end-shape="id136" draw:end-glue-point="3" svg:d="M9890 3349h500l4714-485h501" svg:viewBox="0 0 5716 486">
          <text:p/>
        </draw:connector>
        <draw:custom-shape draw:style-name="gr20" draw:text-style-name="P20" xml:id="id142" draw:id="id142" draw:layer="layout" svg:width="4.826cm" svg:height="0.889cm" svg:x="15.605cm" svg:y="5.191cm">
          <text:p text:style-name="P1"><text:span text:style-name="T2">3) </text:span><text:span text:style-name="T2">Study</text:span><text:span text:style-name="T2">X_Qii</text:span><text:span text:style-name="T2">me2_</text:span><text:span text:style-name="T2">1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18.018cm" svg:y1="5.191cm" svg:x2="18.018cm" svg:y2="3.309cm" draw:start-shape="id142" draw:start-glue-point="0" draw:end-shape="id136" draw:end-glue-point="2" svg:d="M18018 5191v-502-880-500" svg:viewBox="0 0 1 1883">
          <text:p/>
        </draw:connector>
        <draw:connector draw:style-name="gr7" draw:text-style-name="P6" draw:layer="layout" draw:type="lines" svg:x1="9.89cm" svg:y1="3.349cm" svg:x2="15.605cm" svg:y2="5.635cm" draw:start-shape="id141" draw:start-glue-point="1" draw:end-shape="id142" draw:end-glue-point="3" svg:d="M9890 3349h500l4714 2286h501" svg:viewBox="0 0 5716 2287">
          <text:p/>
        </draw:connector>
        <draw:frame draw:style-name="gr35" draw:text-style-name="P3" xml:id="id143" draw:id="id143" draw:layer="layout" svg:width="3.302cm" svg:height="0.889cm" svg:x="21.828cm" svg:y="5.953cm">
          <draw:text-box>
            <text:p><text:span text:style-name="T1">Qiime2_1/</text:span></text:p>
          </draw:text-box>
        </draw:frame>
        <draw:frame draw:style-name="gr38" draw:text-style-name="P17" xml:id="id144" draw:id="id144" draw:layer="layout" svg:width="2.542cm" svg:height="0.806cm" svg:x="22.336cm" svg:y="6.842cm">
          <draw:text-box>
            <text:p><text:span text:style-name="T1">otu_table</text:span></text:p>
          </draw:text-box>
        </draw:frame>
        <draw:connector draw:style-name="gr7" draw:text-style-name="P6" draw:layer="layout" draw:type="lines" svg:x1="20.431cm" svg:y1="5.635cm" svg:x2="21.828cm" svg:y2="6.397cm" draw:start-shape="id142" draw:start-glue-point="1" draw:end-shape="id143" draw:end-glue-point="3" svg:d="M20431 5635h501l396 762h500" svg:viewBox="0 0 1398 763">
          <text:p/>
        </draw:connector>
        <draw:connector draw:style-name="gr7" draw:text-style-name="P6" draw:layer="layout" draw:type="lines" svg:x1="21.828cm" svg:y1="6.397cm" svg:x2="22.336cm" svg:y2="7.245cm" draw:start-shape="id143" draw:start-glue-point="3" draw:end-shape="id144" draw:end-glue-point="3" svg:d="M21828 6397h-500l508 848h500" svg:viewBox="0 0 1009 849">
          <text:p/>
        </draw:connector>
        <draw:custom-shape draw:style-name="gr32" draw:text-style-name="P19" xml:id="id145" draw:id="id145" draw:layer="layout" svg:width="3.683cm" svg:height="3.937cm" svg:x="6.207cm" svg:y="1.381cm">
          <text:p text:style-name="P1">Qiime2_1</text:p>
          <draw:enhanced-geometry svg:viewBox="0 0 21600 21600" draw:type="rectangle" draw:enhanced-path="M 0 0 L 21600 0 21600 21600 0 21600 0 0 Z N"/>
        </draw:custom-shape>
        <draw:custom-shape draw:style-name="gr48" draw:text-style-name="P19" xml:id="id146" draw:id="id146" draw:layer="layout" svg:width="3.683cm" svg:height="1.524cm" svg:x="10.144cm" svg:y="5.318cm">
          <text:p text:style-name="P1">Qiime2_1</text:p>
          <text:p text:style-name="P1">Gut</text:p>
          <draw:enhanced-geometry svg:viewBox="0 0 21600 21600" draw:type="rectangle" draw:enhanced-path="M 0 0 L 21600 0 21600 21600 0 21600 0 0 Z N"/>
        </draw:custom-shape>
        <draw:custom-shape draw:style-name="gr49" draw:text-style-name="P19" xml:id="id147" draw:id="id147" draw:layer="layout" svg:width="3.683cm" svg:height="1.651cm" svg:x="10.144cm" svg:y="7.096cm">
          <text:p text:style-name="P1">Qiime2_1</text:p>
          <text:p text:style-name="P1">Mouth</text:p>
          <draw:enhanced-geometry svg:viewBox="0 0 21600 21600" draw:type="rectangle" draw:enhanced-path="M 0 0 L 21600 0 21600 21600 0 21600 0 0 Z N"/>
        </draw:custom-shape>
        <draw:custom-shape draw:style-name="gr50" draw:text-style-name="P19" xml:id="id148" draw:id="id148" draw:layer="layout" svg:width="3.683cm" svg:height="1.778cm" svg:x="10.144cm" svg:y="9.001cm">
          <text:p text:style-name="P1">Qiime2_1</text:p>
          <text:p text:style-name="P1">Nose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8.048cm" svg:y1="5.318cm" svg:x2="10.144cm" svg:y2="6.08cm" draw:start-shape="id145" draw:start-glue-point="2" draw:end-shape="id146" draw:end-glue-point="3" svg:d="M8048 5318v500l1594 262h502" svg:viewBox="0 0 2097 763">
          <text:p/>
        </draw:connector>
        <draw:connector draw:style-name="gr7" draw:text-style-name="P6" draw:layer="layout" draw:type="lines" svg:x1="8.048cm" svg:y1="5.318cm" svg:x2="10.144cm" svg:y2="7.921cm" draw:start-shape="id145" draw:start-glue-point="2" draw:end-shape="id147" svg:d="M8048 5318v500l1594 2103h502" svg:viewBox="0 0 2097 2604">
          <text:p/>
        </draw:connector>
        <draw:connector draw:style-name="gr7" draw:text-style-name="P6" draw:layer="layout" draw:type="lines" svg:x1="8.048cm" svg:y1="5.318cm" svg:x2="10.144cm" svg:y2="9.89cm" draw:start-shape="id145" draw:start-glue-point="2" draw:end-shape="id148" draw:end-glue-point="3" svg:d="M8048 5318v500l1594 4072h502" svg:viewBox="0 0 2097 4573">
          <text:p/>
        </draw:connector>
        <draw:custom-shape draw:style-name="gr20" draw:text-style-name="P29" xml:id="id150" draw:id="id150" draw:layer="layout" svg:width="4.826cm" svg:height="0.889cm" svg:x="15.605cm" svg:y="6.334cm">
          <text:p text:style-name="P28"><text:span text:style-name="T8">4) </text:span><text:span text:style-name="T8">StudyX</text:span><text:span text:style-name="T8">_Q2_1_</text:span><text:span text:style-name="T8">Gut</text:span></text:p>
          <draw:enhanced-geometry svg:viewBox="0 0 21600 21600" draw:type="rectangle" draw:enhanced-path="M 0 0 L 21600 0 21600 21600 0 21600 0 0 Z N"/>
        </draw:custom-shape>
        <draw:custom-shape draw:style-name="gr20" draw:text-style-name="P29" xml:id="id149" draw:id="id149" draw:layer="layout" svg:width="4.826cm" svg:height="0.889cm" svg:x="15.605cm" svg:y="7.477cm">
          <text:p text:style-name="P28"><text:span text:style-name="T8">5) </text:span><text:span text:style-name="T8">StudyX_Q2_1_</text:span><text:span text:style-name="T8">Mouth</text:span></text:p>
          <draw:enhanced-geometry svg:viewBox="0 0 21600 21600" draw:type="rectangle" draw:enhanced-path="M 0 0 L 21600 0 21600 21600 0 21600 0 0 Z N"/>
        </draw:custom-shape>
        <draw:custom-shape draw:style-name="gr20" draw:text-style-name="P29" xml:id="id151" draw:id="id151" draw:layer="layout" svg:width="4.826cm" svg:height="0.889cm" svg:x="15.605cm" svg:y="8.62cm">
          <text:p text:style-name="P28"><text:span text:style-name="T8">6) </text:span><text:span text:style-name="T8">StudyX_Q2_1_</text:span><text:span text:style-name="T8">Nose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13.827cm" svg:y1="7.921cm" svg:x2="15.605cm" svg:y2="7.921cm" draw:start-shape="id147" draw:start-glue-point="1" draw:end-shape="id149" draw:end-glue-point="3" svg:d="M13827 7921h500 777 501" svg:viewBox="0 0 1779 1">
          <text:p/>
        </draw:connector>
        <draw:connector draw:style-name="gr7" draw:text-style-name="P6" draw:layer="layout" draw:type="lines" svg:x1="13.827cm" svg:y1="6.08cm" svg:x2="15.605cm" svg:y2="6.778cm" draw:start-shape="id146" draw:start-glue-point="1" draw:end-shape="id150" draw:end-glue-point="3" svg:d="M13827 6080h500l777 698h501" svg:viewBox="0 0 1779 699">
          <text:p/>
        </draw:connector>
        <draw:connector draw:style-name="gr7" draw:text-style-name="P6" draw:layer="layout" draw:type="lines" svg:x1="13.827cm" svg:y1="9.89cm" svg:x2="15.605cm" svg:y2="9.064cm" draw:start-shape="id148" draw:start-glue-point="1" draw:end-shape="id151" draw:end-glue-point="3" svg:d="M13827 9890h500l777-826h501" svg:viewBox="0 0 1779 827">
          <text:p/>
        </draw:connector>
        <draw:frame draw:style-name="gr33" draw:text-style-name="P3" xml:id="id152" draw:id="id152" draw:layer="layout" svg:width="3.937cm" svg:height="0.806cm" svg:x="22.336cm" svg:y="7.477cm">
          <draw:text-box>
            <text:p><text:span text:style-name="T1">Qiime2_1_Gut/</text:span></text:p>
          </draw:text-box>
        </draw:frame>
        <draw:frame draw:style-name="gr33" draw:text-style-name="P3" xml:id="id153" draw:id="id153" draw:layer="layout" svg:width="4.629cm" svg:height="0.806cm" svg:x="22.371cm" svg:y="9.001cm">
          <draw:text-box>
            <text:p><text:span text:style-name="T1">Qiime2_1_Mo</text:span><text:span text:style-name="T1">uth/</text:span></text:p>
          </draw:text-box>
        </draw:frame>
        <draw:frame draw:style-name="gr33" draw:text-style-name="P3" xml:id="id154" draw:id="id154" draw:layer="layout" svg:width="4.318cm" svg:height="0.806cm" svg:x="22.336cm" svg:y="10.481cm">
          <draw:text-box>
            <text:p><text:span text:style-name="T1">Qiime2_1_Nose/</text:span></text:p>
          </draw:text-box>
        </draw:frame>
        <draw:connector draw:style-name="gr7" draw:text-style-name="P6" draw:layer="layout" draw:type="lines" svg:x1="20.431cm" svg:y1="6.778cm" svg:x2="22.336cm" svg:y2="7.88cm" draw:start-shape="id150" draw:start-glue-point="1" draw:end-shape="id152" draw:end-glue-point="3" svg:d="M20431 6778h501l904 1102h500" svg:viewBox="0 0 1906 1103">
          <text:p/>
        </draw:connector>
        <draw:connector draw:style-name="gr7" draw:text-style-name="P6" draw:layer="layout" draw:type="lines" svg:x1="20.431cm" svg:y1="7.921cm" svg:x2="22.371cm" svg:y2="9.404cm" draw:start-shape="id149" draw:start-glue-point="1" draw:end-shape="id153" draw:end-glue-point="3" svg:d="M20431 7921h501l939 1483h500" svg:viewBox="0 0 1941 1484">
          <text:p/>
        </draw:connector>
        <draw:connector draw:style-name="gr7" draw:text-style-name="P6" draw:layer="layout" draw:type="lines" svg:x1="20.431cm" svg:y1="9.064cm" svg:x2="22.336cm" svg:y2="10.884cm" draw:start-shape="id151" draw:start-glue-point="1" draw:end-shape="id154" draw:end-glue-point="3" svg:d="M20431 9064h501l904 1820h500" svg:viewBox="0 0 1906 1821">
          <text:p/>
        </draw:connector>
        <draw:connector draw:style-name="gr7" draw:text-style-name="P6" draw:layer="layout" draw:type="lines" svg:x1="18.018cm" svg:y1="6.334cm" svg:x2="18.018cm" svg:y2="3.309cm" draw:start-shape="id150" draw:start-glue-point="0" draw:end-shape="id136" draw:end-glue-point="2" svg:d="M18018 6334v-502-2023-500" svg:viewBox="0 0 1 3026">
          <text:p/>
        </draw:connector>
        <draw:connector draw:style-name="gr7" draw:text-style-name="P6" draw:layer="layout" draw:type="lines" svg:x1="18.018cm" svg:y1="7.477cm" svg:x2="18.018cm" svg:y2="3.309cm" draw:start-shape="id149" draw:start-glue-point="0" draw:end-shape="id136" draw:end-glue-point="2" svg:d="M18018 7477v-502-3166-500" svg:viewBox="0 0 1 4169">
          <text:p/>
        </draw:connector>
        <draw:connector draw:style-name="gr7" draw:text-style-name="P6" draw:layer="layout" draw:type="lines" svg:x1="18.018cm" svg:y1="8.62cm" svg:x2="18.018cm" svg:y2="3.309cm" draw:start-shape="id151" draw:start-glue-point="0" draw:end-shape="id136" draw:end-glue-point="2" svg:d="M18018 8620v-502-4309-500" svg:viewBox="0 0 1 5312">
          <text:p/>
        </draw:connector>
        <draw:frame draw:style-name="gr51" draw:text-style-name="P30" xml:id="id155" draw:id="id155" draw:layer="layout" svg:width="2.921cm" svg:height="0.802cm" svg:x="23.352cm" svg:y="8.239cm">
          <draw:text-box>
            <text:p text:style-name="P25"><text:span text:style-name="T5">otu_table</text:span></text:p>
          </draw:text-box>
        </draw:frame>
        <draw:frame draw:style-name="gr51" draw:text-style-name="P30" xml:id="id156" draw:id="id156" draw:layer="layout" svg:width="2.921cm" svg:height="0.802cm" svg:x="23.352cm" svg:y="9.763cm">
          <draw:text-box>
            <text:p text:style-name="P25"><text:span text:style-name="T5">otu_table</text:span></text:p>
          </draw:text-box>
        </draw:frame>
        <draw:frame draw:style-name="gr51" draw:text-style-name="P30" xml:id="id157" draw:id="id157" draw:layer="layout" svg:width="2.921cm" svg:height="0.802cm" svg:x="23.479cm" svg:y="11.374cm">
          <draw:text-box>
            <text:p text:style-name="P25"><text:span text:style-name="T5">otu_table</text:span></text:p>
          </draw:text-box>
        </draw:frame>
        <draw:connector draw:style-name="gr52" draw:text-style-name="P6" draw:layer="layout" draw:line-skew="0.008cm" svg:x1="26.273cm" svg:y1="8.64cm" svg:x2="24.878cm" svg:y2="7.245cm" draw:start-shape="id155" draw:start-glue-point="1" draw:end-shape="id144" draw:end-glue-point="1" svg:d="M26273 8640h508v-1395h-1903" svg:viewBox="0 0 1904 1396">
          <text:p/>
        </draw:connector>
        <draw:connector draw:style-name="gr52" draw:text-style-name="P6" draw:layer="layout" svg:x1="26.273cm" svg:y1="10.164cm" svg:x2="24.878cm" svg:y2="7.245cm" draw:start-shape="id156" draw:start-glue-point="1" draw:end-shape="id144" draw:end-glue-point="1" svg:d="M26273 10164h500v-2919h-1895" svg:viewBox="0 0 1896 2920">
          <text:p/>
        </draw:connector>
        <draw:connector draw:style-name="gr52" draw:text-style-name="P6" draw:layer="layout" svg:x1="26.4cm" svg:y1="11.775cm" svg:x2="24.878cm" svg:y2="7.245cm" draw:start-shape="id157" draw:start-glue-point="1" draw:end-shape="id144" draw:end-glue-point="1" svg:d="M26400 11775h500v-4530h-2022" svg:viewBox="0 0 2023 4531">
          <text:p/>
        </draw:connector>
        <draw:custom-shape draw:style-name="gr39" draw:text-style-name="P27" xml:id="id158" draw:id="id158" draw:layer="layout" svg:width="5.461cm" svg:height="1.143cm" svg:x="1.381cm" svg:y="6.588cm">
          <text:p text:style-name="P1">bsub &lt; jobscript.lsf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svg:x1="8.048cm" svg:y1="5.318cm" svg:x2="4.111cm" svg:y2="6.588cm" draw:start-shape="id145" draw:start-glue-point="2" draw:end-shape="id158" draw:end-glue-point="0" svg:d="M8048 5318v634h-3937v636" svg:viewBox="0 0 3938 1271">
          <text:p/>
        </draw:connector>
      </draw:page>
      <draw:page draw:name="page18" draw:style-name="dp1" draw:master-page-name="Default">
        <draw:custom-shape draw:style-name="gr41" draw:text-style-name="P2" xml:id="id165" draw:id="id165" draw:layer="layout" svg:width="3.556cm" svg:height="3.937cm" svg:x="1.381cm" svg:y="1.381cm">
          <text:p text:style-name="P1">Watch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" draw:layer="layout" svg:width="5.588cm" svg:height="13.358cm" svg:x="15.224cm" svg:y="1.25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5cm" svg:height="1.524cm" svg:x="14.335cm" svg:y="1.381cm">
          <draw:text-box>
            <text:p text:style-name="P1">MongoDB</text:p>
          </draw:text-box>
        </draw:frame>
        <draw:frame draw:style-name="gr6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custom-shape draw:style-name="gr43" draw:text-style-name="P4" draw:layer="layout" svg:width="5.738cm" svg:height="13.358cm" svg:x="21.043cm" svg:y="1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3" draw:layer="layout" svg:width="3.81cm" svg:height="0.962cm" svg:x="21.701cm" svg:y="1.358cm">
          <draw:text-box>
            <text:p>$MMEDS</text:p>
          </draw:text-box>
        </draw:frame>
        <draw:custom-shape draw:style-name="gr20" draw:text-style-name="P13" xml:id="id161" draw:id="id161" draw:layer="layout" svg:width="4.826cm" svg:height="0.889cm" svg:x="15.605cm" svg:y="2.42cm">
          <text:p text:style-name="P1">1) StudyX Doc</text:p>
          <draw:enhanced-geometry svg:viewBox="0 0 21600 21600" draw:type="rectangle" draw:enhanced-path="M 0 0 L 21600 0 21600 21600 0 21600 0 0 Z N"/>
        </draw:custom-shape>
        <draw:frame draw:style-name="gr33" draw:text-style-name="P15" xml:id="id162" draw:id="id162" draw:layer="layout" svg:width="4.953cm" svg:height="0.806cm" svg:x="20.939cm" svg:y="2.457cm">
          <draw:text-box>
            <text:p text:style-name="P14"><text:span text:style-name="T1">Username_StudyX/</text:span></text:p>
          </draw:text-box>
        </draw:frame>
        <draw:frame draw:style-name="gr53" draw:text-style-name="P17" draw:layer="layout" svg:width="8.763cm" svg:height="5.749cm" svg:x="1cm" svg:y="9.001cm">
          <draw:text-box>
            <text:p text:style-name="P16"><text:span text:style-name="T1">Parent</text:span></text:p>
            <text:p text:style-name="P16"><text:span text:style-name="T1"><text:tab/></text:span><text:span text:style-name="T1">- Watches its job</text:span></text:p>
            <text:p text:style-name="P16"><text:span text:style-name="T1">Parent’s Job</text:span></text:p>
            <text:p text:style-name="P16"><text:span text:style-name="T1"><text:tab/></text:span><text:span text:style-name="T1">- Finishes creation of </text:span><text:span text:style-name="T1"><text:tab/></text:span><text:span text:style-name="T1"><text:tab/></text:span><text:span text:style-name="T1"><text:tab/></text:span><text:span text:style-name="T1">OTU table</text:span></text:p>
            <text:p text:style-name="P16"><text:span text:style-name="T1">Children</text:span></text:p>
            <text:p text:style-name="P16"><text:span text:style-name="T1"><text:tab/></text:span><text:span text:style-name="T1">- Submit their jobs</text:span></text:p>
            <text:p text:style-name="P16"><text:span text:style-name="T1"/></text:p>
          </draw:text-box>
        </draw:frame>
        <draw:custom-shape draw:style-name="gr20" draw:text-style-name="P20" xml:id="id159" draw:id="id159" draw:layer="layout" svg:width="4.826cm" svg:height="0.889cm" svg:x="15.605cm" svg:y="3.944cm">
          <text:p text:style-name="P1"><text:span text:style-name="T2">2) StudyX_Qiime2</text:span></text:p>
          <draw:enhanced-geometry svg:viewBox="0 0 21600 21600" draw:type="rectangle" draw:enhanced-path="M 0 0 L 21600 0 21600 21600 0 21600 0 0 Z N"/>
        </draw:custom-shape>
        <draw:frame draw:style-name="gr35" draw:text-style-name="P3" xml:id="id160" draw:id="id160" draw:layer="layout" svg:width="3.302cm" svg:height="0.889cm" svg:x="21.828cm" svg:y="3.413cm">
          <draw:text-box>
            <text:p><text:span text:style-name="T1">Qiime2_0/</text:span></text:p>
          </draw:text-box>
        </draw:frame>
        <draw:connector draw:style-name="gr7" draw:text-style-name="P6" draw:layer="layout" draw:type="lines" svg:x1="20.431cm" svg:y1="4.388cm" svg:x2="21.828cm" svg:y2="3.857cm" draw:start-shape="id159" draw:start-glue-point="1" draw:end-shape="id160" draw:end-glue-point="3" svg:d="M20431 4388h501l396-531h500" svg:viewBox="0 0 1398 532">
          <text:p/>
        </draw:connector>
        <draw:connector draw:style-name="gr7" draw:text-style-name="P6" draw:layer="layout" draw:type="lines" svg:x1="20.431cm" svg:y1="2.864cm" svg:x2="20.939cm" svg:y2="2.86cm" draw:start-shape="id161" draw:start-glue-point="1" draw:end-shape="id162" draw:end-glue-point="3" svg:d="M20431 2864h501l-493-4h500" svg:viewBox="0 0 509 5">
          <text:p/>
        </draw:connector>
        <draw:frame draw:style-name="gr38" draw:text-style-name="P17" xml:id="id163" draw:id="id163" draw:layer="layout" svg:width="2.542cm" svg:height="0.806cm" svg:x="22.969cm" svg:y="4.258cm">
          <draw:text-box>
            <text:p><text:span text:style-name="T1">otu_table</text:span></text:p>
          </draw:text-box>
        </draw:frame>
        <draw:frame draw:style-name="gr33" draw:text-style-name="P17" xml:id="id164" draw:id="id164" draw:layer="layout" svg:width="2.794cm" svg:height="0.806cm" svg:x="22.971cm" svg:y="5.041cm">
          <draw:text-box>
            <text:p><text:span text:style-name="T1">summary/</text:span></text:p>
          </draw:text-box>
        </draw:frame>
        <draw:connector draw:style-name="gr7" draw:text-style-name="P6" draw:layer="layout" draw:type="lines" svg:x1="21.828cm" svg:y1="3.857cm" svg:x2="22.969cm" svg:y2="4.661cm" draw:start-shape="id160" draw:start-glue-point="3" draw:end-shape="id163" draw:end-glue-point="3" svg:d="M21828 3857h-500l1141 804h500" svg:viewBox="0 0 1642 805">
          <text:p/>
        </draw:connector>
        <draw:connector draw:style-name="gr7" draw:text-style-name="P6" draw:layer="layout" draw:type="lines" svg:x1="22.969cm" svg:y1="4.661cm" svg:x2="22.971cm" svg:y2="5.444cm" draw:start-shape="id163" draw:start-glue-point="3" draw:end-shape="id164" draw:end-glue-point="3" svg:d="M22969 4661h-500l2 783h500" svg:viewBox="0 0 503 784">
          <text:p/>
        </draw:connector>
        <draw:connector draw:style-name="gr7" draw:text-style-name="P6" draw:layer="layout" draw:type="lines" svg:x1="18.018cm" svg:y1="3.944cm" svg:x2="18.018cm" svg:y2="3.309cm" draw:start-shape="id159" draw:start-glue-point="0" draw:end-shape="id161" draw:end-glue-point="2" svg:d="M18018 3944v-502 367-500" svg:viewBox="0 0 1 636">
          <text:p/>
        </draw:connector>
        <draw:custom-shape draw:style-name="gr32" draw:text-style-name="P19" xml:id="id166" draw:id="id166" draw:layer="layout" svg:width="3.683cm" svg:height="3.937cm" svg:x="6.207cm" svg:y="1.381cm">
          <text:p text:style-name="P1">Qiime2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4.937cm" svg:y1="3.349cm" svg:x2="6.207cm" svg:y2="3.349cm" draw:start-shape="id165" draw:start-glue-point="1" draw:end-shape="id166" draw:end-glue-point="3" svg:d="M4937 3349h501 267 502" svg:viewBox="0 0 1271 1">
          <text:p/>
        </draw:connector>
        <draw:connector draw:style-name="gr7" draw:text-style-name="P6" draw:layer="layout" draw:type="lines" svg:x1="9.89cm" svg:y1="3.349cm" svg:x2="15.605cm" svg:y2="2.864cm" draw:start-shape="id166" draw:start-glue-point="1" draw:end-shape="id161" draw:end-glue-point="3" svg:d="M9890 3349h500l4714-485h501" svg:viewBox="0 0 5716 486">
          <text:p/>
        </draw:connector>
        <draw:custom-shape draw:style-name="gr20" draw:text-style-name="P20" xml:id="id167" draw:id="id167" draw:layer="layout" svg:width="4.826cm" svg:height="0.889cm" svg:x="15.605cm" svg:y="5.191cm">
          <text:p text:style-name="P1"><text:span text:style-name="T2">3) StudyX_Qiime2_1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18.018cm" svg:y1="5.191cm" svg:x2="18.018cm" svg:y2="3.309cm" draw:start-shape="id167" draw:start-glue-point="0" draw:end-shape="id161" draw:end-glue-point="2" svg:d="M18018 5191v-502-880-500" svg:viewBox="0 0 1 1883">
          <text:p/>
        </draw:connector>
        <draw:connector draw:style-name="gr7" draw:text-style-name="P6" draw:layer="layout" draw:type="lines" svg:x1="9.89cm" svg:y1="3.349cm" svg:x2="15.605cm" svg:y2="5.635cm" draw:start-shape="id166" draw:start-glue-point="1" draw:end-shape="id167" draw:end-glue-point="3" svg:d="M9890 3349h500l4714 2286h501" svg:viewBox="0 0 5716 2287">
          <text:p/>
        </draw:connector>
        <draw:frame draw:style-name="gr35" draw:text-style-name="P3" xml:id="id168" draw:id="id168" draw:layer="layout" svg:width="3.302cm" svg:height="0.889cm" svg:x="21.828cm" svg:y="5.953cm">
          <draw:text-box>
            <text:p><text:span text:style-name="T1">Qiime2_1/</text:span></text:p>
          </draw:text-box>
        </draw:frame>
        <draw:frame draw:style-name="gr38" draw:text-style-name="P17" xml:id="id169" draw:id="id169" draw:layer="layout" svg:width="2.542cm" svg:height="0.806cm" svg:x="22.336cm" svg:y="6.842cm">
          <draw:text-box>
            <text:p><text:span text:style-name="T1">otu_table</text:span></text:p>
          </draw:text-box>
        </draw:frame>
        <draw:connector draw:style-name="gr7" draw:text-style-name="P6" draw:layer="layout" draw:type="lines" svg:x1="20.431cm" svg:y1="5.635cm" svg:x2="21.828cm" svg:y2="6.397cm" draw:start-shape="id167" draw:start-glue-point="1" draw:end-shape="id168" draw:end-glue-point="3" svg:d="M20431 5635h501l396 762h500" svg:viewBox="0 0 1398 763">
          <text:p/>
        </draw:connector>
        <draw:connector draw:style-name="gr7" draw:text-style-name="P6" draw:layer="layout" draw:type="lines" svg:x1="21.828cm" svg:y1="6.397cm" svg:x2="22.336cm" svg:y2="7.245cm" draw:start-shape="id168" draw:start-glue-point="3" draw:end-shape="id169" draw:end-glue-point="3" svg:d="M21828 6397h-500l508 848h500" svg:viewBox="0 0 1009 849">
          <text:p/>
        </draw:connector>
        <draw:custom-shape draw:style-name="gr32" draw:text-style-name="P19" xml:id="id170" draw:id="id170" draw:layer="layout" svg:width="3.683cm" svg:height="3.937cm" svg:x="6.207cm" svg:y="1.381cm">
          <text:p text:style-name="P1">Qiime2_1</text:p>
          <draw:enhanced-geometry svg:viewBox="0 0 21600 21600" draw:type="rectangle" draw:enhanced-path="M 0 0 L 21600 0 21600 21600 0 21600 0 0 Z N"/>
        </draw:custom-shape>
        <draw:custom-shape draw:style-name="gr48" draw:text-style-name="P19" xml:id="id171" draw:id="id171" draw:layer="layout" svg:width="3.683cm" svg:height="1.524cm" svg:x="10.652cm" svg:y="4.302cm">
          <text:p text:style-name="P1">Qiime2_1</text:p>
          <text:p text:style-name="P1">Gut</text:p>
          <draw:enhanced-geometry svg:viewBox="0 0 21600 21600" draw:type="rectangle" draw:enhanced-path="M 0 0 L 21600 0 21600 21600 0 21600 0 0 Z N"/>
        </draw:custom-shape>
        <draw:custom-shape draw:style-name="gr49" draw:text-style-name="P19" xml:id="id172" draw:id="id172" draw:layer="layout" svg:width="3.683cm" svg:height="1.651cm" svg:x="10.779cm" svg:y="7.477cm">
          <text:p text:style-name="P1">Qiime2_1</text:p>
          <text:p text:style-name="P1">Mouth</text:p>
          <draw:enhanced-geometry svg:viewBox="0 0 21600 21600" draw:type="rectangle" draw:enhanced-path="M 0 0 L 21600 0 21600 21600 0 21600 0 0 Z N"/>
        </draw:custom-shape>
        <draw:custom-shape draw:style-name="gr50" draw:text-style-name="P19" xml:id="id173" draw:id="id173" draw:layer="layout" svg:width="3.683cm" svg:height="1.778cm" svg:x="10.906cm" svg:y="10.906cm">
          <text:p text:style-name="P1">Qiime2_1</text:p>
          <text:p text:style-name="P1">Nos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s" svg:x1="8.048cm" svg:y1="5.318cm" svg:x2="10.652cm" svg:y2="5.064cm" draw:start-shape="id170" draw:start-glue-point="2" draw:end-shape="id171" draw:end-glue-point="3" svg:d="M8048 5318v500l2102-754h502" svg:viewBox="0 0 2605 755">
          <text:p/>
        </draw:connector>
        <draw:connector draw:style-name="gr7" draw:text-style-name="P6" draw:layer="layout" draw:type="lines" svg:x1="8.048cm" svg:y1="5.318cm" svg:x2="10.779cm" svg:y2="8.302cm" draw:start-shape="id170" draw:start-glue-point="2" draw:end-shape="id172" svg:d="M8048 5318v500l2229 2484h502" svg:viewBox="0 0 2732 2985">
          <text:p/>
        </draw:connector>
        <draw:connector draw:style-name="gr7" draw:text-style-name="P6" draw:layer="layout" draw:type="lines" svg:x1="8.048cm" svg:y1="5.318cm" svg:x2="10.906cm" svg:y2="11.795cm" draw:start-shape="id170" draw:start-glue-point="2" draw:end-shape="id173" draw:end-glue-point="3" svg:d="M8048 5318v500l2356 5977h502" svg:viewBox="0 0 2859 6478">
          <text:p/>
        </draw:connector>
        <draw:custom-shape draw:style-name="gr20" draw:text-style-name="P29" xml:id="id175" draw:id="id175" draw:layer="layout" svg:width="4.826cm" svg:height="0.889cm" svg:x="15.605cm" svg:y="6.334cm">
          <text:p text:style-name="P28"><text:span text:style-name="T8">4) </text:span><text:span text:style-name="T8">StudyX_Q2_1_Gut</text:span></text:p>
          <draw:enhanced-geometry svg:viewBox="0 0 21600 21600" draw:type="rectangle" draw:enhanced-path="M 0 0 L 21600 0 21600 21600 0 21600 0 0 Z N"/>
        </draw:custom-shape>
        <draw:custom-shape draw:style-name="gr20" draw:text-style-name="P29" xml:id="id174" draw:id="id174" draw:layer="layout" svg:width="4.826cm" svg:height="0.889cm" svg:x="15.605cm" svg:y="7.477cm">
          <text:p text:style-name="P28"><text:span text:style-name="T8">5) </text:span><text:span text:style-name="T8">StudyX_Q2_1_Mouth</text:span></text:p>
          <draw:enhanced-geometry svg:viewBox="0 0 21600 21600" draw:type="rectangle" draw:enhanced-path="M 0 0 L 21600 0 21600 21600 0 21600 0 0 Z N"/>
        </draw:custom-shape>
        <draw:custom-shape draw:style-name="gr20" draw:text-style-name="P29" xml:id="id176" draw:id="id176" draw:layer="layout" svg:width="4.826cm" svg:height="0.889cm" svg:x="15.605cm" svg:y="8.62cm">
          <text:p text:style-name="P28"><text:span text:style-name="T8">6) </text:span><text:span text:style-name="T8">StudyX_Q2_1_N</text:span><text:span text:style-name="T8">ose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14.462cm" svg:y1="8.302cm" svg:x2="15.605cm" svg:y2="7.921cm" draw:start-shape="id172" draw:start-glue-point="1" draw:end-shape="id174" draw:end-glue-point="3" svg:d="M14462 8302h500l142-381h501" svg:viewBox="0 0 1144 382">
          <text:p/>
        </draw:connector>
        <draw:connector draw:style-name="gr7" draw:text-style-name="P6" draw:layer="layout" draw:type="lines" svg:x1="14.335cm" svg:y1="5.064cm" svg:x2="15.605cm" svg:y2="6.778cm" draw:start-shape="id171" draw:start-glue-point="1" draw:end-shape="id175" draw:end-glue-point="3" svg:d="M14335 5064h500l269 1714h501" svg:viewBox="0 0 1271 1715">
          <text:p/>
        </draw:connector>
        <draw:connector draw:style-name="gr7" draw:text-style-name="P6" draw:layer="layout" draw:type="lines" svg:x1="14.589cm" svg:y1="11.795cm" svg:x2="15.605cm" svg:y2="9.064cm" draw:start-shape="id173" draw:start-glue-point="1" draw:end-shape="id176" draw:end-glue-point="3" svg:d="M14589 11795h500l15-2731h501" svg:viewBox="0 0 1017 2732">
          <text:p/>
        </draw:connector>
        <draw:frame draw:style-name="gr33" draw:text-style-name="P3" xml:id="id177" draw:id="id177" draw:layer="layout" svg:width="3.937cm" svg:height="0.806cm" svg:x="22.336cm" svg:y="7.477cm">
          <draw:text-box>
            <text:p><text:span text:style-name="T1">Qiime2_1_Gut/</text:span></text:p>
          </draw:text-box>
        </draw:frame>
        <draw:frame draw:style-name="gr33" draw:text-style-name="P3" xml:id="id178" draw:id="id178" draw:layer="layout" svg:width="4.629cm" svg:height="0.806cm" svg:x="22.371cm" svg:y="9.001cm">
          <draw:text-box>
            <text:p><text:span text:style-name="T1">Qiime2_1_Mouth/</text:span></text:p>
          </draw:text-box>
        </draw:frame>
        <draw:frame draw:style-name="gr33" draw:text-style-name="P3" xml:id="id179" draw:id="id179" draw:layer="layout" svg:width="4.318cm" svg:height="0.806cm" svg:x="22.336cm" svg:y="10.481cm">
          <draw:text-box>
            <text:p><text:span text:style-name="T1">Qiime2_1_Nose/</text:span></text:p>
          </draw:text-box>
        </draw:frame>
        <draw:connector draw:style-name="gr7" draw:text-style-name="P6" draw:layer="layout" draw:type="lines" svg:x1="20.431cm" svg:y1="6.778cm" svg:x2="22.336cm" svg:y2="7.88cm" draw:start-shape="id175" draw:start-glue-point="1" draw:end-shape="id177" draw:end-glue-point="3" svg:d="M20431 6778h501l904 1102h500" svg:viewBox="0 0 1906 1103">
          <text:p/>
        </draw:connector>
        <draw:connector draw:style-name="gr7" draw:text-style-name="P6" draw:layer="layout" draw:type="lines" svg:x1="20.431cm" svg:y1="7.921cm" svg:x2="22.371cm" svg:y2="9.404cm" draw:start-shape="id174" draw:start-glue-point="1" draw:end-shape="id178" draw:end-glue-point="3" svg:d="M20431 7921h501l939 1483h500" svg:viewBox="0 0 1941 1484">
          <text:p/>
        </draw:connector>
        <draw:connector draw:style-name="gr7" draw:text-style-name="P6" draw:layer="layout" draw:type="lines" svg:x1="20.431cm" svg:y1="9.064cm" svg:x2="22.336cm" svg:y2="10.884cm" draw:start-shape="id176" draw:start-glue-point="1" draw:end-shape="id179" draw:end-glue-point="3" svg:d="M20431 9064h501l904 1820h500" svg:viewBox="0 0 1906 1821">
          <text:p/>
        </draw:connector>
        <draw:connector draw:style-name="gr7" draw:text-style-name="P6" draw:layer="layout" draw:type="lines" svg:x1="18.018cm" svg:y1="6.334cm" svg:x2="18.018cm" svg:y2="3.309cm" draw:start-shape="id175" draw:start-glue-point="0" draw:end-shape="id161" draw:end-glue-point="2" svg:d="M18018 6334v-502-2023-500" svg:viewBox="0 0 1 3026">
          <text:p/>
        </draw:connector>
        <draw:connector draw:style-name="gr7" draw:text-style-name="P6" draw:layer="layout" draw:type="lines" svg:x1="18.018cm" svg:y1="7.477cm" svg:x2="18.018cm" svg:y2="3.309cm" draw:start-shape="id174" draw:start-glue-point="0" draw:end-shape="id161" draw:end-glue-point="2" svg:d="M18018 7477v-502-3166-500" svg:viewBox="0 0 1 4169">
          <text:p/>
        </draw:connector>
        <draw:connector draw:style-name="gr7" draw:text-style-name="P6" draw:layer="layout" draw:type="lines" svg:x1="18.018cm" svg:y1="8.62cm" svg:x2="18.018cm" svg:y2="3.309cm" draw:start-shape="id176" draw:start-glue-point="0" draw:end-shape="id161" draw:end-glue-point="2" svg:d="M18018 8620v-502-4309-500" svg:viewBox="0 0 1 5312">
          <text:p/>
        </draw:connector>
        <draw:frame draw:style-name="gr51" draw:text-style-name="P22" xml:id="id180" draw:id="id180" draw:layer="layout" svg:width="2.921cm" svg:height="0.802cm" svg:x="23.352cm" svg:y="8.239cm">
          <draw:text-box>
            <text:p text:style-name="P21"><text:span text:style-name="T3">otu_table</text:span></text:p>
          </draw:text-box>
        </draw:frame>
        <draw:frame draw:style-name="gr51" draw:text-style-name="P22" xml:id="id181" draw:id="id181" draw:layer="layout" svg:width="2.921cm" svg:height="0.802cm" svg:x="23.352cm" svg:y="9.763cm">
          <draw:text-box>
            <text:p text:style-name="P21"><text:span text:style-name="T3">otu_table</text:span></text:p>
          </draw:text-box>
        </draw:frame>
        <draw:frame draw:style-name="gr51" draw:text-style-name="P22" xml:id="id182" draw:id="id182" draw:layer="layout" svg:width="2.921cm" svg:height="0.802cm" svg:x="23.479cm" svg:y="11.374cm">
          <draw:text-box>
            <text:p text:style-name="P21"><text:span text:style-name="T3">otu_table</text:span></text:p>
          </draw:text-box>
        </draw:frame>
        <draw:connector draw:style-name="gr54" draw:text-style-name="P6" draw:layer="layout" draw:line-skew="0.008cm" svg:x1="26.273cm" svg:y1="8.64cm" svg:x2="24.878cm" svg:y2="7.245cm" draw:start-shape="id180" draw:start-glue-point="1" draw:end-shape="id169" draw:end-glue-point="1" svg:d="M26273 8640h508v-1395h-1903" svg:viewBox="0 0 1904 1396">
          <text:p/>
        </draw:connector>
        <draw:connector draw:style-name="gr54" draw:text-style-name="P6" draw:layer="layout" svg:x1="26.273cm" svg:y1="10.164cm" svg:x2="24.878cm" svg:y2="7.245cm" draw:start-shape="id181" draw:start-glue-point="1" draw:end-shape="id169" draw:end-glue-point="1" svg:d="M26273 10164h500v-2919h-1895" svg:viewBox="0 0 1896 2920">
          <text:p/>
        </draw:connector>
        <draw:connector draw:style-name="gr54" draw:text-style-name="P6" draw:layer="layout" svg:x1="26.4cm" svg:y1="11.775cm" svg:x2="24.878cm" svg:y2="7.245cm" draw:start-shape="id182" draw:start-glue-point="1" draw:end-shape="id169" draw:end-glue-point="1" svg:d="M26400 11775h500v-4530h-2022" svg:viewBox="0 0 2023 4531">
          <text:p/>
        </draw:connector>
        <draw:custom-shape draw:style-name="gr39" draw:text-style-name="P27" xml:id="id183" draw:id="id183" draw:layer="layout" svg:width="5.461cm" svg:height="1.143cm" svg:x="1.381cm" svg:y="6.588cm">
          <text:p text:style-name="P1">Job Qiime2_1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svg:x1="8.048cm" svg:y1="5.318cm" svg:x2="4.111cm" svg:y2="6.588cm" draw:start-shape="id170" draw:start-glue-point="2" draw:end-shape="id183" draw:end-glue-point="0" svg:d="M8048 5318v634h-3937v636" svg:viewBox="0 0 3938 1271">
          <text:p/>
        </draw:connector>
        <draw:custom-shape draw:style-name="gr55" draw:text-style-name="P33" xml:id="id186" draw:id="id186" draw:layer="layout" svg:width="4.318cm" svg:height="0.762cm" svg:x="10.398cm" svg:y="6.461cm">
          <text:p text:style-name="P32"><text:span text:style-name="T1">bsub &lt; jobfile.lsf</text:span></text:p>
          <draw:enhanced-geometry svg:viewBox="0 0 21600 21600" draw:type="rectangle" draw:enhanced-path="M 0 0 L 21600 0 21600 21600 0 21600 0 0 Z N"/>
        </draw:custom-shape>
        <draw:custom-shape draw:style-name="gr55" draw:text-style-name="P33" xml:id="id185" draw:id="id185" draw:layer="layout" svg:width="4.318cm" svg:height="0.762cm" svg:x="10.398cm" svg:y="9.89cm">
          <text:p text:style-name="P32"><text:span text:style-name="T1">bsub &lt; jobfile.lsf</text:span></text:p>
          <draw:enhanced-geometry svg:viewBox="0 0 21600 21600" draw:type="rectangle" draw:enhanced-path="M 0 0 L 21600 0 21600 21600 0 21600 0 0 Z N"/>
        </draw:custom-shape>
        <draw:custom-shape draw:style-name="gr55" draw:text-style-name="P33" xml:id="id184" draw:id="id184" draw:layer="layout" svg:width="4.318cm" svg:height="0.762cm" svg:x="10.398cm" svg:y="13.573cm">
          <text:p text:style-name="P32"><text:span text:style-name="T1">bsub &lt; </text:span><text:span text:style-name="T1">jobfile.lsf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svg:x1="12.747cm" svg:y1="12.684cm" svg:x2="12.557cm" svg:y2="13.573cm" draw:start-shape="id173" draw:start-glue-point="2" draw:end-shape="id184" draw:end-glue-point="0" svg:d="M12747 12684v445h-190v444" svg:viewBox="0 0 191 890">
          <text:p/>
        </draw:connector>
        <draw:connector draw:style-name="gr7" draw:text-style-name="P6" draw:layer="layout" svg:x1="12.62cm" svg:y1="9.128cm" svg:x2="12.557cm" svg:y2="9.89cm" draw:start-shape="id172" draw:start-glue-point="2" draw:end-shape="id185" draw:end-glue-point="0" svg:d="M12620 9128v381h-63v381" svg:viewBox="0 0 64 763">
          <text:p/>
        </draw:connector>
        <draw:connector draw:style-name="gr7" draw:text-style-name="P6" draw:layer="layout" svg:x1="12.493cm" svg:y1="5.826cm" svg:x2="12.557cm" svg:y2="6.461cm" draw:start-shape="id171" draw:start-glue-point="2" draw:end-shape="id186" draw:end-glue-point="0" svg:d="M12493 5826v318h64v317" svg:viewBox="0 0 65 636">
          <text:p/>
        </draw:connector>
      </draw:page>
      <draw:page draw:name="page19" draw:style-name="dp1" draw:master-page-name="Default">
        <draw:custom-shape draw:style-name="gr41" draw:text-style-name="P2" xml:id="id193" draw:id="id193" draw:layer="layout" svg:width="3.556cm" svg:height="3.937cm" svg:x="1.381cm" svg:y="1.381cm">
          <text:p text:style-name="P1">Watch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" draw:layer="layout" svg:width="5.588cm" svg:height="13.358cm" svg:x="15.224cm" svg:y="1.25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5cm" svg:height="1.524cm" svg:x="14.335cm" svg:y="1.381cm">
          <draw:text-box>
            <text:p text:style-name="P1">MongoDB</text:p>
          </draw:text-box>
        </draw:frame>
        <draw:frame draw:style-name="gr6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custom-shape draw:style-name="gr43" draw:text-style-name="P4" draw:layer="layout" svg:width="5.738cm" svg:height="13.358cm" svg:x="21.043cm" svg:y="1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3" draw:layer="layout" svg:width="3.81cm" svg:height="0.962cm" svg:x="21.701cm" svg:y="1.358cm">
          <draw:text-box>
            <text:p>$MMEDS</text:p>
          </draw:text-box>
        </draw:frame>
        <draw:custom-shape draw:style-name="gr20" draw:text-style-name="P13" xml:id="id189" draw:id="id189" draw:layer="layout" svg:width="4.826cm" svg:height="0.889cm" svg:x="15.605cm" svg:y="2.42cm">
          <text:p text:style-name="P1">1) StudyX Doc</text:p>
          <draw:enhanced-geometry svg:viewBox="0 0 21600 21600" draw:type="rectangle" draw:enhanced-path="M 0 0 L 21600 0 21600 21600 0 21600 0 0 Z N"/>
        </draw:custom-shape>
        <draw:frame draw:style-name="gr33" draw:text-style-name="P15" xml:id="id190" draw:id="id190" draw:layer="layout" svg:width="4.953cm" svg:height="0.806cm" svg:x="20.939cm" svg:y="2.457cm">
          <draw:text-box>
            <text:p text:style-name="P14"><text:span text:style-name="T1">Username_StudyX/</text:span></text:p>
          </draw:text-box>
        </draw:frame>
        <draw:frame draw:style-name="gr53" draw:text-style-name="P17" draw:layer="layout" svg:width="8.763cm" svg:height="5.749cm" svg:x="1cm" svg:y="9.001cm">
          <draw:text-box>
            <text:p text:style-name="P16"><text:span text:style-name="T1">Parent’s Job</text:span></text:p>
            <text:p text:style-name="P16"><text:span text:style-name="T1"><text:tab/></text:span><text:span text:style-name="T1">- Finishes</text:span></text:p>
            <text:p text:style-name="P16"><text:span text:style-name="T1">Parent</text:span></text:p>
            <text:p text:style-name="P16"><text:span text:style-name="T1"><text:tab/></text:span><text:span text:style-name="T1">- Waits on children</text:span></text:p>
            <text:p text:style-name="P16"><text:span text:style-name="T1">Children</text:span></text:p>
            <text:p text:style-name="P16"><text:span text:style-name="T1"><text:tab/></text:span><text:span text:style-name="T1">- Watch their jobs</text:span></text:p>
            <text:p text:style-name="P16"><text:span text:style-name="T9">Note:</text:span></text:p>
            <text:p text:style-name="P16"><text:span text:style-name="T9"><text:tab/></text:span><text:span text:style-name="T9">- There isn’t a clear access path from a parent’s doc to a child’s</text:span></text:p>
          </draw:text-box>
        </draw:frame>
        <draw:custom-shape draw:style-name="gr20" draw:text-style-name="P20" xml:id="id187" draw:id="id187" draw:layer="layout" svg:width="4.826cm" svg:height="0.889cm" svg:x="15.605cm" svg:y="3.944cm">
          <text:p text:style-name="P1"><text:span text:style-name="T2">2) </text:span><text:span text:style-name="T2">StudyX_Qiim</text:span><text:span text:style-name="T2">e2</text:span></text:p>
          <draw:enhanced-geometry svg:viewBox="0 0 21600 21600" draw:type="rectangle" draw:enhanced-path="M 0 0 L 21600 0 21600 21600 0 21600 0 0 Z N"/>
        </draw:custom-shape>
        <draw:frame draw:style-name="gr35" draw:text-style-name="P3" xml:id="id188" draw:id="id188" draw:layer="layout" svg:width="3.302cm" svg:height="0.889cm" svg:x="21.828cm" svg:y="3.413cm">
          <draw:text-box>
            <text:p><text:span text:style-name="T1">Qiime2_0/</text:span></text:p>
          </draw:text-box>
        </draw:frame>
        <draw:connector draw:style-name="gr7" draw:text-style-name="P6" draw:layer="layout" draw:type="lines" svg:x1="20.431cm" svg:y1="4.388cm" svg:x2="21.828cm" svg:y2="3.857cm" draw:start-shape="id187" draw:start-glue-point="1" draw:end-shape="id188" draw:end-glue-point="3" svg:d="M20431 4388h501l396-531h500" svg:viewBox="0 0 1398 532">
          <text:p/>
        </draw:connector>
        <draw:connector draw:style-name="gr7" draw:text-style-name="P6" draw:layer="layout" draw:type="lines" svg:x1="20.431cm" svg:y1="2.864cm" svg:x2="20.939cm" svg:y2="2.86cm" draw:start-shape="id189" draw:start-glue-point="1" draw:end-shape="id190" draw:end-glue-point="3" svg:d="M20431 2864h501l-493-4h500" svg:viewBox="0 0 509 5">
          <text:p/>
        </draw:connector>
        <draw:frame draw:style-name="gr38" draw:text-style-name="P17" xml:id="id191" draw:id="id191" draw:layer="layout" svg:width="2.542cm" svg:height="0.806cm" svg:x="22.969cm" svg:y="4.258cm">
          <draw:text-box>
            <text:p><text:span text:style-name="T1">otu_table</text:span></text:p>
          </draw:text-box>
        </draw:frame>
        <draw:frame draw:style-name="gr33" draw:text-style-name="P17" xml:id="id192" draw:id="id192" draw:layer="layout" svg:width="2.794cm" svg:height="0.806cm" svg:x="22.971cm" svg:y="5.041cm">
          <draw:text-box>
            <text:p><text:span text:style-name="T1">summary/</text:span></text:p>
          </draw:text-box>
        </draw:frame>
        <draw:connector draw:style-name="gr7" draw:text-style-name="P6" draw:layer="layout" draw:type="lines" svg:x1="21.828cm" svg:y1="3.857cm" svg:x2="22.969cm" svg:y2="4.661cm" draw:start-shape="id188" draw:start-glue-point="3" draw:end-shape="id191" draw:end-glue-point="3" svg:d="M21828 3857h-500l1141 804h500" svg:viewBox="0 0 1642 805">
          <text:p/>
        </draw:connector>
        <draw:connector draw:style-name="gr7" draw:text-style-name="P6" draw:layer="layout" draw:type="lines" svg:x1="22.969cm" svg:y1="4.661cm" svg:x2="22.971cm" svg:y2="5.444cm" draw:start-shape="id191" draw:start-glue-point="3" draw:end-shape="id192" draw:end-glue-point="3" svg:d="M22969 4661h-500l2 783h500" svg:viewBox="0 0 503 784">
          <text:p/>
        </draw:connector>
        <draw:connector draw:style-name="gr7" draw:text-style-name="P6" draw:layer="layout" draw:type="lines" svg:x1="18.018cm" svg:y1="3.944cm" svg:x2="18.018cm" svg:y2="3.309cm" draw:start-shape="id187" draw:start-glue-point="0" draw:end-shape="id189" draw:end-glue-point="2" svg:d="M18018 3944v-502 367-500" svg:viewBox="0 0 1 636">
          <text:p/>
        </draw:connector>
        <draw:custom-shape draw:style-name="gr32" draw:text-style-name="P19" xml:id="id194" draw:id="id194" draw:layer="layout" svg:width="3.683cm" svg:height="3.937cm" svg:x="6.207cm" svg:y="1.381cm">
          <text:p text:style-name="P1">Qiime2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4.937cm" svg:y1="3.349cm" svg:x2="6.207cm" svg:y2="3.349cm" draw:start-shape="id193" draw:start-glue-point="1" draw:end-shape="id194" draw:end-glue-point="3" svg:d="M4937 3349h501 267 502" svg:viewBox="0 0 1271 1">
          <text:p/>
        </draw:connector>
        <draw:connector draw:style-name="gr7" draw:text-style-name="P6" draw:layer="layout" draw:type="lines" svg:x1="9.89cm" svg:y1="3.349cm" svg:x2="15.605cm" svg:y2="2.864cm" draw:start-shape="id194" draw:start-glue-point="1" draw:end-shape="id189" draw:end-glue-point="3" svg:d="M9890 3349h500l4714-485h501" svg:viewBox="0 0 5716 486">
          <text:p/>
        </draw:connector>
        <draw:custom-shape draw:style-name="gr20" draw:text-style-name="P20" xml:id="id195" draw:id="id195" draw:layer="layout" svg:width="4.826cm" svg:height="0.889cm" svg:x="15.605cm" svg:y="5.191cm">
          <text:p text:style-name="P1"><text:span text:style-name="T2">3) </text:span><text:span text:style-name="T2">StudyX_</text:span><text:span text:style-name="T2">Qiime2_1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18.018cm" svg:y1="5.191cm" svg:x2="18.018cm" svg:y2="3.309cm" draw:start-shape="id195" draw:start-glue-point="0" draw:end-shape="id189" draw:end-glue-point="2" svg:d="M18018 5191v-502-880-500" svg:viewBox="0 0 1 1883">
          <text:p/>
        </draw:connector>
        <draw:connector draw:style-name="gr7" draw:text-style-name="P6" draw:layer="layout" draw:type="lines" svg:x1="9.89cm" svg:y1="3.349cm" svg:x2="15.605cm" svg:y2="5.635cm" draw:start-shape="id194" draw:start-glue-point="1" draw:end-shape="id195" draw:end-glue-point="3" svg:d="M9890 3349h500l4714 2286h501" svg:viewBox="0 0 5716 2287">
          <text:p/>
        </draw:connector>
        <draw:frame draw:style-name="gr35" draw:text-style-name="P3" xml:id="id196" draw:id="id196" draw:layer="layout" svg:width="3.302cm" svg:height="0.889cm" svg:x="21.828cm" svg:y="5.953cm">
          <draw:text-box>
            <text:p><text:span text:style-name="T1">Qiime2_1/</text:span></text:p>
          </draw:text-box>
        </draw:frame>
        <draw:frame draw:style-name="gr38" draw:text-style-name="P17" xml:id="id197" draw:id="id197" draw:layer="layout" svg:width="2.542cm" svg:height="0.806cm" svg:x="22.336cm" svg:y="6.842cm">
          <draw:text-box>
            <text:p><text:span text:style-name="T1">otu_table</text:span></text:p>
          </draw:text-box>
        </draw:frame>
        <draw:connector draw:style-name="gr7" draw:text-style-name="P6" draw:layer="layout" draw:type="lines" svg:x1="20.431cm" svg:y1="5.635cm" svg:x2="21.828cm" svg:y2="6.397cm" draw:start-shape="id195" draw:start-glue-point="1" draw:end-shape="id196" draw:end-glue-point="3" svg:d="M20431 5635h501l396 762h500" svg:viewBox="0 0 1398 763">
          <text:p/>
        </draw:connector>
        <draw:connector draw:style-name="gr7" draw:text-style-name="P6" draw:layer="layout" draw:type="lines" svg:x1="21.828cm" svg:y1="6.397cm" svg:x2="22.336cm" svg:y2="7.245cm" draw:start-shape="id196" draw:start-glue-point="3" draw:end-shape="id197" draw:end-glue-point="3" svg:d="M21828 6397h-500l508 848h500" svg:viewBox="0 0 1009 849">
          <text:p/>
        </draw:connector>
        <draw:custom-shape draw:style-name="gr32" draw:text-style-name="P19" xml:id="id198" draw:id="id198" draw:layer="layout" svg:width="3.683cm" svg:height="3.937cm" svg:x="6.207cm" svg:y="1.381cm">
          <text:p text:style-name="P1">Qiime2_1</text:p>
          <draw:enhanced-geometry svg:viewBox="0 0 21600 21600" draw:type="rectangle" draw:enhanced-path="M 0 0 L 21600 0 21600 21600 0 21600 0 0 Z N"/>
        </draw:custom-shape>
        <draw:custom-shape draw:style-name="gr48" draw:text-style-name="P19" xml:id="id199" draw:id="id199" draw:layer="layout" svg:width="3.683cm" svg:height="1.524cm" svg:x="10.652cm" svg:y="4.302cm">
          <text:p text:style-name="P1">Qiime2_1</text:p>
          <text:p text:style-name="P1">Gut</text:p>
          <draw:enhanced-geometry svg:viewBox="0 0 21600 21600" draw:type="rectangle" draw:enhanced-path="M 0 0 L 21600 0 21600 21600 0 21600 0 0 Z N"/>
        </draw:custom-shape>
        <draw:custom-shape draw:style-name="gr49" draw:text-style-name="P19" xml:id="id200" draw:id="id200" draw:layer="layout" svg:width="3.683cm" svg:height="1.651cm" svg:x="10.779cm" svg:y="7.477cm">
          <text:p text:style-name="P1">Qiime2_1</text:p>
          <text:p text:style-name="P1">Mouth</text:p>
          <draw:enhanced-geometry svg:viewBox="0 0 21600 21600" draw:type="rectangle" draw:enhanced-path="M 0 0 L 21600 0 21600 21600 0 21600 0 0 Z N"/>
        </draw:custom-shape>
        <draw:custom-shape draw:style-name="gr50" draw:text-style-name="P19" xml:id="id201" draw:id="id201" draw:layer="layout" svg:width="3.683cm" svg:height="1.778cm" svg:x="10.652cm" svg:y="10.906cm">
          <text:p text:style-name="P1">Qiime2_1</text:p>
          <text:p text:style-name="P1">Nos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s" svg:x1="8.048cm" svg:y1="5.318cm" svg:x2="10.652cm" svg:y2="5.064cm" draw:start-shape="id198" draw:start-glue-point="2" draw:end-shape="id199" draw:end-glue-point="3" svg:d="M8048 5318v500l2102-754h502" svg:viewBox="0 0 2605 755">
          <text:p/>
        </draw:connector>
        <draw:connector draw:style-name="gr7" draw:text-style-name="P6" draw:layer="layout" draw:type="lines" svg:x1="8.048cm" svg:y1="5.318cm" svg:x2="10.779cm" svg:y2="8.302cm" draw:start-shape="id198" draw:start-glue-point="2" draw:end-shape="id200" svg:d="M8048 5318v500l2229 2484h502" svg:viewBox="0 0 2732 2985">
          <text:p/>
        </draw:connector>
        <draw:connector draw:style-name="gr7" draw:text-style-name="P6" draw:layer="layout" draw:type="lines" svg:x1="8.048cm" svg:y1="5.318cm" svg:x2="10.652cm" svg:y2="11.795cm" draw:start-shape="id198" draw:start-glue-point="2" draw:end-shape="id201" draw:end-glue-point="3" svg:d="M8048 5318v500l2102 5977h502" svg:viewBox="0 0 2605 6478">
          <text:p/>
        </draw:connector>
        <draw:custom-shape draw:style-name="gr20" draw:text-style-name="P29" xml:id="id203" draw:id="id203" draw:layer="layout" svg:width="4.826cm" svg:height="0.889cm" svg:x="15.605cm" svg:y="6.334cm">
          <text:p text:style-name="P28"><text:span text:style-name="T8">4) </text:span><text:span text:style-name="T8">StudyX_Q2_1_</text:span><text:span text:style-name="T8">Gut</text:span></text:p>
          <draw:enhanced-geometry svg:viewBox="0 0 21600 21600" draw:type="rectangle" draw:enhanced-path="M 0 0 L 21600 0 21600 21600 0 21600 0 0 Z N"/>
        </draw:custom-shape>
        <draw:custom-shape draw:style-name="gr20" draw:text-style-name="P29" xml:id="id202" draw:id="id202" draw:layer="layout" svg:width="4.826cm" svg:height="0.889cm" svg:x="15.605cm" svg:y="7.477cm">
          <text:p text:style-name="P28"><text:span text:style-name="T8">5) </text:span><text:span text:style-name="T8">StudyX_Q2_1_Mouth</text:span></text:p>
          <draw:enhanced-geometry svg:viewBox="0 0 21600 21600" draw:type="rectangle" draw:enhanced-path="M 0 0 L 21600 0 21600 21600 0 21600 0 0 Z N"/>
        </draw:custom-shape>
        <draw:custom-shape draw:style-name="gr20" draw:text-style-name="P29" xml:id="id204" draw:id="id204" draw:layer="layout" svg:width="4.826cm" svg:height="0.889cm" svg:x="15.605cm" svg:y="8.62cm">
          <text:p text:style-name="P28"><text:span text:style-name="T8">6) </text:span><text:span text:style-name="T8">StudyX_Q2_1_Nose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14.462cm" svg:y1="8.302cm" svg:x2="15.605cm" svg:y2="7.921cm" draw:start-shape="id200" draw:start-glue-point="1" draw:end-shape="id202" draw:end-glue-point="3" svg:d="M14462 8302h500l142-381h501" svg:viewBox="0 0 1144 382">
          <text:p/>
        </draw:connector>
        <draw:connector draw:style-name="gr7" draw:text-style-name="P6" draw:layer="layout" draw:type="lines" svg:x1="14.335cm" svg:y1="5.064cm" svg:x2="15.605cm" svg:y2="6.778cm" draw:start-shape="id199" draw:start-glue-point="1" draw:end-shape="id203" draw:end-glue-point="3" svg:d="M14335 5064h500l269 1714h501" svg:viewBox="0 0 1271 1715">
          <text:p/>
        </draw:connector>
        <draw:connector draw:style-name="gr7" draw:text-style-name="P6" draw:layer="layout" draw:type="lines" svg:x1="14.335cm" svg:y1="11.795cm" svg:x2="15.605cm" svg:y2="9.064cm" draw:start-shape="id201" draw:start-glue-point="1" draw:end-shape="id204" draw:end-glue-point="3" svg:d="M14335 11795h500l269-2731h501" svg:viewBox="0 0 1271 2732">
          <text:p/>
        </draw:connector>
        <draw:frame draw:style-name="gr33" draw:text-style-name="P3" xml:id="id205" draw:id="id205" draw:layer="layout" svg:width="3.937cm" svg:height="0.806cm" svg:x="22.336cm" svg:y="7.477cm">
          <draw:text-box>
            <text:p><text:span text:style-name="T1">Qiime2_1_Gut/</text:span></text:p>
          </draw:text-box>
        </draw:frame>
        <draw:frame draw:style-name="gr33" draw:text-style-name="P3" xml:id="id206" draw:id="id206" draw:layer="layout" svg:width="4.629cm" svg:height="0.806cm" svg:x="22.371cm" svg:y="9.719cm">
          <draw:text-box>
            <text:p><text:span text:style-name="T1">Qiime2_1_Mo</text:span><text:span text:style-name="T1">uth/</text:span></text:p>
          </draw:text-box>
        </draw:frame>
        <draw:frame draw:style-name="gr33" draw:text-style-name="P3" xml:id="id207" draw:id="id207" draw:layer="layout" svg:width="4.318cm" svg:height="0.806cm" svg:x="22.336cm" svg:y="12.005cm">
          <draw:text-box>
            <text:p><text:span text:style-name="T1">Qiime2_1_Nose/</text:span></text:p>
          </draw:text-box>
        </draw:frame>
        <draw:connector draw:style-name="gr7" draw:text-style-name="P6" draw:layer="layout" draw:type="lines" svg:x1="20.431cm" svg:y1="6.778cm" svg:x2="22.336cm" svg:y2="7.88cm" draw:start-shape="id203" draw:start-glue-point="1" draw:end-shape="id205" draw:end-glue-point="3" svg:d="M20431 6778h501l904 1102h500" svg:viewBox="0 0 1906 1103">
          <text:p/>
        </draw:connector>
        <draw:connector draw:style-name="gr7" draw:text-style-name="P6" draw:layer="layout" draw:type="lines" svg:x1="20.431cm" svg:y1="7.921cm" svg:x2="22.371cm" svg:y2="10.122cm" draw:start-shape="id202" draw:start-glue-point="1" draw:end-shape="id206" draw:end-glue-point="3" svg:d="M20431 7921h501l939 2201h500" svg:viewBox="0 0 1941 2202">
          <text:p/>
        </draw:connector>
        <draw:connector draw:style-name="gr7" draw:text-style-name="P6" draw:layer="layout" draw:type="lines" svg:x1="20.431cm" svg:y1="9.064cm" svg:x2="22.336cm" svg:y2="12.408cm" draw:start-shape="id204" draw:start-glue-point="1" draw:end-shape="id207" draw:end-glue-point="3" svg:d="M20431 9064h501l904 3344h500" svg:viewBox="0 0 1906 3345">
          <text:p/>
        </draw:connector>
        <draw:connector draw:style-name="gr7" draw:text-style-name="P6" draw:layer="layout" draw:type="lines" svg:x1="18.018cm" svg:y1="6.334cm" svg:x2="18.018cm" svg:y2="3.309cm" draw:start-shape="id203" draw:start-glue-point="0" draw:end-shape="id189" draw:end-glue-point="2" svg:d="M18018 6334v-502-2023-500" svg:viewBox="0 0 1 3026">
          <text:p/>
        </draw:connector>
        <draw:connector draw:style-name="gr7" draw:text-style-name="P6" draw:layer="layout" draw:type="lines" svg:x1="18.018cm" svg:y1="7.477cm" svg:x2="18.018cm" svg:y2="3.309cm" draw:start-shape="id202" draw:start-glue-point="0" draw:end-shape="id189" draw:end-glue-point="2" svg:d="M18018 7477v-502-3166-500" svg:viewBox="0 0 1 4169">
          <text:p/>
        </draw:connector>
        <draw:connector draw:style-name="gr7" draw:text-style-name="P6" draw:layer="layout" draw:type="lines" svg:x1="18.018cm" svg:y1="8.62cm" svg:x2="18.018cm" svg:y2="3.309cm" draw:start-shape="id204" draw:start-glue-point="0" draw:end-shape="id189" draw:end-glue-point="2" svg:d="M18018 8620v-502-4309-500" svg:viewBox="0 0 1 5312">
          <text:p/>
        </draw:connector>
        <draw:frame draw:style-name="gr51" draw:text-style-name="P22" xml:id="id208" draw:id="id208" draw:layer="layout" svg:width="2.921cm" svg:height="0.802cm" svg:x="23.352cm" svg:y="8.239cm">
          <draw:text-box>
            <text:p text:style-name="P21"><text:span text:style-name="T3">otu_table</text:span></text:p>
          </draw:text-box>
        </draw:frame>
        <draw:frame draw:style-name="gr51" draw:text-style-name="P22" xml:id="id209" draw:id="id209" draw:layer="layout" svg:width="2.921cm" svg:height="0.802cm" svg:x="23.352cm" svg:y="10.612cm">
          <draw:text-box>
            <text:p text:style-name="P21"><text:span text:style-name="T3">otu_table</text:span></text:p>
          </draw:text-box>
        </draw:frame>
        <draw:frame draw:style-name="gr51" draw:text-style-name="P22" xml:id="id210" draw:id="id210" draw:layer="layout" svg:width="2.921cm" svg:height="0.802cm" svg:x="23.479cm" svg:y="12.898cm">
          <draw:text-box>
            <text:p text:style-name="P21"><text:span text:style-name="T3">otu_table</text:span></text:p>
          </draw:text-box>
        </draw:frame>
        <draw:connector draw:style-name="gr54" draw:text-style-name="P6" draw:layer="layout" draw:line-skew="0.008cm" svg:x1="26.273cm" svg:y1="8.64cm" svg:x2="24.878cm" svg:y2="7.245cm" draw:start-shape="id208" draw:start-glue-point="1" draw:end-shape="id197" draw:end-glue-point="1" svg:d="M26273 8640h508v-1395h-1903" svg:viewBox="0 0 1904 1396">
          <text:p/>
        </draw:connector>
        <draw:connector draw:style-name="gr54" draw:text-style-name="P6" draw:layer="layout" svg:x1="26.273cm" svg:y1="11.013cm" svg:x2="24.878cm" svg:y2="7.245cm" draw:start-shape="id209" draw:start-glue-point="1" draw:end-shape="id197" draw:end-glue-point="1" svg:d="M26273 11013h500v-3768h-1895" svg:viewBox="0 0 1896 3769">
          <text:p/>
        </draw:connector>
        <draw:connector draw:style-name="gr54" draw:text-style-name="P6" draw:layer="layout" svg:x1="26.4cm" svg:y1="13.299cm" svg:x2="24.878cm" svg:y2="7.245cm" draw:start-shape="id210" draw:start-glue-point="1" draw:end-shape="id197" draw:end-glue-point="1" svg:d="M26400 13299h500v-6054h-2022" svg:viewBox="0 0 2023 6055">
          <text:p/>
        </draw:connector>
        <draw:custom-shape draw:style-name="gr55" draw:text-style-name="P33" xml:id="id213" draw:id="id213" draw:layer="layout" svg:width="4.318cm" svg:height="0.762cm" svg:x="10.398cm" svg:y="6.461cm">
          <text:p text:style-name="P32"><text:span text:style-name="T1">Job Q2_1_Gut</text:span></text:p>
          <draw:enhanced-geometry svg:viewBox="0 0 21600 21600" draw:type="rectangle" draw:enhanced-path="M 0 0 L 21600 0 21600 21600 0 21600 0 0 Z N"/>
        </draw:custom-shape>
        <draw:custom-shape draw:style-name="gr55" draw:text-style-name="P33" xml:id="id212" draw:id="id212" draw:layer="layout" svg:width="4.318cm" svg:height="0.762cm" svg:x="10.398cm" svg:y="9.89cm">
          <text:p text:style-name="P32"><text:span text:style-name="T1">Job </text:span><text:span text:style-name="T1">Q2_1_Mouth</text:span></text:p>
          <draw:enhanced-geometry svg:viewBox="0 0 21600 21600" draw:type="rectangle" draw:enhanced-path="M 0 0 L 21600 0 21600 21600 0 21600 0 0 Z N"/>
        </draw:custom-shape>
        <draw:custom-shape draw:style-name="gr55" draw:text-style-name="P33" xml:id="id211" draw:id="id211" draw:layer="layout" svg:width="4.318cm" svg:height="0.762cm" svg:x="10.398cm" svg:y="13.573cm">
          <text:p text:style-name="P32"><text:span text:style-name="T1">Job Q2_1_Nose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svg:x1="12.493cm" svg:y1="12.684cm" svg:x2="12.557cm" svg:y2="13.573cm" draw:start-shape="id201" draw:start-glue-point="2" draw:end-shape="id211" draw:end-glue-point="0" svg:d="M12493 12684v445h64v444" svg:viewBox="0 0 65 890">
          <text:p/>
        </draw:connector>
        <draw:connector draw:style-name="gr7" draw:text-style-name="P6" draw:layer="layout" svg:x1="12.62cm" svg:y1="9.128cm" svg:x2="12.557cm" svg:y2="9.89cm" draw:start-shape="id200" draw:start-glue-point="2" draw:end-shape="id212" draw:end-glue-point="0" svg:d="M12620 9128v381h-63v381" svg:viewBox="0 0 64 763">
          <text:p/>
        </draw:connector>
        <draw:connector draw:style-name="gr7" draw:text-style-name="P6" draw:layer="layout" svg:x1="12.493cm" svg:y1="5.826cm" svg:x2="12.557cm" svg:y2="6.461cm" draw:start-shape="id199" draw:start-glue-point="2" draw:end-shape="id213" draw:end-glue-point="0" svg:d="M12493 5826v318h64v317" svg:viewBox="0 0 65 636">
          <text:p/>
        </draw:connector>
        <draw:frame draw:style-name="gr51" draw:text-style-name="P3" draw:layer="layout" svg:width="2.794cm" svg:height="0.802cm" svg:x="23.606cm" svg:y="9.001cm">
          <draw:text-box>
            <text:p>summary</text:p>
          </draw:text-box>
        </draw:frame>
        <draw:frame draw:style-name="gr51" draw:text-style-name="P3" draw:layer="layout" svg:width="2.794cm" svg:height="0.802cm" svg:x="23.352cm" svg:y="11.287cm">
          <draw:text-box>
            <text:p>summary</text:p>
          </draw:text-box>
        </draw:frame>
        <draw:frame draw:style-name="gr56" draw:text-style-name="P3" draw:layer="layout" svg:width="2.794cm" svg:height="0.802cm" svg:x="23.479cm" svg:y="13.533cm">
          <draw:text-box>
            <text:p>summary</text:p>
          </draw:text-box>
        </draw:frame>
      </draw:page>
      <draw:page draw:name="page20" draw:style-name="dp1" draw:master-page-name="Default">
        <draw:custom-shape draw:style-name="gr41" draw:text-style-name="P2" xml:id="id220" draw:id="id220" draw:layer="layout" svg:width="3.556cm" svg:height="3.937cm" svg:x="1.381cm" svg:y="1.381cm">
          <text:p text:style-name="P1">Watch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" draw:layer="layout" svg:width="5.588cm" svg:height="13.358cm" svg:x="15.224cm" svg:y="1.25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5cm" svg:height="1.524cm" svg:x="14.335cm" svg:y="1.381cm">
          <draw:text-box>
            <text:p text:style-name="P1">MongoDB</text:p>
          </draw:text-box>
        </draw:frame>
        <draw:frame draw:style-name="gr6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custom-shape draw:style-name="gr43" draw:text-style-name="P4" draw:layer="layout" svg:width="5.738cm" svg:height="13.358cm" svg:x="21.043cm" svg:y="1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3" draw:layer="layout" svg:width="3.81cm" svg:height="0.962cm" svg:x="21.701cm" svg:y="1.358cm">
          <draw:text-box>
            <text:p>$MMEDS</text:p>
          </draw:text-box>
        </draw:frame>
        <draw:custom-shape draw:style-name="gr20" draw:text-style-name="P13" xml:id="id216" draw:id="id216" draw:layer="layout" svg:width="4.826cm" svg:height="0.889cm" svg:x="15.605cm" svg:y="2.42cm">
          <text:p text:style-name="P1">1) StudyX Doc</text:p>
          <draw:enhanced-geometry svg:viewBox="0 0 21600 21600" draw:type="rectangle" draw:enhanced-path="M 0 0 L 21600 0 21600 21600 0 21600 0 0 Z N"/>
        </draw:custom-shape>
        <draw:frame draw:style-name="gr33" draw:text-style-name="P15" xml:id="id217" draw:id="id217" draw:layer="layout" svg:width="4.953cm" svg:height="0.806cm" svg:x="20.939cm" svg:y="2.457cm">
          <draw:text-box>
            <text:p text:style-name="P14"><text:span text:style-name="T1">Username_StudyX/</text:span></text:p>
          </draw:text-box>
        </draw:frame>
        <draw:frame draw:style-name="gr57" draw:text-style-name="P17" draw:layer="layout" svg:width="10.414cm" svg:height="7.466cm" svg:x="1cm" svg:y="7.731cm">
          <draw:text-box>
            <text:p text:style-name="P16"><text:span text:style-name="T1">Child </text:span><text:span text:style-name="T1">Jobs</text:span></text:p>
            <text:p text:style-name="P16"><text:span text:style-name="T1"><text:tab/></text:span><text:span text:style-name="T1">- </text:span><text:span text:style-name="T1">Finish</text:span></text:p>
            <text:p text:style-name="P16"><text:span text:style-name="T1">Childre</text:span><text:span text:style-name="T1">n</text:span></text:p>
            <text:p text:style-name="P16"><text:span text:style-name="T1"><text:tab/></text:span><text:span text:style-name="T1">- </text:span><text:span text:style-name="T1">Exit</text:span></text:p>
            <text:p text:style-name="P16"><text:span text:style-name="T1">Parent</text:span></text:p>
            <text:p text:style-name="P16"><text:span text:style-name="T1"><text:tab/></text:span><text:span text:style-name="T1">- </text:span><text:span text:style-name="T1">Sends </text:span><text:span text:style-name="T1">email </text:span><text:span text:style-name="T1">about </text:span><text:span text:style-name="T1">analysi</text:span><text:span text:style-name="T1">s </text:span><text:span text:style-name="T1"><text:tab/></text:span><text:span text:style-name="T1"><text:tab/></text:span><text:span text:style-name="T1">complet</text:span><text:span text:style-name="T1">ion</text:span></text:p>
            <text:p text:style-name="P16"><text:span text:style-name="T1"><text:tab/></text:span><text:span text:style-name="T1">- </text:span><text:span text:style-name="T1">Exit</text:span></text:p>
            <text:p text:style-name="P16"><text:span text:style-name="T9">Note: </text:span></text:p>
            <text:p text:style-name="P16"><text:span text:style-name="T9">- This </text:span><text:span text:style-name="T9">email </text:span><text:span text:style-name="T9">could </text:span><text:span text:style-name="T9">contain </text:span><text:span text:style-name="T9"><text:tab/></text:span><text:span text:style-name="T9"><text:tab/></text:span><text:span text:style-name="T9"><text:tab/></text:span><text:span text:style-name="T9"><text:tab/></text:span><text:span text:style-name="T9">access</text:span><text:span text:style-name="T9">_codes </text:span><text:span text:style-name="T9">for the </text:span><text:span text:style-name="T9">children</text:span></text:p>
            <text:p text:style-name="P16"><text:span text:style-name="T9">- or </text:span><text:span text:style-name="T9">each </text:span><text:span text:style-name="T9">child </text:span><text:span text:style-name="T9">sends </text:span><text:span text:style-name="T9">it’s own </text:span><text:span text:style-name="T9">email</text:span></text:p>
          </draw:text-box>
        </draw:frame>
        <draw:custom-shape draw:style-name="gr20" draw:text-style-name="P20" xml:id="id214" draw:id="id214" draw:layer="layout" svg:width="4.826cm" svg:height="0.889cm" svg:x="15.605cm" svg:y="3.944cm">
          <text:p text:style-name="P1"><text:span text:style-name="T2">2) StudyX_Qiime2</text:span></text:p>
          <draw:enhanced-geometry svg:viewBox="0 0 21600 21600" draw:type="rectangle" draw:enhanced-path="M 0 0 L 21600 0 21600 21600 0 21600 0 0 Z N"/>
        </draw:custom-shape>
        <draw:frame draw:style-name="gr35" draw:text-style-name="P3" xml:id="id215" draw:id="id215" draw:layer="layout" svg:width="3.302cm" svg:height="0.889cm" svg:x="21.828cm" svg:y="3.413cm">
          <draw:text-box>
            <text:p><text:span text:style-name="T1">Qiime2</text:span><text:span text:style-name="T1">_0/</text:span></text:p>
          </draw:text-box>
        </draw:frame>
        <draw:connector draw:style-name="gr7" draw:text-style-name="P6" draw:layer="layout" draw:type="lines" svg:x1="20.431cm" svg:y1="4.388cm" svg:x2="21.828cm" svg:y2="3.857cm" draw:start-shape="id214" draw:start-glue-point="1" draw:end-shape="id215" draw:end-glue-point="3" svg:d="M20431 4388h501l396-531h500" svg:viewBox="0 0 1398 532">
          <text:p/>
        </draw:connector>
        <draw:connector draw:style-name="gr7" draw:text-style-name="P6" draw:layer="layout" draw:type="lines" svg:x1="20.431cm" svg:y1="2.864cm" svg:x2="20.939cm" svg:y2="2.86cm" draw:start-shape="id216" draw:start-glue-point="1" draw:end-shape="id217" draw:end-glue-point="3" svg:d="M20431 2864h501l-493-4h500" svg:viewBox="0 0 509 5">
          <text:p/>
        </draw:connector>
        <draw:frame draw:style-name="gr38" draw:text-style-name="P17" xml:id="id218" draw:id="id218" draw:layer="layout" svg:width="2.542cm" svg:height="0.806cm" svg:x="22.969cm" svg:y="4.258cm">
          <draw:text-box>
            <text:p><text:span text:style-name="T1">otu_table</text:span></text:p>
          </draw:text-box>
        </draw:frame>
        <draw:frame draw:style-name="gr33" draw:text-style-name="P17" xml:id="id219" draw:id="id219" draw:layer="layout" svg:width="2.794cm" svg:height="0.806cm" svg:x="22.971cm" svg:y="5.041cm">
          <draw:text-box>
            <text:p><text:span text:style-name="T1">summary/</text:span></text:p>
          </draw:text-box>
        </draw:frame>
        <draw:connector draw:style-name="gr7" draw:text-style-name="P6" draw:layer="layout" draw:type="lines" svg:x1="21.828cm" svg:y1="3.857cm" svg:x2="22.969cm" svg:y2="4.661cm" draw:start-shape="id215" draw:start-glue-point="3" draw:end-shape="id218" draw:end-glue-point="3" svg:d="M21828 3857h-500l1141 804h500" svg:viewBox="0 0 1642 805">
          <text:p/>
        </draw:connector>
        <draw:connector draw:style-name="gr7" draw:text-style-name="P6" draw:layer="layout" draw:type="lines" svg:x1="22.969cm" svg:y1="4.661cm" svg:x2="22.971cm" svg:y2="5.444cm" draw:start-shape="id218" draw:start-glue-point="3" draw:end-shape="id219" draw:end-glue-point="3" svg:d="M22969 4661h-500l2 783h500" svg:viewBox="0 0 503 784">
          <text:p/>
        </draw:connector>
        <draw:connector draw:style-name="gr7" draw:text-style-name="P6" draw:layer="layout" draw:type="lines" svg:x1="18.018cm" svg:y1="3.944cm" svg:x2="18.018cm" svg:y2="3.309cm" draw:start-shape="id214" draw:start-glue-point="0" draw:end-shape="id216" draw:end-glue-point="2" svg:d="M18018 3944v-502 367-500" svg:viewBox="0 0 1 636">
          <text:p/>
        </draw:connector>
        <draw:custom-shape draw:style-name="gr32" draw:text-style-name="P19" xml:id="id221" draw:id="id221" draw:layer="layout" svg:width="3.683cm" svg:height="3.937cm" svg:x="6.207cm" svg:y="1.381cm">
          <text:p text:style-name="P1">Qiime2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4.937cm" svg:y1="3.349cm" svg:x2="6.207cm" svg:y2="3.349cm" draw:start-shape="id220" draw:start-glue-point="1" draw:end-shape="id221" draw:end-glue-point="3" svg:d="M4937 3349h501 267 502" svg:viewBox="0 0 1271 1">
          <text:p/>
        </draw:connector>
        <draw:connector draw:style-name="gr7" draw:text-style-name="P6" draw:layer="layout" draw:type="lines" svg:x1="9.89cm" svg:y1="3.349cm" svg:x2="15.605cm" svg:y2="2.864cm" draw:start-shape="id221" draw:start-glue-point="1" draw:end-shape="id216" draw:end-glue-point="3" svg:d="M9890 3349h500l4714-485h501" svg:viewBox="0 0 5716 486">
          <text:p/>
        </draw:connector>
        <draw:custom-shape draw:style-name="gr20" draw:text-style-name="P20" xml:id="id222" draw:id="id222" draw:layer="layout" svg:width="4.826cm" svg:height="0.889cm" svg:x="15.605cm" svg:y="5.191cm">
          <text:p text:style-name="P1"><text:span text:style-name="T2">3) </text:span><text:span text:style-name="T2">StudyX_Qiim</text:span><text:span text:style-name="T2">e2_1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18.018cm" svg:y1="5.191cm" svg:x2="18.018cm" svg:y2="3.309cm" draw:start-shape="id222" draw:start-glue-point="0" draw:end-shape="id216" draw:end-glue-point="2" svg:d="M18018 5191v-502-880-500" svg:viewBox="0 0 1 1883">
          <text:p/>
        </draw:connector>
        <draw:connector draw:style-name="gr7" draw:text-style-name="P6" draw:layer="layout" draw:type="lines" svg:x1="9.89cm" svg:y1="3.349cm" svg:x2="15.605cm" svg:y2="5.635cm" draw:start-shape="id221" draw:start-glue-point="1" draw:end-shape="id222" draw:end-glue-point="3" svg:d="M9890 3349h500l4714 2286h501" svg:viewBox="0 0 5716 2287">
          <text:p/>
        </draw:connector>
        <draw:frame draw:style-name="gr35" draw:text-style-name="P3" xml:id="id223" draw:id="id223" draw:layer="layout" svg:width="3.302cm" svg:height="0.889cm" svg:x="21.828cm" svg:y="5.953cm">
          <draw:text-box>
            <text:p><text:span text:style-name="T1">Qiime2_1/</text:span></text:p>
          </draw:text-box>
        </draw:frame>
        <draw:frame draw:style-name="gr38" draw:text-style-name="P17" xml:id="id224" draw:id="id224" draw:layer="layout" svg:width="2.542cm" svg:height="0.806cm" svg:x="22.336cm" svg:y="6.842cm">
          <draw:text-box>
            <text:p><text:span text:style-name="T1">otu_table</text:span></text:p>
          </draw:text-box>
        </draw:frame>
        <draw:connector draw:style-name="gr7" draw:text-style-name="P6" draw:layer="layout" draw:type="lines" svg:x1="20.431cm" svg:y1="5.635cm" svg:x2="21.828cm" svg:y2="6.397cm" draw:start-shape="id222" draw:start-glue-point="1" draw:end-shape="id223" draw:end-glue-point="3" svg:d="M20431 5635h501l396 762h500" svg:viewBox="0 0 1398 763">
          <text:p/>
        </draw:connector>
        <draw:connector draw:style-name="gr7" draw:text-style-name="P6" draw:layer="layout" draw:type="lines" svg:x1="21.828cm" svg:y1="6.397cm" svg:x2="22.336cm" svg:y2="7.245cm" draw:start-shape="id223" draw:start-glue-point="3" draw:end-shape="id224" draw:end-glue-point="3" svg:d="M21828 6397h-500l508 848h500" svg:viewBox="0 0 1009 849">
          <text:p/>
        </draw:connector>
        <draw:custom-shape draw:style-name="gr32" draw:text-style-name="P19" xml:id="id234" draw:id="id234" draw:layer="layout" svg:width="3.683cm" svg:height="3.937cm" svg:x="6.207cm" svg:y="1.381cm">
          <text:p text:style-name="P1">Qiime2_1</text:p>
          <draw:enhanced-geometry svg:viewBox="0 0 21600 21600" draw:type="rectangle" draw:enhanced-path="M 0 0 L 21600 0 21600 21600 0 21600 0 0 Z N"/>
        </draw:custom-shape>
        <draw:custom-shape draw:style-name="gr20" draw:text-style-name="P29" xml:id="id225" draw:id="id225" draw:layer="layout" svg:width="4.826cm" svg:height="0.889cm" svg:x="15.605cm" svg:y="6.334cm">
          <text:p text:style-name="P28"><text:span text:style-name="T8">4) </text:span><text:span text:style-name="T8">StudyX_Q2_1</text:span><text:span text:style-name="T8">_Gut</text:span></text:p>
          <draw:enhanced-geometry svg:viewBox="0 0 21600 21600" draw:type="rectangle" draw:enhanced-path="M 0 0 L 21600 0 21600 21600 0 21600 0 0 Z N"/>
        </draw:custom-shape>
        <draw:custom-shape draw:style-name="gr20" draw:text-style-name="P29" xml:id="id227" draw:id="id227" draw:layer="layout" svg:width="4.826cm" svg:height="0.889cm" svg:x="15.605cm" svg:y="7.477cm">
          <text:p text:style-name="P28"><text:span text:style-name="T8">5) </text:span><text:span text:style-name="T8">StudyX_Q2_1_Mouth</text:span></text:p>
          <draw:enhanced-geometry svg:viewBox="0 0 21600 21600" draw:type="rectangle" draw:enhanced-path="M 0 0 L 21600 0 21600 21600 0 21600 0 0 Z N"/>
        </draw:custom-shape>
        <draw:custom-shape draw:style-name="gr20" draw:text-style-name="P29" xml:id="id229" draw:id="id229" draw:layer="layout" svg:width="4.826cm" svg:height="0.889cm" svg:x="15.605cm" svg:y="8.62cm">
          <text:p text:style-name="P28"><text:span text:style-name="T8">6) StudyX_Q2_1_Nose</text:span></text:p>
          <draw:enhanced-geometry svg:viewBox="0 0 21600 21600" draw:type="rectangle" draw:enhanced-path="M 0 0 L 21600 0 21600 21600 0 21600 0 0 Z N"/>
        </draw:custom-shape>
        <draw:frame draw:style-name="gr33" draw:text-style-name="P3" xml:id="id226" draw:id="id226" draw:layer="layout" svg:width="3.937cm" svg:height="0.806cm" svg:x="22.336cm" svg:y="7.477cm">
          <draw:text-box>
            <text:p><text:span text:style-name="T1">Qiime2_1_Gut/</text:span></text:p>
          </draw:text-box>
        </draw:frame>
        <draw:frame draw:style-name="gr33" draw:text-style-name="P3" xml:id="id228" draw:id="id228" draw:layer="layout" svg:width="4.629cm" svg:height="0.806cm" svg:x="22.371cm" svg:y="9.719cm">
          <draw:text-box>
            <text:p><text:span text:style-name="T1">Qiime2_1_Mouth/</text:span></text:p>
          </draw:text-box>
        </draw:frame>
        <draw:frame draw:style-name="gr33" draw:text-style-name="P3" xml:id="id230" draw:id="id230" draw:layer="layout" svg:width="4.318cm" svg:height="0.806cm" svg:x="22.336cm" svg:y="12.005cm">
          <draw:text-box>
            <text:p><text:span text:style-name="T1">Qiime2_1_Nose/</text:span></text:p>
          </draw:text-box>
        </draw:frame>
        <draw:connector draw:style-name="gr7" draw:text-style-name="P6" draw:layer="layout" draw:type="lines" svg:x1="20.431cm" svg:y1="6.778cm" svg:x2="22.336cm" svg:y2="7.88cm" draw:start-shape="id225" draw:start-glue-point="1" draw:end-shape="id226" draw:end-glue-point="3" svg:d="M20431 6778h501l904 1102h500" svg:viewBox="0 0 1906 1103">
          <text:p/>
        </draw:connector>
        <draw:connector draw:style-name="gr7" draw:text-style-name="P6" draw:layer="layout" draw:type="lines" svg:x1="20.431cm" svg:y1="7.921cm" svg:x2="22.371cm" svg:y2="10.122cm" draw:start-shape="id227" draw:start-glue-point="1" draw:end-shape="id228" draw:end-glue-point="3" svg:d="M20431 7921h501l939 2201h500" svg:viewBox="0 0 1941 2202">
          <text:p/>
        </draw:connector>
        <draw:connector draw:style-name="gr7" draw:text-style-name="P6" draw:layer="layout" draw:type="lines" svg:x1="20.431cm" svg:y1="9.064cm" svg:x2="22.336cm" svg:y2="12.408cm" draw:start-shape="id229" draw:start-glue-point="1" draw:end-shape="id230" draw:end-glue-point="3" svg:d="M20431 9064h501l904 3344h500" svg:viewBox="0 0 1906 3345">
          <text:p/>
        </draw:connector>
        <draw:connector draw:style-name="gr7" draw:text-style-name="P6" draw:layer="layout" draw:type="lines" svg:x1="18.018cm" svg:y1="6.334cm" svg:x2="18.018cm" svg:y2="3.309cm" draw:start-shape="id225" draw:start-glue-point="0" draw:end-shape="id216" draw:end-glue-point="2" svg:d="M18018 6334v-502-2023-500" svg:viewBox="0 0 1 3026">
          <text:p/>
        </draw:connector>
        <draw:connector draw:style-name="gr7" draw:text-style-name="P6" draw:layer="layout" draw:type="lines" svg:x1="18.018cm" svg:y1="7.477cm" svg:x2="18.018cm" svg:y2="3.309cm" draw:start-shape="id227" draw:start-glue-point="0" draw:end-shape="id216" draw:end-glue-point="2" svg:d="M18018 7477v-502-3166-500" svg:viewBox="0 0 1 4169">
          <text:p/>
        </draw:connector>
        <draw:connector draw:style-name="gr7" draw:text-style-name="P6" draw:layer="layout" draw:type="lines" svg:x1="18.018cm" svg:y1="8.62cm" svg:x2="18.018cm" svg:y2="3.309cm" draw:start-shape="id229" draw:start-glue-point="0" draw:end-shape="id216" draw:end-glue-point="2" svg:d="M18018 8620v-502-4309-500" svg:viewBox="0 0 1 5312">
          <text:p/>
        </draw:connector>
        <draw:frame draw:style-name="gr51" draw:text-style-name="P22" xml:id="id231" draw:id="id231" draw:layer="layout" svg:width="2.921cm" svg:height="0.802cm" svg:x="23.352cm" svg:y="8.239cm">
          <draw:text-box>
            <text:p text:style-name="P21"><text:span text:style-name="T3">otu_table</text:span></text:p>
          </draw:text-box>
        </draw:frame>
        <draw:frame draw:style-name="gr51" draw:text-style-name="P22" xml:id="id232" draw:id="id232" draw:layer="layout" svg:width="2.921cm" svg:height="0.802cm" svg:x="23.352cm" svg:y="10.612cm">
          <draw:text-box>
            <text:p text:style-name="P21"><text:span text:style-name="T3">otu_table</text:span></text:p>
          </draw:text-box>
        </draw:frame>
        <draw:frame draw:style-name="gr51" draw:text-style-name="P22" xml:id="id233" draw:id="id233" draw:layer="layout" svg:width="2.921cm" svg:height="0.802cm" svg:x="23.479cm" svg:y="12.898cm">
          <draw:text-box>
            <text:p text:style-name="P21"><text:span text:style-name="T3">otu_table</text:span></text:p>
          </draw:text-box>
        </draw:frame>
        <draw:connector draw:style-name="gr54" draw:text-style-name="P6" draw:layer="layout" draw:line-skew="0.008cm" svg:x1="26.273cm" svg:y1="8.64cm" svg:x2="24.878cm" svg:y2="7.245cm" draw:start-shape="id231" draw:start-glue-point="1" draw:end-shape="id224" draw:end-glue-point="1" svg:d="M26273 8640h508v-1395h-1903" svg:viewBox="0 0 1904 1396">
          <text:p/>
        </draw:connector>
        <draw:connector draw:style-name="gr54" draw:text-style-name="P6" draw:layer="layout" svg:x1="26.273cm" svg:y1="11.013cm" svg:x2="24.878cm" svg:y2="7.245cm" draw:start-shape="id232" draw:start-glue-point="1" draw:end-shape="id224" draw:end-glue-point="1" svg:d="M26273 11013h500v-3768h-1895" svg:viewBox="0 0 1896 3769">
          <text:p/>
        </draw:connector>
        <draw:connector draw:style-name="gr54" draw:text-style-name="P6" draw:layer="layout" svg:x1="26.4cm" svg:y1="13.299cm" svg:x2="24.878cm" svg:y2="7.245cm" draw:start-shape="id233" draw:start-glue-point="1" draw:end-shape="id224" draw:end-glue-point="1" svg:d="M26400 13299h500v-6054h-2022" svg:viewBox="0 0 2023 6055">
          <text:p/>
        </draw:connector>
        <draw:frame draw:style-name="gr51" draw:text-style-name="P3" draw:layer="layout" svg:width="2.794cm" svg:height="0.802cm" svg:x="23.606cm" svg:y="9.001cm">
          <draw:text-box>
            <text:p>summary</text:p>
          </draw:text-box>
        </draw:frame>
        <draw:frame draw:style-name="gr51" draw:text-style-name="P3" draw:layer="layout" svg:width="2.794cm" svg:height="0.802cm" svg:x="23.352cm" svg:y="11.287cm">
          <draw:text-box>
            <text:p>summary</text:p>
          </draw:text-box>
        </draw:frame>
        <draw:frame draw:style-name="gr56" draw:text-style-name="P3" draw:layer="layout" svg:width="2.794cm" svg:height="0.802cm" svg:x="23.479cm" svg:y="13.533cm">
          <draw:text-box>
            <text:p>summary</text:p>
          </draw:text-box>
        </draw:frame>
        <draw:custom-shape draw:style-name="gr26" draw:text-style-name="P18" xml:id="id235" draw:id="id235" draw:layer="layout" svg:width="5.334cm" svg:height="3.175cm" svg:x="9.509cm" svg:y="11.16cm">
          <text:p/>
          <draw:enhanced-geometry svg:viewBox="0 0 21600 21600" draw:type="rectangle" draw:enhanced-path="M 0 0 L 21600 0 21600 21600 0 21600 0 0 Z N"/>
        </draw:custom-shape>
        <draw:line draw:style-name="gr27" draw:text-style-name="P6" draw:layer="layout" svg:x1="14.843cm" svg:y1="11.16cm" svg:x2="12.176cm" svg:y2="12.938cm">
          <text:p/>
        </draw:line>
        <draw:line draw:style-name="gr27" draw:text-style-name="P6" draw:layer="layout" svg:x1="12.176cm" svg:y1="12.938cm" svg:x2="9.509cm" svg:y2="11.16cm">
          <text:p/>
        </draw:line>
        <draw:frame draw:style-name="gr58" draw:text-style-name="P3" draw:layer="layout" svg:width="5.588cm" svg:height="1.353cm" svg:x="9.382cm" svg:y="13.192cm">
          <draw:text-box>
            <text:p>access_codes=3,4,5,6</text:p>
          </draw:text-box>
        </draw:frame>
        <draw:connector draw:style-name="gr7" draw:text-style-name="P6" draw:layer="layout" svg:x1="8.048cm" svg:y1="5.318cm" svg:x2="9.509cm" svg:y2="12.747cm" draw:start-shape="id234" draw:start-glue-point="2" draw:end-shape="id235" draw:end-glue-point="3" svg:d="M8048 5318v7429h1461" svg:viewBox="0 0 1462 7430">
          <text:p/>
        </draw:connector>
        <draw:connector draw:style-name="gr59" draw:text-style-name="P6" draw:layer="layout" svg:x1="9.89cm" svg:y1="3.349cm" svg:x2="15.605cm" svg:y2="6.778cm" draw:start-shape="id234" draw:start-glue-point="1" draw:end-shape="id225" draw:end-glue-point="3" svg:d="M9890 3349h2857v3429h2858" svg:viewBox="0 0 5716 3430">
          <text:p/>
        </draw:connector>
        <draw:connector draw:style-name="gr59" draw:text-style-name="P6" draw:layer="layout" svg:x1="9.89cm" svg:y1="3.349cm" svg:x2="15.605cm" svg:y2="7.921cm" draw:start-shape="id234" draw:start-glue-point="1" draw:end-shape="id227" draw:end-glue-point="3" svg:d="M9890 3349h2857v4572h2858" svg:viewBox="0 0 5716 4573">
          <text:p/>
        </draw:connector>
        <draw:connector draw:style-name="gr59" draw:text-style-name="P6" draw:layer="layout" svg:x1="9.89cm" svg:y1="3.349cm" svg:x2="15.605cm" svg:y2="9.064cm" draw:start-shape="id234" draw:start-glue-point="1" draw:end-shape="id229" draw:end-glue-point="3" svg:d="M9890 3349h2857v5715h2858" svg:viewBox="0 0 5716 5716">
          <text:p/>
        </draw:connector>
      </draw:page>
      <draw:page draw:name="page21" draw:style-name="dp1" draw:master-page-name="Default">
        <draw:custom-shape draw:style-name="gr41" draw:text-style-name="P8" xml:id="id238" draw:id="id238" draw:layer="layout" svg:width="3.556cm" svg:height="3.937cm" svg:x="1.381cm" svg:y="1.381cm">
          <text:p text:style-name="P7">Watch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" draw:layer="layout" svg:width="5.588cm" svg:height="13.358cm" svg:x="15.224cm" svg:y="1.254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6.35cm" svg:height="1.524cm" svg:x="14.335cm" svg:y="1.381cm">
          <draw:text-box>
            <text:p text:style-name="P7">MongoDB</text:p>
          </draw:text-box>
        </draw:frame>
        <draw:frame draw:style-name="gr6" draw:text-style-name="P10" draw:layer="layout" svg:width="18.288cm" svg:height="4.318cm" svg:x="1.508cm" svg:y="22.082cm">
          <draw:text-box>
            <text:p text:style-name="P9">- Arrows indicate process ownership</text:p>
            <text:p text:style-name="P9">- Purple boxes are Tools</text:p>
            <text:p text:style-name="P9">- Orange boxes contain study information</text:p>
            <text:p text:style-name="P9">- $MMEDS is the mmeds base directory on an arbitrary system</text:p>
          </draw:text-box>
        </draw:frame>
        <draw:custom-shape draw:style-name="gr43" draw:text-style-name="P4" draw:layer="layout" svg:width="5.738cm" svg:height="13.358cm" svg:x="21.066cm" svg:y="1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0" draw:layer="layout" svg:width="3.81cm" svg:height="0.962cm" svg:x="21.701cm" svg:y="1.358cm">
          <draw:text-box>
            <text:p text:style-name="P9">$MMEDS</text:p>
          </draw:text-box>
        </draw:frame>
        <draw:custom-shape draw:style-name="gr20" draw:text-style-name="P34" xml:id="id236" draw:id="id236" draw:layer="layout" svg:width="4.826cm" svg:height="0.889cm" svg:x="15.605cm" svg:y="2.42cm">
          <text:p text:style-name="P7">1) StudyX Doc</text:p>
          <draw:enhanced-geometry svg:viewBox="0 0 21600 21600" draw:type="rectangle" draw:enhanced-path="M 0 0 L 21600 0 21600 21600 0 21600 0 0 Z N"/>
        </draw:custom-shape>
        <draw:frame draw:style-name="gr33" draw:text-style-name="P15" xml:id="id237" draw:id="id237" draw:layer="layout" svg:width="4.953cm" svg:height="0.806cm" svg:x="21.701cm" svg:y="2.48cm">
          <draw:text-box>
            <text:p text:style-name="P35"><text:span text:style-name="T1">Username_StudyX/</text:span></text:p>
          </draw:text-box>
        </draw:frame>
        <draw:frame draw:style-name="gr16" draw:text-style-name="P10" draw:layer="layout" svg:width="11.557cm" svg:height="3.302cm" svg:x="1cm" svg:y="11.16cm">
          <draw:text-box>
            <text:p text:style-name="P9">Tools such as SparCC can run directly from a study</text:p>
            <text:p text:style-name="P9"/>
          </draw:text-box>
        </draw:frame>
        <draw:custom-shape draw:style-name="gr20" draw:text-style-name="P20" xml:id="id243" draw:id="id243" draw:layer="layout" svg:width="4.826cm" svg:height="0.889cm" svg:x="15.605cm" svg:y="3.944cm">
          <text:p text:style-name="P36"><text:span text:style-name="T2">6) StudyY </text:span><text:span text:style-name="T2">Doc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20.431cm" svg:y1="2.864cm" svg:x2="21.701cm" svg:y2="2.883cm" draw:start-shape="id236" draw:start-glue-point="1" draw:end-shape="id237" draw:end-glue-point="3" svg:d="M20431 2864h501l269 19h500" svg:viewBox="0 0 1271 20">
          <text:p/>
        </draw:connector>
        <draw:custom-shape draw:style-name="gr32" draw:text-style-name="P37" xml:id="id239" draw:id="id239" draw:layer="layout" svg:width="3.683cm" svg:height="3.937cm" svg:x="6.207cm" svg:y="1.381cm">
          <text:p text:style-name="P7">SparCC_0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4.937cm" svg:y1="3.349cm" svg:x2="6.207cm" svg:y2="3.349cm" draw:start-shape="id238" draw:start-glue-point="1" draw:end-shape="id239" draw:end-glue-point="3" svg:d="M4937 3349h501 267 502" svg:viewBox="0 0 1271 1">
          <text:p/>
        </draw:connector>
        <draw:custom-shape draw:style-name="gr20" draw:text-style-name="P20" xml:id="id240" draw:id="id240" draw:layer="layout" svg:width="4.826cm" svg:height="0.889cm" svg:x="15.732cm" svg:y="5.445cm">
          <text:p text:style-name="P36"><text:span text:style-name="T2">7) StudyY_SparCC_0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8.048cm" svg:y1="5.318cm" svg:x2="15.732cm" svg:y2="5.889cm" draw:start-shape="id239" draw:start-glue-point="2" draw:end-shape="id240" draw:end-glue-point="3" svg:d="M8048 5318v500l7183 71h501" svg:viewBox="0 0 7685 572">
          <text:p/>
        </draw:connector>
        <draw:frame draw:style-name="gr35" draw:text-style-name="P10" xml:id="id241" draw:id="id241" draw:layer="layout" svg:width="3.302cm" svg:height="0.889cm" svg:x="22.463cm" svg:y="5.699cm">
          <draw:text-box>
            <text:p text:style-name="P9"><text:span text:style-name="T1">SparCC_0/</text:span></text:p>
          </draw:text-box>
        </draw:frame>
        <draw:frame draw:style-name="gr38" draw:text-style-name="P17" xml:id="id247" draw:id="id247" draw:layer="layout" svg:width="2.542cm" svg:height="0.806cm" svg:x="23.096cm" svg:y="7.179cm">
          <draw:text-box>
            <text:p text:style-name="P38"><text:span text:style-name="T1">pvals.txt</text:span></text:p>
          </draw:text-box>
        </draw:frame>
        <draw:connector draw:style-name="gr7" draw:text-style-name="P6" draw:layer="layout" draw:type="lines" svg:x1="20.558cm" svg:y1="5.889cm" svg:x2="22.463cm" svg:y2="6.143cm" draw:start-shape="id240" draw:start-glue-point="1" draw:end-shape="id241" draw:end-glue-point="3" svg:d="M20558 5889h501l904 254h500" svg:viewBox="0 0 1906 255">
          <text:p/>
        </draw:connector>
        <draw:frame draw:style-name="gr33" draw:text-style-name="P15" xml:id="id244" draw:id="id244" draw:layer="layout" svg:width="4.953cm" svg:height="0.806cm" svg:x="21.701cm" svg:y="4.175cm">
          <draw:text-box>
            <text:p text:style-name="P35"><text:span text:style-name="T1">Username_StudyY/</text:span></text:p>
          </draw:text-box>
        </draw:frame>
        <draw:frame draw:style-name="gr51" draw:text-style-name="P39" xml:id="id242" draw:id="id242" draw:layer="layout" svg:width="3.81cm" svg:height="0.802cm" svg:x="21.955cm" svg:y="3.286cm">
          <draw:text-box>
            <text:p text:style-name="P38">reads.fastq.gz</text:p>
          </draw:text-box>
        </draw:frame>
        <draw:frame draw:style-name="gr36" draw:text-style-name="P39" xml:id="id245" draw:id="id245" draw:layer="layout" svg:width="2.921cm" svg:height="0.802cm" svg:x="22.463cm" svg:y="4.937cm">
          <draw:text-box>
            <text:p text:style-name="P38">otu_table</text:p>
          </draw:text-box>
        </draw:frame>
        <draw:connector draw:style-name="gr7" draw:text-style-name="P6" draw:layer="layout" draw:line-skew="-0.008cm" svg:x1="21.701cm" svg:y1="2.883cm" svg:x2="21.955cm" svg:y2="3.687cm" draw:start-shape="id237" draw:start-glue-point="3" draw:end-shape="id242" draw:end-glue-point="3" svg:d="M21701 2883h-508v804h762" svg:viewBox="0 0 763 805">
          <text:p/>
        </draw:connector>
        <draw:connector draw:style-name="gr7" draw:text-style-name="P6" draw:layer="layout" svg:x1="20.431cm" svg:y1="4.388cm" svg:x2="21.701cm" svg:y2="4.578cm" draw:start-shape="id243" draw:start-glue-point="1" draw:end-shape="id244" draw:end-glue-point="3" svg:d="M20431 4388h636v190h634" svg:viewBox="0 0 1271 191">
          <text:p/>
        </draw:connector>
        <draw:connector draw:style-name="gr7" draw:text-style-name="P6" draw:layer="layout" draw:line-skew="-0.008cm" svg:x1="21.701cm" svg:y1="4.578cm" svg:x2="22.463cm" svg:y2="5.338cm" draw:start-shape="id244" draw:start-glue-point="3" draw:end-shape="id245" draw:end-glue-point="3" svg:d="M21701 4578h-508v760h1270" svg:viewBox="0 0 1271 761">
          <text:p/>
        </draw:connector>
        <draw:frame draw:style-name="gr38" draw:text-style-name="P41" xml:id="id246" draw:id="id246" draw:layer="layout" svg:width="2.542cm" svg:height="0.806cm" svg:x="23.096cm" svg:y="6.461cm">
          <draw:text-box>
            <text:p text:style-name="P40"><text:span text:style-name="T10">otu_table</text:span></text:p>
          </draw:text-box>
        </draw:frame>
        <draw:connector draw:style-name="gr7" draw:text-style-name="P6" draw:layer="layout" svg:x1="22.463cm" svg:y1="6.143cm" svg:x2="23.096cm" svg:y2="6.864cm" draw:start-shape="id241" draw:start-glue-point="3" draw:end-shape="id246" draw:end-glue-point="3" svg:d="M22463 6143h-500v721h1133" svg:viewBox="0 0 1134 722">
          <text:p/>
        </draw:connector>
        <draw:connector draw:style-name="gr7" draw:text-style-name="P6" draw:layer="layout" svg:x1="23.096cm" svg:y1="6.864cm" svg:x2="23.096cm" svg:y2="7.582cm" draw:start-shape="id246" draw:start-glue-point="3" draw:end-shape="id247" draw:end-glue-point="3" svg:d="M23096 6864h-500v718h500" svg:viewBox="0 0 501 719">
          <text:p/>
        </draw:connector>
        <draw:connector draw:style-name="gr54" draw:text-style-name="P6" draw:layer="layout" svg:x1="25.638cm" svg:y1="6.864cm" svg:x2="25.384cm" svg:y2="5.338cm" draw:start-shape="id246" draw:start-glue-point="1" draw:end-shape="id245" draw:end-glue-point="1" svg:d="M25638 6864h500v-1526h-754" svg:viewBox="0 0 755 1527">
          <text:p/>
        </draw:connector>
      </draw:page>
      <draw:page draw:name="page22" draw:style-name="dp1" draw:master-page-name="Default">
        <draw:custom-shape draw:style-name="gr41" draw:text-style-name="P8" xml:id="id250" draw:id="id250" draw:layer="layout" svg:width="3.556cm" svg:height="3.937cm" svg:x="1.381cm" svg:y="1.381cm">
          <text:p text:style-name="P7">Watch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" draw:layer="layout" svg:width="5.588cm" svg:height="13.358cm" svg:x="15.224cm" svg:y="1.254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6.35cm" svg:height="1.524cm" svg:x="14.335cm" svg:y="1.381cm">
          <draw:text-box>
            <text:p text:style-name="P7">MongoDB</text:p>
          </draw:text-box>
        </draw:frame>
        <draw:frame draw:style-name="gr6" draw:text-style-name="P10" draw:layer="layout" svg:width="18.288cm" svg:height="4.318cm" svg:x="1.508cm" svg:y="22.082cm">
          <draw:text-box>
            <text:p text:style-name="P9">- Arrows indicate process ownership</text:p>
            <text:p text:style-name="P9">- Purple boxes are Tools</text:p>
            <text:p text:style-name="P9">- Orange boxes contain study information</text:p>
            <text:p text:style-name="P9">- $MMEDS is the mmeds base directory on an arbitrary system</text:p>
          </draw:text-box>
        </draw:frame>
        <draw:custom-shape draw:style-name="gr43" draw:text-style-name="P4" draw:layer="layout" svg:width="5.738cm" svg:height="13.358cm" svg:x="21.043cm" svg:y="1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0" draw:layer="layout" svg:width="3.81cm" svg:height="0.962cm" svg:x="21.701cm" svg:y="1.358cm">
          <draw:text-box>
            <text:p text:style-name="P9">$MMEDS</text:p>
          </draw:text-box>
        </draw:frame>
        <draw:custom-shape draw:style-name="gr20" draw:text-style-name="P34" xml:id="id248" draw:id="id248" draw:layer="layout" svg:width="4.826cm" svg:height="0.889cm" svg:x="15.605cm" svg:y="2.42cm">
          <text:p text:style-name="P7">1) StudyX Doc</text:p>
          <draw:enhanced-geometry svg:viewBox="0 0 21600 21600" draw:type="rectangle" draw:enhanced-path="M 0 0 L 21600 0 21600 21600 0 21600 0 0 Z N"/>
        </draw:custom-shape>
        <draw:frame draw:style-name="gr33" draw:text-style-name="P15" xml:id="id249" draw:id="id249" draw:layer="layout" svg:width="4.953cm" svg:height="0.806cm" svg:x="20.939cm" svg:y="2.457cm">
          <draw:text-box>
            <text:p text:style-name="P35"><text:span text:style-name="T1">Username_StudyX/</text:span></text:p>
          </draw:text-box>
        </draw:frame>
        <draw:frame draw:style-name="gr46" draw:text-style-name="P10" draw:layer="layout" svg:width="11.557cm" svg:height="3.095cm" svg:x="1cm" svg:y="11.668cm">
          <draw:text-box>
            <text:p text:style-name="P9">Or SparCC can run as part of a larger Qiime analysis </text:p>
            <text:p text:style-name="P9"/>
          </draw:text-box>
        </draw:frame>
        <draw:connector draw:style-name="gr7" draw:text-style-name="P6" draw:layer="layout" draw:type="lines" svg:x1="20.431cm" svg:y1="2.864cm" svg:x2="20.939cm" svg:y2="2.86cm" draw:start-shape="id248" draw:start-glue-point="1" draw:end-shape="id249" draw:end-glue-point="3" svg:d="M20431 2864h501l-493-4h500" svg:viewBox="0 0 509 5">
          <text:p/>
        </draw:connector>
        <draw:connector draw:style-name="gr7" draw:text-style-name="P6" draw:layer="layout" draw:type="lines" svg:x1="18.018cm" svg:y1="3.944cm" svg:x2="18.018cm" svg:y2="3.309cm" draw:end-shape="id248" draw:end-glue-point="2" svg:d="M18018 3944v-135-500" svg:viewBox="0 0 1 636">
          <text:p/>
        </draw:connector>
        <draw:custom-shape draw:style-name="gr32" draw:text-style-name="P37" xml:id="id251" draw:id="id251" draw:layer="layout" svg:width="3.683cm" svg:height="3.937cm" svg:x="6.207cm" svg:y="1.381cm">
          <text:p text:style-name="P7">Qiime2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4.937cm" svg:y1="3.349cm" svg:x2="6.207cm" svg:y2="3.349cm" draw:start-shape="id250" draw:start-glue-point="1" draw:end-shape="id251" draw:end-glue-point="3" svg:d="M4937 3349h501 267 502" svg:viewBox="0 0 1271 1">
          <text:p/>
        </draw:connector>
        <draw:connector draw:style-name="gr7" draw:text-style-name="P6" draw:layer="layout" draw:type="lines" svg:x1="9.89cm" svg:y1="3.349cm" svg:x2="15.605cm" svg:y2="2.864cm" draw:start-shape="id251" draw:start-glue-point="1" draw:end-shape="id248" draw:end-glue-point="3" svg:d="M9890 3349h500l4714-485h501" svg:viewBox="0 0 5716 486">
          <text:p/>
        </draw:connector>
        <draw:custom-shape draw:style-name="gr20" draw:text-style-name="P20" xml:id="id252" draw:id="id252" draw:layer="layout" svg:width="4.826cm" svg:height="0.889cm" svg:x="15.605cm" svg:y="4.048cm">
          <text:p text:style-name="P36"><text:span text:style-name="T2">3) </text:span><text:span text:style-name="T2">StudyX_Qiime2_1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18.018cm" svg:y1="4.048cm" svg:x2="18.018cm" svg:y2="3.309cm" draw:start-shape="id252" draw:start-glue-point="0" draw:end-shape="id248" draw:end-glue-point="2" svg:d="M18018 4048v-502 263-500" svg:viewBox="0 0 1 740">
          <text:p/>
        </draw:connector>
        <draw:connector draw:style-name="gr7" draw:text-style-name="P6" draw:layer="layout" draw:type="lines" svg:x1="9.89cm" svg:y1="3.349cm" svg:x2="15.605cm" svg:y2="4.492cm" draw:start-shape="id251" draw:start-glue-point="1" draw:end-shape="id252" draw:end-glue-point="3" svg:d="M9890 3349h500l4714 1143h501" svg:viewBox="0 0 5716 1144">
          <text:p/>
        </draw:connector>
        <draw:frame draw:style-name="gr35" draw:text-style-name="P10" xml:id="id253" draw:id="id253" draw:layer="layout" svg:width="3.302cm" svg:height="0.889cm" svg:x="21.709cm" svg:y="3.413cm">
          <draw:text-box>
            <text:p text:style-name="P9"><text:span text:style-name="T1">Qiime2_</text:span><text:span text:style-name="T1">1/</text:span></text:p>
          </draw:text-box>
        </draw:frame>
        <draw:frame draw:style-name="gr38" draw:text-style-name="P17" xml:id="id254" draw:id="id254" draw:layer="layout" svg:width="2.542cm" svg:height="0.806cm" svg:x="22.725cm" svg:y="4.302cm">
          <draw:text-box>
            <text:p text:style-name="P38"><text:span text:style-name="T1">otu_tabl</text:span><text:span text:style-name="T1">e</text:span></text:p>
          </draw:text-box>
        </draw:frame>
        <draw:connector draw:style-name="gr7" draw:text-style-name="P6" draw:layer="layout" draw:type="lines" svg:x1="20.431cm" svg:y1="4.492cm" svg:x2="21.709cm" svg:y2="3.857cm" draw:start-shape="id252" draw:start-glue-point="1" draw:end-shape="id253" draw:end-glue-point="3" svg:d="M20431 4492h501l277-635h500" svg:viewBox="0 0 1279 636">
          <text:p/>
        </draw:connector>
        <draw:connector draw:style-name="gr7" draw:text-style-name="P6" draw:layer="layout" draw:type="lines" svg:x1="21.709cm" svg:y1="3.857cm" svg:x2="22.725cm" svg:y2="4.705cm" draw:start-shape="id253" draw:start-glue-point="3" draw:end-shape="id254" draw:end-glue-point="3" svg:d="M21709 3857h-500l1016 848h500" svg:viewBox="0 0 1517 849">
          <text:p/>
        </draw:connector>
        <draw:custom-shape draw:style-name="gr32" draw:text-style-name="P37" xml:id="id255" draw:id="id255" draw:layer="layout" svg:width="3.683cm" svg:height="3.937cm" svg:x="6.207cm" svg:y="1.381cm">
          <text:p text:style-name="P7">Qiime2_1</text:p>
          <draw:enhanced-geometry svg:viewBox="0 0 21600 21600" draw:type="rectangle" draw:enhanced-path="M 0 0 L 21600 0 21600 21600 0 21600 0 0 Z N"/>
        </draw:custom-shape>
        <draw:custom-shape draw:style-name="gr32" draw:text-style-name="P37" xml:id="id256" draw:id="id256" draw:layer="layout" svg:width="3.683cm" svg:height="3.937cm" svg:x="6.207cm" svg:y="6.461cm">
          <text:p text:style-name="P7">Qiime2_1</text:p>
          <text:p text:style-name="P7">SparCC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8.048cm" svg:y1="5.318cm" svg:x2="8.048cm" svg:y2="6.461cm" draw:start-shape="id255" draw:start-glue-point="2" draw:end-shape="id256" svg:d="M8048 5318v500 141 502" svg:viewBox="0 0 1 1144">
          <text:p/>
        </draw:connector>
        <draw:custom-shape draw:style-name="gr20" draw:text-style-name="P43" xml:id="id257" draw:id="id257" draw:layer="layout" svg:width="4.826cm" svg:height="0.889cm" svg:x="15.605cm" svg:y="5.699cm">
          <text:p text:style-name="P42"><text:span text:style-name="T8">8) StudyX_Q2_SparCC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svg:x1="9.89cm" svg:y1="8.429cm" svg:x2="15.605cm" svg:y2="6.143cm" draw:start-shape="id256" draw:start-glue-point="1" draw:end-shape="id257" draw:end-glue-point="3" svg:d="M9890 8429h2857v-2286h2858" svg:viewBox="0 0 5716 2287">
          <text:p/>
        </draw:connector>
        <draw:frame draw:style-name="gr35" draw:text-style-name="P10" xml:id="id259" draw:id="id259" draw:layer="layout" svg:width="3.302cm" svg:height="0.889cm" svg:x="22.725cm" svg:y="5.191cm">
          <draw:text-box>
            <text:p text:style-name="P9"><text:span text:style-name="T1">SparCC/</text:span></text:p>
          </draw:text-box>
        </draw:frame>
        <draw:frame draw:style-name="gr38" draw:text-style-name="P41" xml:id="id258" draw:id="id258" draw:layer="layout" svg:width="2.542cm" svg:height="0.806cm" svg:x="23.485cm" svg:y="5.953cm">
          <draw:text-box>
            <text:p text:style-name="P40"><text:span text:style-name="T10">otu_table</text:span></text:p>
          </draw:text-box>
        </draw:frame>
        <draw:frame draw:style-name="gr38" draw:text-style-name="P17" xml:id="id260" draw:id="id260" draw:layer="layout" svg:width="2.542cm" svg:height="0.806cm" svg:x="23.487cm" svg:y="6.715cm">
          <draw:text-box>
            <text:p text:style-name="P38"><text:span text:style-name="T1">pvals.txt</text:span></text:p>
          </draw:text-box>
        </draw:frame>
        <draw:connector draw:style-name="gr54" draw:text-style-name="P6" draw:layer="layout" svg:x1="26.027cm" svg:y1="6.356cm" svg:x2="25.267cm" svg:y2="4.705cm" draw:start-shape="id258" draw:start-glue-point="1" draw:end-shape="id254" draw:end-glue-point="1" svg:d="M26027 6356h500v-1651h-1260" svg:viewBox="0 0 1261 1652">
          <text:p/>
        </draw:connector>
        <draw:connector draw:style-name="gr7" draw:text-style-name="P6" draw:layer="layout" svg:x1="20.431cm" svg:y1="6.143cm" svg:x2="22.725cm" svg:y2="5.635cm" draw:start-shape="id257" draw:start-glue-point="1" draw:end-shape="id259" draw:end-glue-point="3" svg:d="M20431 6143h1148v-508h1146" svg:viewBox="0 0 2295 509">
          <text:p/>
        </draw:connector>
        <draw:connector draw:style-name="gr7" draw:text-style-name="P6" draw:layer="layout" svg:x1="22.725cm" svg:y1="5.635cm" svg:x2="23.485cm" svg:y2="6.356cm" draw:start-shape="id259" draw:start-glue-point="3" draw:end-shape="id258" draw:end-glue-point="3" svg:d="M22725 5635h-500v721h1260" svg:viewBox="0 0 1261 722">
          <text:p/>
        </draw:connector>
        <draw:connector draw:style-name="gr7" draw:text-style-name="P6" draw:layer="layout" svg:x1="23.485cm" svg:y1="6.356cm" svg:x2="23.487cm" svg:y2="7.118cm" draw:start-shape="id258" draw:start-glue-point="3" draw:end-shape="id260" draw:end-glue-point="3" svg:d="M23485 6356h-500v762h502" svg:viewBox="0 0 503 763">
          <text:p/>
        </draw:connector>
        <draw:connector draw:style-name="gr7" draw:text-style-name="P6" draw:layer="layout" svg:x1="18.018cm" svg:y1="5.699cm" svg:x2="18.018cm" svg:y2="3.309cm" draw:start-shape="id257" draw:start-glue-point="0" draw:end-shape="id248" draw:end-glue-point="2" svg:d="M18018 5699v-2390" svg:viewBox="0 0 1 2391">
          <text:p/>
        </draw:connector>
      </draw:page>
      <draw:page draw:name="page23" draw:style-name="dp1" draw:master-page-name="Default">
        <draw:custom-shape draw:style-name="gr60" draw:text-style-name="P8" xml:id="id263" draw:id="id263" draw:layer="layout" svg:width="3.556cm" svg:height="2.667cm" svg:x="1.381cm" svg:y="1.381cm">
          <text:p text:style-name="P7">Watch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" draw:layer="layout" svg:width="5.588cm" svg:height="13.358cm" svg:x="15.224cm" svg:y="1.254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6.35cm" svg:height="1.524cm" svg:x="14.335cm" svg:y="1.381cm">
          <draw:text-box>
            <text:p text:style-name="P7">MongoDB</text:p>
          </draw:text-box>
        </draw:frame>
        <draw:frame draw:style-name="gr6" draw:text-style-name="P10" draw:layer="layout" svg:width="18.288cm" svg:height="4.318cm" svg:x="1.508cm" svg:y="22.082cm">
          <draw:text-box>
            <text:p text:style-name="P9">- Arrows indicate process ownership</text:p>
            <text:p text:style-name="P9">- Purple boxes are Tools</text:p>
            <text:p text:style-name="P9">- Orange boxes contain study information</text:p>
            <text:p text:style-name="P9">- $MMEDS is the mmeds base directory on an arbitrary system</text:p>
          </draw:text-box>
        </draw:frame>
        <draw:custom-shape draw:style-name="gr43" draw:text-style-name="P4" draw:layer="layout" svg:width="5.738cm" svg:height="13.358cm" svg:x="21.043cm" svg:y="1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0" draw:layer="layout" svg:width="3.81cm" svg:height="0.962cm" svg:x="21.701cm" svg:y="1.358cm">
          <draw:text-box>
            <text:p text:style-name="P9">$MMEDS</text:p>
          </draw:text-box>
        </draw:frame>
        <draw:custom-shape draw:style-name="gr20" draw:text-style-name="P34" xml:id="id261" draw:id="id261" draw:layer="layout" svg:width="4.826cm" svg:height="0.889cm" svg:x="15.605cm" svg:y="2.42cm">
          <text:p text:style-name="P7">1) StudyX Doc</text:p>
          <draw:enhanced-geometry svg:viewBox="0 0 21600 21600" draw:type="rectangle" draw:enhanced-path="M 0 0 L 21600 0 21600 21600 0 21600 0 0 Z N"/>
        </draw:custom-shape>
        <draw:frame draw:style-name="gr33" draw:text-style-name="P15" xml:id="id262" draw:id="id262" draw:layer="layout" svg:width="4.953cm" svg:height="0.806cm" svg:x="20.939cm" svg:y="2.457cm">
          <draw:text-box>
            <text:p text:style-name="P35"><text:span text:style-name="T1">Username_St</text:span><text:span text:style-name="T1">udyX/</text:span></text:p>
          </draw:text-box>
        </draw:frame>
        <draw:frame draw:style-name="gr61" draw:text-style-name="P10" draw:layer="layout" svg:width="11.557cm" svg:height="5.246cm" svg:x="1.127cm" svg:y="9.636cm">
          <draw:text-box>
            <text:p text:style-name="P9"><text:span text:style-name="T1">1) Qiime2 passes info </text:span><text:span text:style-name="T1">back to watcher</text:span></text:p>
            <text:p text:style-name="P9"><text:span text:style-name="T1">2) Watcher spawns </text:span><text:span text:style-name="T1">SparCC</text:span></text:p>
            <text:p text:style-name="P9"><text:span text:style-name="T1">3) Qiime2 completes </text:span><text:span text:style-name="T1">prior to SparCC</text:span></text:p>
            <text:p text:style-name="P9"><text:span text:style-name="T1">4) SparCC sends </text:span><text:span text:style-name="T1">separate email on </text:span><text:span text:style-name="T1">completion</text:span></text:p>
            <text:p text:style-name="P9"><text:span text:style-name="T1">Cons: </text:span></text:p>
            <text:p text:style-name="P9"><text:span text:style-name="T1">- Requires Tools have </text:span><text:span text:style-name="T1">access to watch </text:span><text:span text:style-name="T1"><text:tab/></text:span><text:span text:style-name="T1"><text:tab/></text:span><text:span text:style-name="T1"><text:tab/></text:span><text:span text:style-name="T1">queue</text:span></text:p>
            <text:p text:style-name="P9"><text:span text:style-name="T1">- Requires passing </text:span><text:span text:style-name="T1">information backwards </text:span><text:span text:style-name="T1">from a </text:span><text:span text:style-name="T1"><text:tab/></text:span><text:span text:style-name="T1">free </text:span><text:span text:style-name="T1">process to a </text:span><text:span text:style-name="T1">(potentially) busy one</text:span></text:p>
          </draw:text-box>
        </draw:frame>
        <draw:connector draw:style-name="gr7" draw:text-style-name="P6" draw:layer="layout" draw:type="lines" svg:x1="20.431cm" svg:y1="2.864cm" svg:x2="20.939cm" svg:y2="2.86cm" draw:start-shape="id261" draw:start-glue-point="1" draw:end-shape="id262" draw:end-glue-point="3" svg:d="M20431 2864h501l-493-4h500" svg:viewBox="0 0 509 5">
          <text:p/>
        </draw:connector>
        <draw:connector draw:style-name="gr7" draw:text-style-name="P6" draw:layer="layout" draw:type="lines" svg:x1="18.018cm" svg:y1="3.944cm" svg:x2="18.018cm" svg:y2="3.309cm" draw:end-shape="id261" draw:end-glue-point="2" svg:d="M18018 3944v-135-500" svg:viewBox="0 0 1 636">
          <text:p/>
        </draw:connector>
        <draw:custom-shape draw:style-name="gr62" draw:text-style-name="P37" xml:id="id264" draw:id="id264" draw:layer="layout" svg:width="3.683cm" svg:height="2.667cm" svg:x="8.62cm" svg:y="1.381cm">
          <text:p text:style-name="P7">Qiime2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4.937cm" svg:y1="2.714cm" svg:x2="8.62cm" svg:y2="2.714cm" draw:start-shape="id263" draw:start-glue-point="1" draw:end-shape="id264" draw:end-glue-point="3" svg:d="M4937 2714h501 2680 502" svg:viewBox="0 0 3684 1">
          <text:p/>
        </draw:connector>
        <draw:connector draw:style-name="gr7" draw:text-style-name="P6" draw:layer="layout" draw:type="lines" svg:x1="12.303cm" svg:y1="2.714cm" svg:x2="15.605cm" svg:y2="2.864cm" draw:start-shape="id264" draw:start-glue-point="1" draw:end-shape="id261" draw:end-glue-point="3" svg:d="M12303 2714h500l2301 150h501" svg:viewBox="0 0 3303 151">
          <text:p/>
        </draw:connector>
        <draw:custom-shape draw:style-name="gr20" draw:text-style-name="P20" xml:id="id265" draw:id="id265" draw:layer="layout" svg:width="4.826cm" svg:height="0.889cm" svg:x="15.605cm" svg:y="4.048cm">
          <text:p text:style-name="P36"><text:span text:style-name="T2">3) </text:span><text:span text:style-name="T2">StudyX</text:span><text:span text:style-name="T2">_Qiime</text:span><text:span text:style-name="T2">2_1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18.018cm" svg:y1="4.048cm" svg:x2="18.018cm" svg:y2="3.309cm" draw:start-shape="id265" draw:start-glue-point="0" draw:end-shape="id261" draw:end-glue-point="2" svg:d="M18018 4048v-502 263-500" svg:viewBox="0 0 1 740">
          <text:p/>
        </draw:connector>
        <draw:connector draw:style-name="gr7" draw:text-style-name="P6" draw:layer="layout" draw:type="lines" svg:x1="12.303cm" svg:y1="2.714cm" svg:x2="15.605cm" svg:y2="4.492cm" draw:start-shape="id264" draw:start-glue-point="1" draw:end-shape="id265" draw:end-glue-point="3" svg:d="M12303 2714h500l2301 1778h501" svg:viewBox="0 0 3303 1779">
          <text:p/>
        </draw:connector>
        <draw:frame draw:style-name="gr35" draw:text-style-name="P10" xml:id="id266" draw:id="id266" draw:layer="layout" svg:width="3.302cm" svg:height="0.889cm" svg:x="21.709cm" svg:y="3.413cm">
          <draw:text-box>
            <text:p text:style-name="P9"><text:span text:style-name="T1">Qiime2_1/</text:span></text:p>
          </draw:text-box>
        </draw:frame>
        <draw:frame draw:style-name="gr38" draw:text-style-name="P17" xml:id="id267" draw:id="id267" draw:layer="layout" svg:width="2.542cm" svg:height="0.806cm" svg:x="22.725cm" svg:y="4.302cm">
          <draw:text-box>
            <text:p text:style-name="P38"><text:span text:style-name="T1">otu_table</text:span></text:p>
          </draw:text-box>
        </draw:frame>
        <draw:connector draw:style-name="gr7" draw:text-style-name="P6" draw:layer="layout" draw:type="lines" svg:x1="20.431cm" svg:y1="4.492cm" svg:x2="21.709cm" svg:y2="3.857cm" draw:start-shape="id265" draw:start-glue-point="1" draw:end-shape="id266" draw:end-glue-point="3" svg:d="M20431 4492h501l277-635h500" svg:viewBox="0 0 1279 636">
          <text:p/>
        </draw:connector>
        <draw:connector draw:style-name="gr7" draw:text-style-name="P6" draw:layer="layout" draw:type="lines" svg:x1="21.709cm" svg:y1="3.857cm" svg:x2="22.725cm" svg:y2="4.705cm" draw:start-shape="id266" draw:start-glue-point="3" draw:end-shape="id267" draw:end-glue-point="3" svg:d="M21709 3857h-500l1016 848h500" svg:viewBox="0 0 1517 849">
          <text:p/>
        </draw:connector>
        <draw:custom-shape draw:style-name="gr63" draw:text-style-name="P37" xml:id="id268" draw:id="id268" draw:layer="layout" svg:width="3.683cm" svg:height="2.032cm" svg:x="10.017cm" svg:y="7.096cm">
          <text:p text:style-name="P7">Qiime2_1</text:p>
          <text:p text:style-name="P7">SparCC</text:p>
          <draw:enhanced-geometry svg:viewBox="0 0 21600 21600" draw:type="rectangle" draw:enhanced-path="M 0 0 L 21600 0 21600 21600 0 21600 0 0 Z N"/>
        </draw:custom-shape>
        <draw:custom-shape draw:style-name="gr20" draw:text-style-name="P43" xml:id="id269" draw:id="id269" draw:layer="layout" svg:width="4.826cm" svg:height="0.889cm" svg:x="15.605cm" svg:y="5.699cm">
          <text:p text:style-name="P42"><text:span text:style-name="T8">8) </text:span><text:span text:style-name="T8">StudyX_Q2_Spa</text:span><text:span text:style-name="T8">rCC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svg:x1="13.7cm" svg:y1="8.112cm" svg:x2="15.605cm" svg:y2="6.143cm" draw:start-shape="id268" draw:start-glue-point="1" draw:end-shape="id269" draw:end-glue-point="3" svg:d="M13700 8112h952v-1969h953" svg:viewBox="0 0 1906 1970">
          <text:p/>
        </draw:connector>
        <draw:frame draw:style-name="gr35" draw:text-style-name="P10" xml:id="id271" draw:id="id271" draw:layer="layout" svg:width="3.302cm" svg:height="0.889cm" svg:x="22.725cm" svg:y="5.191cm">
          <draw:text-box>
            <text:p text:style-name="P9"><text:span text:style-name="T1">Sp</text:span><text:span text:style-name="T1">ar</text:span><text:span text:style-name="T1">CC</text:span><text:span text:style-name="T1">/</text:span></text:p>
          </draw:text-box>
        </draw:frame>
        <draw:frame draw:style-name="gr38" draw:text-style-name="P41" xml:id="id270" draw:id="id270" draw:layer="layout" svg:width="2.542cm" svg:height="0.806cm" svg:x="23.485cm" svg:y="5.953cm">
          <draw:text-box>
            <text:p text:style-name="P40"><text:span text:style-name="T10">otu_table</text:span></text:p>
          </draw:text-box>
        </draw:frame>
        <draw:frame draw:style-name="gr38" draw:text-style-name="P17" xml:id="id272" draw:id="id272" draw:layer="layout" svg:width="2.542cm" svg:height="0.806cm" svg:x="23.487cm" svg:y="6.715cm">
          <draw:text-box>
            <text:p text:style-name="P38"><text:span text:style-name="T1">pvals.txt</text:span></text:p>
          </draw:text-box>
        </draw:frame>
        <draw:connector draw:style-name="gr54" draw:text-style-name="P6" draw:layer="layout" svg:x1="26.027cm" svg:y1="6.356cm" svg:x2="25.267cm" svg:y2="4.705cm" draw:start-shape="id270" draw:start-glue-point="1" draw:end-shape="id267" draw:end-glue-point="1" svg:d="M26027 6356h500v-1651h-1260" svg:viewBox="0 0 1261 1652">
          <text:p/>
        </draw:connector>
        <draw:connector draw:style-name="gr7" draw:text-style-name="P6" draw:layer="layout" svg:x1="20.431cm" svg:y1="6.143cm" svg:x2="22.725cm" svg:y2="5.635cm" draw:start-shape="id269" draw:start-glue-point="1" draw:end-shape="id271" draw:end-glue-point="3" svg:d="M20431 6143h1148v-508h1146" svg:viewBox="0 0 2295 509">
          <text:p/>
        </draw:connector>
        <draw:connector draw:style-name="gr7" draw:text-style-name="P6" draw:layer="layout" svg:x1="22.725cm" svg:y1="5.635cm" svg:x2="23.485cm" svg:y2="6.356cm" draw:start-shape="id271" draw:start-glue-point="3" draw:end-shape="id270" draw:end-glue-point="3" svg:d="M22725 5635h-500v721h1260" svg:viewBox="0 0 1261 722">
          <text:p/>
        </draw:connector>
        <draw:connector draw:style-name="gr7" draw:text-style-name="P6" draw:layer="layout" svg:x1="23.485cm" svg:y1="6.356cm" svg:x2="23.487cm" svg:y2="7.118cm" draw:start-shape="id270" draw:start-glue-point="3" draw:end-shape="id272" draw:end-glue-point="3" svg:d="M23485 6356h-500v762h502" svg:viewBox="0 0 503 763">
          <text:p/>
        </draw:connector>
        <draw:connector draw:style-name="gr7" draw:text-style-name="P6" draw:layer="layout" svg:x1="18.018cm" svg:y1="5.699cm" svg:x2="18.018cm" svg:y2="3.309cm" draw:start-shape="id269" draw:start-glue-point="0" draw:end-shape="id261" draw:end-glue-point="2" svg:d="M18018 5699v-2390" svg:viewBox="0 0 1 2391">
          <text:p/>
        </draw:connector>
        <draw:frame draw:style-name="gr64" draw:text-style-name="P45" draw:layer="layout" svg:width="8.382cm" svg:height="1.038cm" svg:x="10.271cm" svg:y="0.111cm">
          <draw:text-box>
            <text:p text:style-name="P44"><text:span text:style-name="T11">Alternati</text:span><text:span text:style-name="T11">ves</text:span></text:p>
          </draw:text-box>
        </draw:frame>
        <draw:custom-shape draw:style-name="gr65" draw:text-style-name="P1" xml:id="id273" draw:id="id273" draw:layer="layout" svg:width="3.556cm" svg:height="2.413cm" svg:x="1.381cm" svg:y="7.096cm">
          <text:p text:style-name="P1">Server</text:p>
          <draw:enhanced-geometry svg:viewBox="0 0 21600 21600" draw:type="rectangle" draw:enhanced-path="M 0 0 L 21600 0 21600 21600 0 21600 0 0 Z N"/>
        </draw:custom-shape>
        <draw:connector draw:style-name="gr66" draw:text-style-name="P1" draw:layer="layout" svg:x1="3.159cm" svg:y1="7.096cm" svg:x2="3.159cm" svg:y2="4.048cm" draw:start-shape="id273" draw:start-glue-point="0" draw:end-shape="id263" draw:end-glue-point="2" svg:d="M3159 7096v-3048" svg:viewBox="0 0 1 3049">
          <text:p/>
        </draw:connector>
        <draw:connector draw:style-name="gr67" draw:text-style-name="P1" xml:id="id274" draw:id="id274" draw:layer="layout" svg:x1="3.159cm" svg:y1="7.096cm" svg:x2="3.159cm" svg:y2="4.048cm" draw:start-shape="id273" draw:start-glue-point="0" draw:end-shape="id263" draw:end-glue-point="2" svg:d="M3159 7096v-3048" svg:viewBox="0 0 1 3049">
          <text:p/>
        </draw:connector>
        <draw:connector draw:style-name="gr67" draw:text-style-name="P1" draw:layer="layout" svg:x1="10.461cm" svg:y1="4.048cm" svg:x2="3.159cm" svg:y2="5.572cm" draw:start-shape="id264" draw:start-glue-point="2" draw:end-shape="id274" draw:end-glue-point="0" svg:d="M10461 4048v1524h-7302" svg:viewBox="0 0 7303 1525">
          <text:p/>
        </draw:connector>
        <draw:frame draw:style-name="gr3" draw:text-style-name="P3" draw:layer="layout" svg:width="2.403cm" svg:height="2.054cm" svg:x="2.016cm" svg:y="5.169cm">
          <draw:text-box>
            <text:p>Watch</text:p>
            <text:p>Queue</text:p>
          </draw:text-box>
        </draw:frame>
        <draw:custom-shape draw:style-name="gr45" draw:text-style-name="P1" xml:id="id275" draw:id="id275" draw:layer="layout" svg:width="4.064cm" svg:height="1.905cm" svg:x="4.81cm" svg:y="3.921cm">
          <text:p text:style-name="P1">SparCC</text:p>
          <text:p text:style-name="P1"><text:span text:style-name="T12">access</text:span><text:span text:style-name="T12">_code=</text:span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svg:x1="10.461cm" svg:y1="4.048cm" svg:x2="8.874cm" svg:y2="4.874cm" draw:start-shape="id264" draw:start-glue-point="2" draw:end-shape="id275" draw:end-glue-point="10" svg:d="M10461 4048v826h-1587" svg:viewBox="0 0 1588 827">
          <text:p/>
        </draw:connector>
        <draw:connector draw:style-name="gr7" draw:text-style-name="P6" draw:layer="layout" svg:x1="4.81cm" svg:y1="4.874cm" svg:x2="3.159cm" svg:y2="4.048cm" draw:start-shape="id275" draw:start-glue-point="6" draw:end-shape="id263" draw:end-glue-point="2" svg:d="M4810 4874h-1651v-826" svg:viewBox="0 0 1652 827">
          <text:p/>
        </draw:connector>
        <draw:connector draw:style-name="gr68" draw:text-style-name="P6" draw:layer="layout" svg:x1="4.937cm" svg:y1="2.714cm" svg:x2="6.842cm" svg:y2="3.921cm" draw:start-shape="id263" draw:start-glue-point="1" draw:end-shape="id275" draw:end-glue-point="4" svg:d="M4937 2714h1905v1207" svg:viewBox="0 0 1906 1208">
          <text:p/>
        </draw:connector>
        <draw:connector draw:style-name="gr68" draw:text-style-name="P6" draw:layer="layout" svg:x1="6.842cm" svg:y1="5.826cm" svg:x2="10.017cm" svg:y2="8.112cm" draw:start-shape="id275" draw:start-glue-point="8" draw:end-shape="id268" draw:end-glue-point="3" svg:d="M6842 5826v2286h3175" svg:viewBox="0 0 3176 2287">
          <text:p/>
        </draw:connector>
      </draw:page>
      <draw:page draw:name="page24" draw:style-name="dp1" draw:master-page-name="Default">
        <draw:custom-shape draw:style-name="gr41" draw:text-style-name="P2" xml:id="id278" draw:id="id278" draw:layer="layout" svg:width="3.556cm" svg:height="3.937cm" svg:x="1.381cm" svg:y="1.381cm">
          <text:p text:style-name="P1">Watch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" draw:layer="layout" svg:width="5.588cm" svg:height="13.358cm" svg:x="15.224cm" svg:y="1.25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5cm" svg:height="1.524cm" svg:x="14.335cm" svg:y="1.381cm">
          <draw:text-box>
            <text:p text:style-name="P1">MongoDB</text:p>
          </draw:text-box>
        </draw:frame>
        <draw:frame draw:style-name="gr6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custom-shape draw:style-name="gr43" draw:text-style-name="P4" draw:layer="layout" svg:width="5.738cm" svg:height="13.358cm" svg:x="21.066cm" svg:y="1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3" draw:layer="layout" svg:width="3.81cm" svg:height="0.962cm" svg:x="21.701cm" svg:y="1.358cm">
          <draw:text-box>
            <text:p>$MMEDS</text:p>
          </draw:text-box>
        </draw:frame>
        <draw:custom-shape draw:style-name="gr20" draw:text-style-name="P13" xml:id="id276" draw:id="id276" draw:layer="layout" svg:width="4.826cm" svg:height="0.889cm" svg:x="15.605cm" svg:y="2.42cm">
          <text:p text:style-name="P1">1) StudyX Doc</text:p>
          <draw:enhanced-geometry svg:viewBox="0 0 21600 21600" draw:type="rectangle" draw:enhanced-path="M 0 0 L 21600 0 21600 21600 0 21600 0 0 Z N"/>
        </draw:custom-shape>
        <draw:frame draw:style-name="gr33" draw:text-style-name="P15" xml:id="id277" draw:id="id277" draw:layer="layout" svg:width="4.953cm" svg:height="0.806cm" svg:x="20.939cm" svg:y="2.457cm">
          <draw:text-box>
            <text:p text:style-name="P14"><text:span text:style-name="T1">Username_StudyX/</text:span></text:p>
          </draw:text-box>
        </draw:frame>
        <draw:frame draw:style-name="gr69" draw:text-style-name="P17" draw:layer="layout" svg:width="8.509cm" svg:height="8.943cm" svg:x="1cm" svg:y="6.969cm">
          <draw:text-box>
            <text:p text:style-name="P16"><text:span text:style-name="T2">Files generated </text:span><text:span text:style-name="T2">during analysis are </text:span><text:span text:style-name="T2">stored in the study </text:span><text:span text:style-name="T2">directory</text:span></text:p>
            <text:p text:style-name="P16"><text:span text:style-name="T2"/></text:p>
            <text:p text:style-name="P16"><text:span text:style-name="T2">Cons:</text:span></text:p>
            <text:p text:style-name="P16"><text:span text:style-name="T2">- Difficult to find files </text:span><text:span text:style-name="T2">without going </text:span><text:span text:style-name="T2">through mongo DB</text:span></text:p>
            <text:p text:style-name="P16"><text:span text:style-name="T2">- Directory will be </text:span><text:span text:style-name="T2">very messy</text:span></text:p>
            <text:p text:style-name="P16"><text:span text:style-name="T2">- If a user wants all </text:span><text:span text:style-name="T2">the intermediate files </text:span><text:span text:style-name="T2">we would have to </text:span><text:span text:style-name="T2">build functionality to </text:span><text:span text:style-name="T2">seperate a particular </text:span><text:span text:style-name="T2">analysis out from the </text:span><text:span text:style-name="T2">rest</text:span></text:p>
            <text:p text:style-name="P16"><text:span text:style-name="T9"/></text:p>
          </draw:text-box>
        </draw:frame>
        <draw:connector draw:style-name="gr7" draw:text-style-name="P6" draw:layer="layout" draw:type="lines" svg:x1="20.431cm" svg:y1="2.864cm" svg:x2="20.939cm" svg:y2="2.86cm" draw:start-shape="id276" draw:start-glue-point="1" draw:end-shape="id277" draw:end-glue-point="3" svg:d="M20431 2864h501l-493-4h500" svg:viewBox="0 0 509 5">
          <text:p/>
        </draw:connector>
        <draw:connector draw:style-name="gr7" draw:text-style-name="P6" draw:layer="layout" draw:type="lines" svg:x1="18.018cm" svg:y1="3.944cm" svg:x2="18.018cm" svg:y2="3.309cm" draw:end-shape="id276" draw:end-glue-point="2" svg:d="M18018 3944v-135-500" svg:viewBox="0 0 1 636">
          <text:p/>
        </draw:connector>
        <draw:custom-shape draw:style-name="gr32" draw:text-style-name="P19" xml:id="id279" draw:id="id279" draw:layer="layout" svg:width="3.683cm" svg:height="3.937cm" svg:x="6.207cm" svg:y="1.381cm">
          <text:p text:style-name="P1">Qiime2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4.937cm" svg:y1="3.349cm" svg:x2="6.207cm" svg:y2="3.349cm" draw:start-shape="id278" draw:start-glue-point="1" draw:end-shape="id279" draw:end-glue-point="3" svg:d="M4937 3349h501 267 502" svg:viewBox="0 0 1271 1">
          <text:p/>
        </draw:connector>
        <draw:connector draw:style-name="gr7" draw:text-style-name="P6" draw:layer="layout" draw:type="lines" svg:x1="9.89cm" svg:y1="3.349cm" svg:x2="15.605cm" svg:y2="2.864cm" draw:start-shape="id279" draw:start-glue-point="1" draw:end-shape="id276" draw:end-glue-point="3" svg:d="M9890 3349h500l4714-485h501" svg:viewBox="0 0 5716 486">
          <text:p/>
        </draw:connector>
        <draw:custom-shape draw:style-name="gr20" draw:text-style-name="P20" xml:id="id280" draw:id="id280" draw:layer="layout" svg:width="4.826cm" svg:height="0.889cm" svg:x="15.605cm" svg:y="4.048cm">
          <text:p text:style-name="P1"><text:span text:style-name="T2">3) </text:span><text:span text:style-name="T2">Study</text:span><text:span text:style-name="T2">X_Qii</text:span><text:span text:style-name="T2">me2_</text:span><text:span text:style-name="T2">1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18.018cm" svg:y1="4.048cm" svg:x2="18.018cm" svg:y2="3.309cm" draw:start-shape="id280" draw:start-glue-point="0" draw:end-shape="id276" draw:end-glue-point="2" svg:d="M18018 4048v-502 263-500" svg:viewBox="0 0 1 740">
          <text:p/>
        </draw:connector>
        <draw:connector draw:style-name="gr7" draw:text-style-name="P6" draw:layer="layout" draw:type="lines" svg:x1="9.89cm" svg:y1="3.349cm" svg:x2="15.605cm" svg:y2="4.492cm" draw:start-shape="id279" draw:start-glue-point="1" draw:end-shape="id280" draw:end-glue-point="3" svg:d="M9890 3349h500l4714 1143h501" svg:viewBox="0 0 5716 1144">
          <text:p/>
        </draw:connector>
        <draw:frame draw:style-name="gr38" draw:text-style-name="P17" xml:id="id291" draw:id="id291" draw:layer="layout" svg:width="3.999cm" svg:height="0.806cm" svg:x="21.574cm" svg:y="3.242cm">
          <draw:text-box>
            <text:p><text:span text:style-name="T1">Beta_Div_Q2_1</text:span></text:p>
          </draw:text-box>
        </draw:frame>
        <draw:custom-shape draw:style-name="gr32" draw:text-style-name="P19" xml:id="id281" draw:id="id281" draw:layer="layout" svg:width="3.683cm" svg:height="3.937cm" svg:x="6.207cm" svg:y="1.381cm">
          <text:p text:style-name="P1">Qiime2_1</text:p>
          <draw:enhanced-geometry svg:viewBox="0 0 21600 21600" draw:type="rectangle" draw:enhanced-path="M 0 0 L 21600 0 21600 21600 0 21600 0 0 Z N"/>
        </draw:custom-shape>
        <draw:custom-shape draw:style-name="gr48" draw:text-style-name="P19" xml:id="id282" draw:id="id282" draw:layer="layout" svg:width="3.683cm" svg:height="1.524cm" svg:x="10.525cm" svg:y="5.826cm">
          <text:p text:style-name="P1">Qiime2_1</text:p>
          <text:p text:style-name="P1">Gut</text:p>
          <draw:enhanced-geometry svg:viewBox="0 0 21600 21600" draw:type="rectangle" draw:enhanced-path="M 0 0 L 21600 0 21600 21600 0 21600 0 0 Z N"/>
        </draw:custom-shape>
        <draw:custom-shape draw:style-name="gr49" draw:text-style-name="P19" xml:id="id283" draw:id="id283" draw:layer="layout" svg:width="3.683cm" svg:height="1.651cm" svg:x="10.525cm" svg:y="7.858cm">
          <text:p text:style-name="P1">Qiime2_1</text:p>
          <text:p text:style-name="P1">Mouth</text:p>
          <draw:enhanced-geometry svg:viewBox="0 0 21600 21600" draw:type="rectangle" draw:enhanced-path="M 0 0 L 21600 0 21600 21600 0 21600 0 0 Z N"/>
        </draw:custom-shape>
        <draw:custom-shape draw:style-name="gr50" draw:text-style-name="P19" xml:id="id284" draw:id="id284" draw:layer="layout" svg:width="3.683cm" svg:height="1.778cm" svg:x="10.779cm" svg:y="10.017cm">
          <text:p text:style-name="P1">Qiime2_1</text:p>
          <text:p text:style-name="P1">Nos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s" svg:x1="8.048cm" svg:y1="5.318cm" svg:x2="10.525cm" svg:y2="6.588cm" draw:start-shape="id281" draw:start-glue-point="2" draw:end-shape="id282" draw:end-glue-point="3" svg:d="M8048 5318v500l1975 770h502" svg:viewBox="0 0 2478 1271">
          <text:p/>
        </draw:connector>
        <draw:connector draw:style-name="gr7" draw:text-style-name="P6" draw:layer="layout" draw:type="lines" svg:x1="8.048cm" svg:y1="5.318cm" svg:x2="10.525cm" svg:y2="8.683cm" draw:start-shape="id281" draw:start-glue-point="2" draw:end-shape="id283" svg:d="M8048 5318v500l1975 2865h502" svg:viewBox="0 0 2478 3366">
          <text:p/>
        </draw:connector>
        <draw:connector draw:style-name="gr7" draw:text-style-name="P6" draw:layer="layout" draw:type="lines" svg:x1="8.048cm" svg:y1="5.318cm" svg:x2="10.779cm" svg:y2="10.906cm" draw:start-shape="id281" draw:start-glue-point="2" draw:end-shape="id284" draw:end-glue-point="3" svg:d="M8048 5318v500l2229 5088h502" svg:viewBox="0 0 2732 5589">
          <text:p/>
        </draw:connector>
        <draw:custom-shape draw:style-name="gr20" draw:text-style-name="P29" xml:id="id286" draw:id="id286" draw:layer="layout" svg:width="4.826cm" svg:height="0.889cm" svg:x="15.605cm" svg:y="5.445cm">
          <text:p text:style-name="P28"><text:span text:style-name="T8">4</text:span><text:span text:style-name="T8">)</text:span><text:span text:style-name="T8"> </text:span><text:span text:style-name="T8">S</text:span><text:span text:style-name="T8">t</text:span><text:span text:style-name="T8">u</text:span><text:span text:style-name="T8">d</text:span><text:span text:style-name="T8">y</text:span><text:span text:style-name="T8">X</text:span><text:span text:style-name="T8">_</text:span><text:span text:style-name="T8">Q</text:span><text:span text:style-name="T8">2</text:span><text:span text:style-name="T8">_</text:span><text:span text:style-name="T8">1</text:span><text:span text:style-name="T8">_</text:span><text:span text:style-name="T8">G</text:span><text:span text:style-name="T8">u</text:span><text:span text:style-name="T8">t</text:span></text:p>
          <draw:enhanced-geometry svg:viewBox="0 0 21600 21600" draw:type="rectangle" draw:enhanced-path="M 0 0 L 21600 0 21600 21600 0 21600 0 0 Z N"/>
        </draw:custom-shape>
        <draw:custom-shape draw:style-name="gr20" draw:text-style-name="P29" xml:id="id285" draw:id="id285" draw:layer="layout" svg:width="4.826cm" svg:height="0.889cm" svg:x="15.605cm" svg:y="6.842cm">
          <text:p text:style-name="P28"><text:span text:style-name="T8">5) </text:span><text:span text:style-name="T8">Stu</text:span><text:span text:style-name="T8">dyX</text:span><text:span text:style-name="T8">_Q</text:span><text:span text:style-name="T8">2_1</text:span><text:span text:style-name="T8">_M</text:span><text:span text:style-name="T8">out</text:span><text:span text:style-name="T8">h</text:span></text:p>
          <draw:enhanced-geometry svg:viewBox="0 0 21600 21600" draw:type="rectangle" draw:enhanced-path="M 0 0 L 21600 0 21600 21600 0 21600 0 0 Z N"/>
        </draw:custom-shape>
        <draw:custom-shape draw:style-name="gr20" draw:text-style-name="P29" xml:id="id287" draw:id="id287" draw:layer="layout" svg:width="4.826cm" svg:height="0.889cm" svg:x="15.605cm" svg:y="8.62cm">
          <text:p text:style-name="P28"><text:span text:style-name="T8">6) </text:span><text:span text:style-name="T8">StudyX_</text:span><text:span text:style-name="T8">Q2_1_N</text:span><text:span text:style-name="T8">ose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14.208cm" svg:y1="8.683cm" svg:x2="15.605cm" svg:y2="7.286cm" draw:start-shape="id283" draw:start-glue-point="1" draw:end-shape="id285" draw:end-glue-point="3" svg:d="M14208 8683h500l396-1397h501" svg:viewBox="0 0 1398 1398">
          <text:p/>
        </draw:connector>
        <draw:connector draw:style-name="gr7" draw:text-style-name="P6" draw:layer="layout" draw:type="lines" svg:x1="14.208cm" svg:y1="6.588cm" svg:x2="15.605cm" svg:y2="5.889cm" draw:start-shape="id282" draw:start-glue-point="1" draw:end-shape="id286" draw:end-glue-point="3" svg:d="M14208 6588h500l396-699h501" svg:viewBox="0 0 1398 700">
          <text:p/>
        </draw:connector>
        <draw:connector draw:style-name="gr7" draw:text-style-name="P6" draw:layer="layout" draw:type="lines" svg:x1="14.462cm" svg:y1="10.906cm" svg:x2="15.605cm" svg:y2="9.064cm" draw:start-shape="id284" draw:start-glue-point="1" draw:end-shape="id287" draw:end-glue-point="3" svg:d="M14462 10906h500l142-1842h501" svg:viewBox="0 0 1144 1843">
          <text:p/>
        </draw:connector>
        <draw:connector draw:style-name="gr7" draw:text-style-name="P6" draw:layer="layout" draw:type="lines" svg:x1="20.431cm" svg:y1="5.889cm" svg:x2="21.574cm" svg:y2="4.492cm" draw:start-shape="id286" draw:start-glue-point="1" draw:end-shape="id288" draw:end-glue-point="3" svg:d="M20431 5889h501l142-1397h500" svg:viewBox="0 0 1144 1398">
          <text:p/>
        </draw:connector>
        <draw:connector draw:style-name="gr7" draw:text-style-name="P6" draw:layer="layout" draw:type="lines" svg:x1="20.431cm" svg:y1="7.286cm" svg:x2="21.574cm" svg:y2="5.254cm" draw:start-shape="id285" draw:start-glue-point="1" draw:end-shape="id289" draw:end-glue-point="3" svg:d="M20431 7286h501l142-2032h500" svg:viewBox="0 0 1144 2033">
          <text:p/>
        </draw:connector>
        <draw:connector draw:style-name="gr7" draw:text-style-name="P6" draw:layer="layout" draw:type="lines" svg:x1="20.431cm" svg:y1="9.064cm" svg:x2="21.574cm" svg:y2="6.143cm" draw:start-shape="id287" draw:start-glue-point="1" draw:end-shape="id290" draw:end-glue-point="3" svg:d="M20431 9064h501l142-2921h500" svg:viewBox="0 0 1144 2922">
          <text:p/>
        </draw:connector>
        <draw:connector draw:style-name="gr7" draw:text-style-name="P6" draw:layer="layout" draw:type="lines" svg:x1="18.018cm" svg:y1="5.445cm" svg:x2="18.018cm" svg:y2="3.309cm" draw:start-shape="id286" draw:start-glue-point="0" draw:end-shape="id276" draw:end-glue-point="2" svg:d="M18018 5445v-502-1134-500" svg:viewBox="0 0 1 2137">
          <text:p/>
        </draw:connector>
        <draw:connector draw:style-name="gr7" draw:text-style-name="P6" draw:layer="layout" draw:type="lines" svg:x1="18.018cm" svg:y1="6.842cm" svg:x2="18.018cm" svg:y2="3.309cm" draw:start-shape="id285" draw:start-glue-point="0" draw:end-shape="id276" draw:end-glue-point="2" svg:d="M18018 6842v-502-2531-500" svg:viewBox="0 0 1 3534">
          <text:p/>
        </draw:connector>
        <draw:connector draw:style-name="gr7" draw:text-style-name="P6" draw:layer="layout" draw:type="lines" svg:x1="18.018cm" svg:y1="8.62cm" svg:x2="18.018cm" svg:y2="3.309cm" draw:start-shape="id287" draw:start-glue-point="0" draw:end-shape="id276" draw:end-glue-point="2" svg:d="M18018 8620v-502-4309-500" svg:viewBox="0 0 1 5312">
          <text:p/>
        </draw:connector>
        <draw:frame draw:style-name="gr70" draw:text-style-name="P46" draw:layer="layout" svg:width="4.553cm" svg:height="1.039cm" svg:x="12.322cm" svg:y="0cm">
          <draw:text-box>
            <text:p><text:span text:style-name="T11">A</text:span><text:span text:style-name="T11">lt</text:span><text:span text:style-name="T11">e</text:span><text:span text:style-name="T11">r</text:span><text:span text:style-name="T11">n</text:span><text:span text:style-name="T11">a</text:span><text:span text:style-name="T11">ti</text:span><text:span text:style-name="T11">v</text:span><text:span text:style-name="T11">e</text:span><text:span text:style-name="T11">s</text:span></text:p>
          </draw:text-box>
        </draw:frame>
        <draw:connector draw:style-name="gr7" draw:text-style-name="P6" draw:layer="layout" svg:x1="20.431cm" svg:y1="4.492cm" svg:x2="21.574cm" svg:y2="3.645cm" draw:start-shape="id280" draw:start-glue-point="1" draw:end-shape="id291" draw:end-glue-point="3" svg:d="M20431 4492h572v-847h571" svg:viewBox="0 0 1144 848">
          <text:p/>
        </draw:connector>
        <draw:frame draw:style-name="gr64" draw:text-style-name="P3" xml:id="id288" draw:id="id288" draw:layer="layout" svg:width="5.08cm" svg:height="0.889cm" svg:x="21.574cm" svg:y="4.048cm">
          <draw:text-box>
            <text:p>Beta_Div_Q2_1_Gut</text:p>
          </draw:text-box>
        </draw:frame>
        <draw:frame draw:style-name="gr64" draw:text-style-name="P48" xml:id="id289" draw:id="id289" draw:layer="layout" svg:width="5.08cm" svg:height="0.889cm" svg:x="21.574cm" svg:y="4.81cm">
          <draw:text-box>
            <text:p text:style-name="P47"><text:span text:style-name="T12">Beta_Div_Q2_</text:span><text:span text:style-name="T12">1_Mouth</text:span></text:p>
          </draw:text-box>
        </draw:frame>
        <draw:frame draw:style-name="gr64" draw:text-style-name="P48" xml:id="id290" draw:id="id290" draw:layer="layout" svg:width="5.08cm" svg:height="0.889cm" svg:x="21.574cm" svg:y="5.699cm">
          <draw:text-box>
            <text:p text:style-name="P47"><text:span text:style-name="T12">Beta_Div_Q2_1_</text:span><text:span text:style-name="T12">Nose</text:span></text:p>
          </draw:text-box>
        </draw:frame>
      </draw:page>
      <draw:page draw:name="page25" draw:style-name="dp1" draw:master-page-name="Default">
        <draw:custom-shape draw:style-name="gr41" draw:text-style-name="P2" xml:id="id292" draw:id="id292" draw:layer="layout" svg:width="3.556cm" svg:height="3.937cm" svg:x="1.381cm" svg:y="1.381cm">
          <text:p text:style-name="P1">Watch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" draw:layer="layout" svg:width="5.588cm" svg:height="13.358cm" svg:x="15.224cm" svg:y="1.25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5cm" svg:height="1.524cm" svg:x="14.335cm" svg:y="1.381cm">
          <draw:text-box>
            <text:p text:style-name="P1">MongoDB</text:p>
          </draw:text-box>
        </draw:frame>
        <draw:frame draw:style-name="gr6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custom-shape draw:style-name="gr20" draw:text-style-name="P13" xml:id="id294" draw:id="id294" draw:layer="layout" svg:width="4.826cm" svg:height="0.889cm" svg:x="15.605cm" svg:y="2.42cm">
          <text:p text:style-name="P1">1) StudyX Doc</text:p>
          <draw:enhanced-geometry svg:viewBox="0 0 21600 21600" draw:type="rectangle" draw:enhanced-path="M 0 0 L 21600 0 21600 21600 0 21600 0 0 Z N"/>
        </draw:custom-shape>
        <draw:frame draw:style-name="gr53" draw:text-style-name="P17" draw:layer="layout" svg:width="8.763cm" svg:height="5.749cm" svg:x="1cm" svg:y="9.001cm">
          <draw:text-box>
            <text:p text:style-name="P16"><text:span text:style-name="T2">Fi</text:span><text:span text:style-name="T2">le</text:span><text:span text:style-name="T2">s </text:span><text:span text:style-name="T2">g</text:span><text:span text:style-name="T2">e</text:span><text:span text:style-name="T2">n</text:span><text:span text:style-name="T2">er</text:span><text:span text:style-name="T2">at</text:span><text:span text:style-name="T2">e</text:span><text:span text:style-name="T2">d </text:span><text:span text:style-name="T2">d</text:span><text:span text:style-name="T2">ur</text:span><text:span text:style-name="T2">in</text:span><text:span text:style-name="T2">g </text:span><text:span text:style-name="T2">a</text:span><text:span text:style-name="T2">n</text:span><text:span text:style-name="T2">al</text:span><text:span text:style-name="T2">y</text:span><text:span text:style-name="T2">si</text:span><text:span text:style-name="T2">s </text:span><text:span text:style-name="T2">ar</text:span><text:span text:style-name="T2">e </text:span><text:span text:style-name="T2">st</text:span><text:span text:style-name="T2">or</text:span><text:span text:style-name="T2">e</text:span><text:span text:style-name="T2">d </text:span><text:span text:style-name="T2">in </text:span><text:span text:style-name="T2">th</text:span><text:span text:style-name="T2">e </text:span><text:span text:style-name="T2">st</text:span><text:span text:style-name="T2">u</text:span><text:span text:style-name="T2">d</text:span><text:span text:style-name="T2">y </text:span><text:span text:style-name="T2">d</text:span><text:span text:style-name="T2">o</text:span><text:span text:style-name="T2">c</text:span><text:span text:style-name="T2">u</text:span><text:span text:style-name="T2">m</text:span><text:span text:style-name="T2">e</text:span><text:span text:style-name="T2">nt</text:span></text:p>
            <text:p text:style-name="P16"><text:span text:style-name="T2">C</text:span><text:span text:style-name="T2">o</text:span><text:span text:style-name="T2">n</text:span><text:span text:style-name="T2">s:</text:span></text:p>
            <text:p text:style-name="P16"><text:span text:style-name="T2">- </text:span><text:span text:style-name="T2">Li</text:span><text:span text:style-name="T2">m</text:span><text:span text:style-name="T2">it</text:span><text:span text:style-name="T2">s </text:span><text:span text:style-name="T2">th</text:span><text:span text:style-name="T2">e </text:span><text:span text:style-name="T2">u</text:span><text:span text:style-name="T2">s</text:span><text:span text:style-name="T2">ef</text:span><text:span text:style-name="T2">ul</text:span><text:span text:style-name="T2">n</text:span><text:span text:style-name="T2">e</text:span><text:span text:style-name="T2">s</text:span><text:span text:style-name="T2">s </text:span><text:span text:style-name="T2">of </text:span><text:span text:style-name="T2">M</text:span><text:span text:style-name="T2">o</text:span><text:span text:style-name="T2">n</text:span><text:span text:style-name="T2">g</text:span><text:span text:style-name="T2">o</text:span><text:span text:style-name="T2">D</text:span><text:span text:style-name="T2">B </text:span><text:span text:style-name="T2">a</text:span><text:span text:style-name="T2">s </text:span><text:span text:style-name="T2">e</text:span><text:span text:style-name="T2">s</text:span><text:span text:style-name="T2">s</text:span><text:span text:style-name="T2">e</text:span><text:span text:style-name="T2">nt</text:span><text:span text:style-name="T2">ia</text:span><text:span text:style-name="T2">lly </text:span><text:span text:style-name="T2">e</text:span><text:span text:style-name="T2">v</text:span><text:span text:style-name="T2">er</text:span><text:span text:style-name="T2">yt</text:span><text:span text:style-name="T2">hi</text:span><text:span text:style-name="T2">n</text:span><text:span text:style-name="T2">g </text:span><text:span text:style-name="T2">is </text:span><text:span text:style-name="T2">b</text:span><text:span text:style-name="T2">ei</text:span><text:span text:style-name="T2">n</text:span><text:span text:style-name="T2">g </text:span><text:span text:style-name="T2">st</text:span><text:span text:style-name="T2">or</text:span><text:span text:style-name="T2">e</text:span><text:span text:style-name="T2">d </text:span><text:span text:style-name="T2">in </text:span><text:span text:style-name="T2">o</text:span><text:span text:style-name="T2">n</text:span><text:span text:style-name="T2">e </text:span><text:span text:style-name="T2">h</text:span><text:span text:style-name="T2">u</text:span><text:span text:style-name="T2">g</text:span><text:span text:style-name="T2">e </text:span><text:span text:style-name="T2">di</text:span><text:span text:style-name="T2">ct</text:span><text:span text:style-name="T2">io</text:span><text:span text:style-name="T2">n</text:span><text:span text:style-name="T2">ar</text:span><text:span text:style-name="T2">y </text:span><text:span text:style-name="T2">wi</text:span><text:span text:style-name="T2">th </text:span><text:span text:style-name="T2">m</text:span><text:span text:style-name="T2">a</text:span><text:span text:style-name="T2">n</text:span><text:span text:style-name="T2">y </text:span><text:span text:style-name="T2">k</text:span><text:span text:style-name="T2">e</text:span><text:span text:style-name="T2">y</text:span><text:span text:style-name="T2">s</text:span></text:p>
            <text:p text:style-name="P16"><text:span text:style-name="T2">- </text:span></text:p>
            <text:p text:style-name="P16"><text:span text:style-name="T9"/></text:p>
          </draw:text-box>
        </draw:frame>
        <draw:custom-shape draw:style-name="gr32" draw:text-style-name="P19" xml:id="id293" draw:id="id293" draw:layer="layout" svg:width="3.683cm" svg:height="3.937cm" svg:x="6.207cm" svg:y="1.381cm">
          <text:p text:style-name="P1">Qiime2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4.937cm" svg:y1="3.349cm" svg:x2="6.207cm" svg:y2="3.349cm" draw:start-shape="id292" draw:start-glue-point="1" draw:end-shape="id293" draw:end-glue-point="3" svg:d="M4937 3349h501 267 502" svg:viewBox="0 0 1271 1">
          <text:p/>
        </draw:connector>
        <draw:connector draw:style-name="gr7" draw:text-style-name="P6" draw:layer="layout" draw:type="lines" svg:x1="9.89cm" svg:y1="3.349cm" svg:x2="15.605cm" svg:y2="2.864cm" draw:start-shape="id293" draw:start-glue-point="1" draw:end-shape="id294" draw:end-glue-point="3" svg:d="M9890 3349h500l4714-485h501" svg:viewBox="0 0 5716 486">
          <text:p/>
        </draw:connector>
        <draw:custom-shape draw:style-name="gr32" draw:text-style-name="P19" xml:id="id295" draw:id="id295" draw:layer="layout" svg:width="3.683cm" svg:height="3.937cm" svg:x="6.207cm" svg:y="1.381cm">
          <text:p text:style-name="P1">Qiime2_1</text:p>
          <draw:enhanced-geometry svg:viewBox="0 0 21600 21600" draw:type="rectangle" draw:enhanced-path="M 0 0 L 21600 0 21600 21600 0 21600 0 0 Z N"/>
        </draw:custom-shape>
        <draw:custom-shape draw:style-name="gr48" draw:text-style-name="P19" xml:id="id296" draw:id="id296" draw:layer="layout" svg:width="3.683cm" svg:height="1.524cm" svg:x="10.525cm" svg:y="5.826cm">
          <text:p text:style-name="P1">Qiime2_1</text:p>
          <text:p text:style-name="P1">Gut</text:p>
          <draw:enhanced-geometry svg:viewBox="0 0 21600 21600" draw:type="rectangle" draw:enhanced-path="M 0 0 L 21600 0 21600 21600 0 21600 0 0 Z N"/>
        </draw:custom-shape>
        <draw:custom-shape draw:style-name="gr49" draw:text-style-name="P19" xml:id="id297" draw:id="id297" draw:layer="layout" svg:width="3.683cm" svg:height="1.651cm" svg:x="10.525cm" svg:y="7.858cm">
          <text:p text:style-name="P1">Qiime2_1</text:p>
          <text:p text:style-name="P1">Mouth</text:p>
          <draw:enhanced-geometry svg:viewBox="0 0 21600 21600" draw:type="rectangle" draw:enhanced-path="M 0 0 L 21600 0 21600 21600 0 21600 0 0 Z N"/>
        </draw:custom-shape>
        <draw:custom-shape draw:style-name="gr50" draw:text-style-name="P19" xml:id="id298" draw:id="id298" draw:layer="layout" svg:width="3.683cm" svg:height="1.778cm" svg:x="10.525cm" svg:y="10.017cm">
          <text:p text:style-name="P1">Qiime2_1</text:p>
          <text:p text:style-name="P1">Nos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s" svg:x1="8.048cm" svg:y1="5.318cm" svg:x2="10.525cm" svg:y2="6.588cm" draw:start-shape="id295" draw:start-glue-point="2" draw:end-shape="id296" draw:end-glue-point="3" svg:d="M8048 5318v500l1975 770h502" svg:viewBox="0 0 2478 1271">
          <text:p/>
        </draw:connector>
        <draw:connector draw:style-name="gr7" draw:text-style-name="P6" draw:layer="layout" draw:type="lines" svg:x1="8.048cm" svg:y1="5.318cm" svg:x2="10.525cm" svg:y2="8.683cm" draw:start-shape="id295" draw:start-glue-point="2" draw:end-shape="id297" svg:d="M8048 5318v500l1975 2865h502" svg:viewBox="0 0 2478 3366">
          <text:p/>
        </draw:connector>
        <draw:connector draw:style-name="gr7" draw:text-style-name="P6" draw:layer="layout" draw:type="lines" svg:x1="8.048cm" svg:y1="5.318cm" svg:x2="10.525cm" svg:y2="10.906cm" draw:start-shape="id295" draw:start-glue-point="2" draw:end-shape="id298" draw:end-glue-point="3" svg:d="M8048 5318v500l1975 5088h502" svg:viewBox="0 0 2478 5589">
          <text:p/>
        </draw:connector>
        <draw:connector draw:style-name="gr7" draw:text-style-name="P6" draw:layer="layout" draw:type="lines" svg:x1="14.208cm" svg:y1="8.683cm" svg:x2="18.018cm" svg:y2="3.309cm" draw:start-shape="id297" draw:start-glue-point="1" draw:end-shape="id294" draw:end-glue-point="2" svg:d="M14208 8683h500l3310-4874v-500" svg:viewBox="0 0 3811 5375">
          <text:p/>
        </draw:connector>
        <draw:connector draw:style-name="gr7" draw:text-style-name="P6" draw:layer="layout" draw:type="lines" svg:x1="14.208cm" svg:y1="6.588cm" svg:x2="18.018cm" svg:y2="3.309cm" draw:start-shape="id296" draw:start-glue-point="1" draw:end-shape="id294" draw:end-glue-point="2" svg:d="M14208 6588h500l3310-2779v-500" svg:viewBox="0 0 3811 3280">
          <text:p/>
        </draw:connector>
        <draw:connector draw:style-name="gr7" draw:text-style-name="P6" draw:layer="layout" draw:type="lines" svg:x1="14.208cm" svg:y1="10.906cm" svg:x2="18.018cm" svg:y2="3.309cm" draw:start-shape="id298" draw:start-glue-point="1" draw:end-shape="id294" draw:end-glue-point="2" svg:d="M14208 10906h500l3310-7097v-500" svg:viewBox="0 0 3811 7598">
          <text:p/>
        </draw:connector>
        <draw:frame draw:style-name="gr70" draw:text-style-name="P46" draw:layer="layout" svg:width="4.553cm" svg:height="1.039cm" svg:x="12.322cm" svg:y="0cm">
          <draw:text-box>
            <text:p><text:span text:style-name="T11">A</text:span><text:span text:style-name="T11">lt</text:span><text:span text:style-name="T11">e</text:span><text:span text:style-name="T11">r</text:span><text:span text:style-name="T11">n</text:span><text:span text:style-name="T11">a</text:span><text:span text:style-name="T11">ti</text:span><text:span text:style-name="T11">v</text:span><text:span text:style-name="T11">e</text:span><text:span text:style-name="T11">s</text:span></text:p>
          </draw:text-box>
        </draw:frame>
        <draw:custom-shape draw:style-name="gr43" draw:text-style-name="P4" draw:layer="layout" svg:width="5.738cm" svg:height="13.358cm" svg:x="21.044cm" svg:y="1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3" draw:layer="layout" svg:width="3.81cm" svg:height="0.962cm" svg:x="21.702cm" svg:y="1.358cm">
          <draw:text-box>
            <text:p>$MMEDS</text:p>
          </draw:text-box>
        </draw:frame>
        <draw:frame draw:style-name="gr33" draw:text-style-name="P15" xml:id="id307" draw:id="id307" draw:layer="layout" svg:width="4.953cm" svg:height="0.806cm" svg:x="20.94cm" svg:y="2.457cm">
          <draw:text-box>
            <text:p text:style-name="P14"><text:span text:style-name="T1">U</text:span><text:span text:style-name="T1">s</text:span><text:span text:style-name="T1">er</text:span><text:span text:style-name="T1">n</text:span><text:span text:style-name="T1">a</text:span><text:span text:style-name="T1">m</text:span><text:span text:style-name="T1">e</text:span><text:span text:style-name="T1">_</text:span><text:span text:style-name="T1">St</text:span><text:span text:style-name="T1">u</text:span><text:span text:style-name="T1">d</text:span><text:span text:style-name="T1">y</text:span><text:span text:style-name="T1">X/</text:span></text:p>
          </draw:text-box>
        </draw:frame>
        <draw:frame draw:style-name="gr35" draw:text-style-name="P3" xml:id="id299" draw:id="id299" draw:layer="layout" svg:width="3.302cm" svg:height="0.889cm" svg:x="21.829cm" svg:y="3.413cm">
          <draw:text-box>
            <text:p><text:span text:style-name="T1">Qiime2_0/</text:span></text:p>
          </draw:text-box>
        </draw:frame>
        <draw:frame draw:style-name="gr38" draw:text-style-name="P17" xml:id="id300" draw:id="id300" draw:layer="layout" svg:width="2.542cm" svg:height="0.806cm" svg:x="22.97cm" svg:y="4.258cm">
          <draw:text-box>
            <text:p><text:span text:style-name="T1">otu_table</text:span></text:p>
          </draw:text-box>
        </draw:frame>
        <draw:frame draw:style-name="gr33" draw:text-style-name="P17" xml:id="id301" draw:id="id301" draw:layer="layout" svg:width="2.794cm" svg:height="0.806cm" svg:x="22.972cm" svg:y="5.041cm">
          <draw:text-box>
            <text:p><text:span text:style-name="T1">summary/</text:span></text:p>
          </draw:text-box>
        </draw:frame>
        <draw:connector draw:style-name="gr7" draw:text-style-name="P6" draw:layer="layout" draw:type="lines" svg:x1="21.829cm" svg:y1="3.857cm" svg:x2="22.97cm" svg:y2="4.661cm" draw:start-shape="id299" draw:start-glue-point="3" draw:end-shape="id300" draw:end-glue-point="3" svg:d="M21829 3857h-500l1141 804h500" svg:viewBox="0 0 1642 805">
          <text:p/>
        </draw:connector>
        <draw:connector draw:style-name="gr7" draw:text-style-name="P6" draw:layer="layout" draw:type="lines" svg:x1="22.97cm" svg:y1="4.661cm" svg:x2="22.972cm" svg:y2="5.444cm" draw:start-shape="id300" draw:start-glue-point="3" draw:end-shape="id301" draw:end-glue-point="3" svg:d="M22970 4661h-500l2 783h500" svg:viewBox="0 0 503 784">
          <text:p/>
        </draw:connector>
        <draw:frame draw:style-name="gr35" draw:text-style-name="P3" xml:id="id302" draw:id="id302" draw:layer="layout" svg:width="3.302cm" svg:height="0.889cm" svg:x="21.829cm" svg:y="5.953cm">
          <draw:text-box>
            <text:p><text:span text:style-name="T1">Qiime2_1/</text:span></text:p>
          </draw:text-box>
        </draw:frame>
        <draw:frame draw:style-name="gr38" draw:text-style-name="P17" xml:id="id303" draw:id="id303" draw:layer="layout" svg:width="2.542cm" svg:height="0.806cm" svg:x="22.337cm" svg:y="6.842cm">
          <draw:text-box>
            <text:p><text:span text:style-name="T1">otu_table</text:span></text:p>
          </draw:text-box>
        </draw:frame>
        <draw:connector draw:style-name="gr7" draw:text-style-name="P6" draw:layer="layout" draw:type="lines" svg:x1="21.829cm" svg:y1="6.397cm" svg:x2="22.337cm" svg:y2="7.245cm" draw:start-shape="id302" draw:start-glue-point="3" draw:end-shape="id303" draw:end-glue-point="3" svg:d="M21829 6397h-500l508 848h500" svg:viewBox="0 0 1009 849">
          <text:p/>
        </draw:connector>
        <draw:frame draw:style-name="gr33" draw:text-style-name="P3" xml:id="id308" draw:id="id308" draw:layer="layout" svg:width="3.937cm" svg:height="0.806cm" svg:x="22.337cm" svg:y="7.477cm">
          <draw:text-box>
            <text:p><text:span text:style-name="T1">Qiime2_1_Gu</text:span><text:span text:style-name="T1">t/</text:span></text:p>
          </draw:text-box>
        </draw:frame>
        <draw:frame draw:style-name="gr33" draw:text-style-name="P3" xml:id="id310" draw:id="id310" draw:layer="layout" svg:width="4.629cm" svg:height="0.806cm" svg:x="22.372cm" svg:y="9.719cm">
          <draw:text-box>
            <text:p><text:span text:style-name="T1">Qiime2_</text:span><text:span text:style-name="T1">1_Mout</text:span><text:span text:style-name="T1">h/</text:span></text:p>
          </draw:text-box>
        </draw:frame>
        <draw:frame draw:style-name="gr33" draw:text-style-name="P3" xml:id="id312" draw:id="id312" draw:layer="layout" svg:width="4.318cm" svg:height="0.806cm" svg:x="22.337cm" svg:y="12.005cm">
          <draw:text-box>
            <text:p><text:span text:style-name="T1">Qiime2_</text:span><text:span text:style-name="T1">1_Nose/</text:span></text:p>
          </draw:text-box>
        </draw:frame>
        <draw:frame draw:style-name="gr51" draw:text-style-name="P22" xml:id="id304" draw:id="id304" draw:layer="layout" svg:width="2.921cm" svg:height="0.802cm" svg:x="23.353cm" svg:y="8.239cm">
          <draw:text-box>
            <text:p text:style-name="P21"><text:span text:style-name="T3">otu_table</text:span></text:p>
          </draw:text-box>
        </draw:frame>
        <draw:frame draw:style-name="gr51" draw:text-style-name="P22" xml:id="id305" draw:id="id305" draw:layer="layout" svg:width="2.921cm" svg:height="0.802cm" svg:x="23.353cm" svg:y="10.612cm">
          <draw:text-box>
            <text:p text:style-name="P21"><text:span text:style-name="T3">otu_table</text:span></text:p>
          </draw:text-box>
        </draw:frame>
        <draw:frame draw:style-name="gr51" draw:text-style-name="P22" xml:id="id306" draw:id="id306" draw:layer="layout" svg:width="2.921cm" svg:height="0.802cm" svg:x="23.48cm" svg:y="12.898cm">
          <draw:text-box>
            <text:p text:style-name="P21"><text:span text:style-name="T3">otu_table</text:span></text:p>
          </draw:text-box>
        </draw:frame>
        <draw:connector draw:style-name="gr54" draw:text-style-name="P6" draw:layer="layout" draw:line-skew="0.008cm" svg:x1="26.274cm" svg:y1="8.64cm" svg:x2="24.879cm" svg:y2="7.245cm" draw:start-shape="id304" draw:start-glue-point="1" draw:end-shape="id303" draw:end-glue-point="1" svg:d="M26274 8640h508v-1395h-1903" svg:viewBox="0 0 1904 1396">
          <text:p/>
        </draw:connector>
        <draw:connector draw:style-name="gr54" draw:text-style-name="P6" draw:layer="layout" svg:x1="26.274cm" svg:y1="11.013cm" svg:x2="24.879cm" svg:y2="7.245cm" draw:start-shape="id305" draw:start-glue-point="1" draw:end-shape="id303" draw:end-glue-point="1" svg:d="M26274 11013h500v-3768h-1895" svg:viewBox="0 0 1896 3769">
          <text:p/>
        </draw:connector>
        <draw:connector draw:style-name="gr54" draw:text-style-name="P6" draw:layer="layout" svg:x1="26.401cm" svg:y1="13.299cm" svg:x2="24.879cm" svg:y2="7.245cm" draw:start-shape="id306" draw:start-glue-point="1" draw:end-shape="id303" draw:end-glue-point="1" svg:d="M26401 13299h500v-6054h-2022" svg:viewBox="0 0 2023 6055">
          <text:p/>
        </draw:connector>
        <draw:frame draw:style-name="gr51" draw:text-style-name="P3" xml:id="id309" draw:id="id309" draw:layer="layout" svg:width="2.794cm" svg:height="0.802cm" svg:x="23.607cm" svg:y="9.001cm">
          <draw:text-box>
            <text:p>summary</text:p>
          </draw:text-box>
        </draw:frame>
        <draw:frame draw:style-name="gr51" draw:text-style-name="P3" xml:id="id311" draw:id="id311" draw:layer="layout" svg:width="2.794cm" svg:height="0.802cm" svg:x="23.353cm" svg:y="11.287cm">
          <draw:text-box>
            <text:p>summary</text:p>
          </draw:text-box>
        </draw:frame>
        <draw:frame draw:style-name="gr56" draw:text-style-name="P3" xml:id="id313" draw:id="id313" draw:layer="layout" svg:width="2.794cm" svg:height="0.802cm" svg:x="23.48cm" svg:y="13.533cm">
          <draw:text-box>
            <text:p>summary</text:p>
          </draw:text-box>
        </draw:frame>
        <draw:connector draw:style-name="gr7" draw:text-style-name="P6" draw:layer="layout" svg:x1="20.431cm" svg:y1="2.864cm" svg:x2="20.94cm" svg:y2="2.86cm" draw:start-shape="id294" draw:start-glue-point="1" draw:end-shape="id307" draw:end-glue-point="3" svg:d="M20431 2864h255v-4h254" svg:viewBox="0 0 510 5">
          <text:p/>
        </draw:connector>
        <draw:connector draw:style-name="gr7" draw:text-style-name="P6" draw:layer="layout" svg:x1="20.431cm" svg:y1="2.864cm" svg:x2="21.829cm" svg:y2="3.857cm" draw:start-shape="id294" draw:start-glue-point="1" draw:end-shape="id299" draw:end-glue-point="3" svg:d="M20431 2864h700v993h698" svg:viewBox="0 0 1399 994">
          <text:p/>
        </draw:connector>
        <draw:connector draw:style-name="gr7" draw:text-style-name="P6" draw:layer="layout" svg:x1="20.431cm" svg:y1="2.864cm" svg:x2="21.829cm" svg:y2="6.397cm" draw:start-shape="id294" draw:start-glue-point="1" draw:end-shape="id302" draw:end-glue-point="3" svg:d="M20431 2864h700v3533h698" svg:viewBox="0 0 1399 3534">
          <text:p/>
        </draw:connector>
        <draw:connector draw:style-name="gr7" draw:text-style-name="P6" draw:layer="layout" svg:x1="22.337cm" svg:y1="7.88cm" svg:x2="23.353cm" svg:y2="8.64cm" draw:start-shape="id308" draw:start-glue-point="3" draw:end-shape="id304" draw:end-glue-point="3" svg:d="M22337 7880h-500v760h1516" svg:viewBox="0 0 1517 761">
          <text:p/>
        </draw:connector>
        <draw:connector draw:style-name="gr7" draw:text-style-name="P6" draw:layer="layout" svg:x1="23.353cm" svg:y1="8.64cm" svg:x2="23.607cm" svg:y2="9.402cm" draw:start-shape="id304" draw:start-glue-point="3" draw:end-shape="id309" draw:end-glue-point="3" svg:d="M23353 8640h-500v762h754" svg:viewBox="0 0 755 763">
          <text:p/>
        </draw:connector>
        <draw:connector draw:style-name="gr7" draw:text-style-name="P6" draw:layer="layout" svg:x1="22.372cm" svg:y1="10.122cm" svg:x2="23.353cm" svg:y2="11.013cm" draw:start-shape="id310" draw:start-glue-point="3" draw:end-shape="id305" draw:end-glue-point="3" svg:d="M22372 10122h-500v891h1481" svg:viewBox="0 0 1482 892">
          <text:p/>
        </draw:connector>
        <draw:connector draw:style-name="gr7" draw:text-style-name="P6" draw:layer="layout" svg:x1="22.372cm" svg:y1="10.122cm" svg:x2="23.353cm" svg:y2="11.688cm" draw:start-shape="id310" draw:start-glue-point="3" draw:end-shape="id311" draw:end-glue-point="3" svg:d="M22372 10122h-500v1566h1481" svg:viewBox="0 0 1482 1567">
          <text:p/>
        </draw:connector>
        <draw:connector draw:style-name="gr7" draw:text-style-name="P6" draw:layer="layout" svg:x1="21.829cm" svg:y1="6.397cm" svg:x2="22.337cm" svg:y2="12.408cm" draw:start-shape="id302" draw:start-glue-point="3" draw:end-shape="id312" svg:d="M21829 6397h-500v6011h1008" svg:viewBox="0 0 1009 6012">
          <text:p/>
        </draw:connector>
        <draw:connector draw:style-name="gr7" draw:text-style-name="P6" draw:layer="layout" svg:x1="21.829cm" svg:y1="6.397cm" svg:x2="22.372cm" svg:y2="10.122cm" draw:start-shape="id302" draw:start-glue-point="3" draw:end-shape="id310" draw:end-glue-point="3" svg:d="M21829 6397h-500v3725h1043" svg:viewBox="0 0 1044 3726">
          <text:p/>
        </draw:connector>
        <draw:connector draw:style-name="gr7" draw:text-style-name="P6" draw:layer="layout" svg:x1="21.829cm" svg:y1="6.397cm" svg:x2="22.337cm" svg:y2="7.88cm" draw:start-shape="id302" draw:start-glue-point="3" draw:end-shape="id308" svg:d="M21829 6397h-500v1483h1008" svg:viewBox="0 0 1009 1484">
          <text:p/>
        </draw:connector>
        <draw:connector draw:style-name="gr7" draw:text-style-name="P6" draw:layer="layout" svg:x1="22.337cm" svg:y1="12.408cm" svg:x2="23.48cm" svg:y2="13.299cm" draw:start-shape="id312" draw:start-glue-point="3" draw:end-shape="id306" draw:end-glue-point="3" svg:d="M22337 12408h-500v891h1643" svg:viewBox="0 0 1644 892">
          <text:p/>
        </draw:connector>
        <draw:connector draw:style-name="gr7" draw:text-style-name="P6" draw:layer="layout" svg:x1="22.337cm" svg:y1="12.408cm" svg:x2="23.48cm" svg:y2="13.934cm" draw:start-shape="id312" draw:start-glue-point="3" draw:end-shape="id313" draw:end-glue-point="3" svg:d="M22337 12408h-500v1526h1643" svg:viewBox="0 0 1644 15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" draw:fill-hatch-name="Hatching_20_1" draw:fill-image-name="Bitmap_20_1" text:animation-delay="P0D"/>
      <style:text-properties fo:font-size="14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alk" style:family="graphic" style:parent-style-name="standard"/>
    <style:style style:name="Small" style:family="graphic" style:parent-style-name="Text">
      <style:graphic-properties text:animation-delay="P0D"/>
      <style:text-properties fo:font-size="14pt"/>
    </style:style>
    <style:style style:name="Child" style:family="graphic" style:parent-style-name="standard">
      <style:graphic-properties svg:stroke-color="#3465a4" draw:fill="solid" draw:fill-color="#729fcf" draw:fill-gradient-name="Gradient_20_1" draw:fill-hatch-name="Hatching_20_1" draw:fill-image-name="Bitmap_20_1" draw:shadow-offset-x="0.203cm" draw:shadow-offset-y="0.203cm" text:animation-delay="P0D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9T12:52:47.272394516</meta:creation-date>
    <dc:date>2019-12-12T10:39:34.573734316</dc:date>
    <meta:editing-duration>PT3H22M13S</meta:editing-duration>
    <meta:editing-cycles>23</meta:editing-cycles>
    <meta:generator>LibreOffice/6.2.8.2$Linux_X86_64 LibreOffice_project/20$Build-2</meta:generator>
    <meta:document-statistic meta:object-count="873"/>
  </office:meta>
</office:document-meta>
</file>